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weight="bold"/>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T4" style:family="text">
      <style:text-properties fo:font-family="Georgia"/>
    </style:style>
    <style:style style:name="T5" style:family="text">
      <style:text-properties fo:font-family="Book Antiqua" fo:font-size="14.000000000000000pt"/>
    </style:style>
    <style:style style:name="T6" style:family="tex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T9" style:family="text">
      <style:text-properties fo:font-family="comic sans ms"/>
    </style:style>
    <style:style style:name="T10" style:family="tex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T13" style:family="text">
      <style:text-properties fo:color="#a9a9a9"/>
    </style:style>
    <style:style style:name="T14" style:family="text">
      <style:text-properties fo:font-family="gentium"/>
    </style:style>
    <style:style style:name="T15" style:family="text">
      <style:text-properties fo:font-family="Gentium"/>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T46" style:family="text">
      <style:text-properties fo:color="#0000ff" fo:font-weight="bold"/>
    </style:style>
    <style:style style:name="T47" style:family="text">
      <style:text-properties fo:color="#b22222" fo:font-weight="bold"/>
    </style:style>
    <style:style style:name="T48" style:family="text">
      <style:text-properties fo:font-weight="100"/>
    </style:style>
    <style:style style:name="T49" style:family="text">
      <style:text-properties fo:color="#800080" fo:font-weight="bold"/>
    </style:style>
    <style:style style:name="T50" style:family="text">
      <style:text-properties fo:color="#800080"/>
    </style:style>
    <style:style style:name="T51" style:family="text">
      <style:text-properties fo:color="#a9a9a9" style:text-position="0% 100%"/>
    </style:style>
    <style:style style:name="T52" style:family="text">
      <style:text-properties fo:background-color="#ff6347"/>
    </style:style>
    <style:style style:name="T53" style:family="text">
      <style:text-properties fo:font-family="gentium" style:text-position="sub"/>
    </style:style>
    <style:style style:name="T54" style:family="text">
      <style:text-properties fo:font-family="Comic Sans MS"/>
    </style:style>
    <style:style style:name="T55" style:family="text">
      <style:text-properties fo:color="#708090" fo:font-family="gentium" fo:font-weight="100"/>
    </style:style>
    <style:style style:name="T56" style:family="text">
      <style:text-properties fo:color="#708090" fo:font-weight="100"/>
    </style:style>
    <style:style style:name="T57" style:family="text">
      <style:text-properties fo:color="#008000" fo:font-family="comic sans ms"/>
    </style:style>
    <style:style style:name="T58" style:family="text">
      <style:text-properties fo:font-size="38.000000000000000pt"/>
    </style:style>
    <style:style style:name="T59" style:family="text">
      <style:text-properties fo:font-family="gentium" fo:font-size="38.000000000000000pt"/>
    </style:style>
    <style:style style:name="T60" style:family="text">
      <style:text-properties fo:font-family="Gentium" fo:font-size="38.000000000000000pt"/>
    </style:style>
    <style:style style:name="T61" style:family="text">
      <style:text-properties fo:color="#8c8c8c"/>
    </style:style>
    <style:style style:name="T62" style:family="text">
      <style:text-properties fo:color="#0000ff" fo:font-size="25.000000000000000pt"/>
    </style:style>
    <style:style style:name="T63" style:family="text">
      <style:text-properties fo:font-size="25.000000000000000pt"/>
    </style:style>
    <style:style style:name="T64" style:family="text">
      <style:text-properties fo:font-family="Sans Serif" fo:font-size="25.000000000000000pt" fo:font-weight="bold"/>
    </style:style>
    <style:style style:name="T65" style:family="text">
      <style:text-properties fo:font-size="20.000000000000000pt"/>
    </style:style>
    <style:style style:name="T66" style:family="text">
      <style:text-properties fo:font-size="20.000000000000000pt" fo:font-weight="bold"/>
    </style:style>
    <style:style style:name="P3" style:parent-style-name="Title" style:family="paragraph">
      <style:paragraph-properties fo:margin-left="0.000000000000000pt" fo:margin-right="0.000000000000000pt"/>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P6" style:parent-style-name="Standard" style:family="paragraph">
      <style:paragraph-properties fo:margin-left="0.000000000000000pt" fo:margin-right="0.000000000000000pt"/>
      <style:text-properties fo:font-size="14.000000000000000pt"/>
    </style:style>
    <style:style style:name="P7" style:family="paragraph">
      <style:paragraph-properties fo:margin="1.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P9" style:parent-style-name="Standard" style:family="paragraph">
      <style:paragraph-properties fo:margin-left="0.000000000000000pt" fo:margin-right="0.000000000000000pt"/>
      <style:text-properties fo:font-size="24.000000000000000pt"/>
    </style:style>
    <style:style style:name="P10" style:parent-style-name="Standard" style:family="paragraph">
      <style:paragraph-properties fo:margin-left="0.000000000000000pt" fo:margin-right="0.000000000000000pt" fo:text-align="center"/>
    </style:style>
    <style:style style:name="P11" style:parent-style-name="Standard" style:family="paragraph">
      <style:paragraph-properties fo:margin-left="0.000000000000000pt" fo:margin-right="0.000000000000000pt" fo:text-align="center"/>
      <style:text-properties fo:font-family="comic sans ms"/>
    </style:style>
    <style:style style:name="P12" style:parent-style-name="Title" style:family="paragraph">
      <style:paragraph-properties fo:margin-left="0.000000000000000pt" fo:margin-right="0.000000000000000pt"/>
      <style:text-properties fo:font-size="36.000000000000000pt"/>
    </style:style>
    <style:style style:name="P13" style:parent-style-name="Title" style:family="paragraph">
      <style:paragraph-properties fo:margin-left="0.000000000000000pt" fo:margin-right="0.000000000000000pt"/>
      <style:text-properties fo:font-size="28.000000000000000pt"/>
    </style:style>
    <style:style style:name="P14" style:parent-style-name="Standard" style:family="paragraph">
      <style:paragraph-properties fo:margin-left="0.000000000000000pt" fo:margin-right="0.000000000000000pt"/>
      <style:text-properties fo:font-family="comic sans ms"/>
    </style:style>
    <style:style style:name="P15" style:family="paragraph">
      <style:paragraph-properties fo:margin="1.000000000000000pt" fo:text-align="center"/>
    </style:style>
    <style:style style:name="P16" style:family="paragraph" style:list-style-name="L2">
      <style:paragraph-properties fo:margin="1.133860232000000pt" fo:text-indent="0.000000000000000pt"/>
      <style:text-properties fo:color="#008000" fo:font-family="Comic Sans MS"/>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P18" style:parent-style-name="Title" style:family="paragraph">
      <style:paragraph-properties fo:margin-left="0.000000000000000pt" fo:margin-right="0.000000000000000pt"/>
      <style:text-properties fo:font-weight="100"/>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P24" style:family="paragraph">
      <style:paragraph-properties fo:margin="1.000000000000000pt" fo:text-align="right"/>
    </style:style>
    <style:style style:name="P25" style:family="paragraph">
      <style:paragraph-properties fo:margin-left="0.000000000000000pt" fo:margin-right="0.000000000000000pt" fo:text-indent="0.000000000000000pt"/>
    </style:style>
    <style:style style:name="P26" style:family="paragraph">
      <style:paragraph-properties fo:margin-left="0.000000000000000pt" fo:margin-right="0.000000000000000pt" fo:text-indent="0.000000000000000pt"/>
      <style:text-properties fo:color="#0000ff"/>
    </style:style>
    <style:style style:name="P27" style:family="paragraph">
      <style:paragraph-properties fo:margin-bottom="1.000000000000000pt" fo:margin-left="0.000000000000000pt" fo:margin-right="0.000000000000000pt" fo:margin-top="1.000000000000000pt" fo:text-indent="0.000000000000000pt"/>
    </style:style>
    <style:style style:name="P28"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fo:padding="0.000000000000000pt" style:wrap="biggest" style:wrap-contour="false" style:wrap-dynamic-threshold="0.000000000000000pt"/>
      <style:paragraph-properties fo:margin="1.000000000000000pt"/>
    </style:style>
    <style:style style:name="gr9" style:family="graphic">
      <style:graphic-properties draw:color-mode="standard" draw:fill="none" draw:stroke="none" draw:textarea-horizontal-align="left" draw:textarea-vertical-align="top" fo:margin="1.000000000000000pt" style:wrap="biggest" style:wrap-contour="false" style:wrap-dynamic-threshold="0.000000000000000pt"/>
    </style:style>
    <style:style style:name="gr10" style:family="graphic">
      <style:graphic-properties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11" style:family="graphic">
      <style:graphic-properties draw:fill="solid" draw:fill-color="#ffffff" draw:stroke="none" draw:textarea-horizontal-align="left" draw:textarea-vertical-align="top" fo:margin="1.000000000000000pt" style:wrap="biggest" style:wrap-contour="false" style:wrap-dynamic-threshold="0.000000000000000pt" svg:fill-rule="nonzero"/>
    </style:style>
    <style:style style:name="gr1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13" style:family="graphic">
      <style:graphic-properties draw:auto-grow-height="false" draw:fill="none" draw:stroke="solid" draw:stroke-linejoin="miter" draw:textarea-vertical-align="top" fo:margin="1.000000000000000pt" fo:padding="0.000000000000000pt" style:wrap="biggest" style:wrap-contour="false" style:wrap-dynamic-threshold="0.000000000000000pt" svg:stroke-color="#000000" svg:stroke-linecap="butt" svg:stroke-opacity="1" svg:stroke-width="0.000000000000000pt"/>
      <style:paragraph-properties fo:margin="1.000000000000000pt"/>
    </style:style>
    <style:style style:name="gr14" style:family="graphic">
      <style:graphic-properties draw:color-mode="standard" draw:fill="none" draw:stroke="none" draw:textarea-horizontal-align="left" draw:textarea-vertical-align="top" fo:margin="1.000000000000000pt" style:flow-with-text="true" style:horizontal-pos="left" style:horizontal-rel="char" style:vertical-pos="top" style:vertical-rel="line"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paragraph-properties fo:margin="0.000000000000000pt"/>
    </style:style>
    <style:style style:name="pr2" style:family="presentation">
      <style:graphic-properties draw:fill="none" draw:stroke="none" fo:margin="1.000000000000000pt" fo:padding="0.000000000000000pt" style:protect="position size" style:wrap="biggest" style:wrap-contour="false" style:wrap-dynamic-threshold="0.000000000000000pt"/>
      <style:paragraph-properties fo:margin="1.000000000000000pt"/>
    </style:style>
    <style:style style:name="pr3"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glue-point draw:id="4" svg:x="0.50000000000pt" svg:y="0.50000000000pt" draw:align="center"/>
          <draw:glue-point draw:id="5" svg:x="0.50000000000pt" svg:y="0.50000000000pt" draw:align="center"/>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glue-point draw:id="4" svg:x="0.50000000000pt" svg:y="0.50000000000pt" draw:align="center"/>
          <draw:glue-point draw:id="5" svg:x="0.50000000000pt" svg:y="0.50000000000pt" draw:align="center"/>
        </draw:frame>
        <draw:frame draw:style-name="gr8" xml:id="shape-43" draw:id="shape-43" draw:layer="" svg:width="99.70674486804pt" svg:height="20.39141414141pt" svg:x="539.74584555230pt" svg:y="483.47385141740pt">
          <draw:text-box>
            <text:p text:style-name="P7"><text:span text:style-name="T5">TYPES 2013</text:span></text:p>
          </draw:text-box>
          <draw:glue-point draw:id="4" svg:x="0.50000000000pt" svg:y="0.50000000000pt" draw:align="center"/>
          <draw:glue-point draw:id="5" svg:x="0.50000000000pt" svg:y="0.50000000000pt" draw:align="center"/>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glue-point draw:id="4" svg:x="0.50000000000pt" svg:y="0.50000000000pt" draw:align="center"/>
          <draw:glue-point draw:id="5" svg:x="0.50000000000pt" svg:y="0.50000000000pt" draw:align="center"/>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glue-point draw:id="4" svg:x="0.50000000000pt" svg:y="0.50000000000pt" draw:align="center"/>
          <draw:glue-point draw:id="5" svg:x="0.50000000000pt" svg:y="0.50000000000pt" draw:align="center"/>
        </draw:frame>
        <draw:path draw:style-name="gr11" xml:id="shape-51" draw:id="shape-51" draw:layer="" svg:width="86.82279105554pt" svg:height="76.17123975904pt" svg:x="27.86330791508pt" svg:y="19.87440939768pt" svg:viewBox="0 0 87 76" svg:d="M12.2255 12.737C14.6915 16.9828 17.1577 21.2284 19.6237 25.4739C17.8737 29.7515 14.2471 33.5608 14.6091 38.5155C14.859 41.9347 17.0713 44.8978 18.923 47.6572L4.36236 22.5886C7.32251 26.4516 11.6102 27.7387 16.2644 28.5814C23.2199 29.8409 29.1931 29.1276 35.8533 27.6148C39.0875 26.8802 42.1512 26.2867 45.146 24.7879C48.7008 23.0084 52.0233 20.8241 55.4721 18.8604C57.2963 17.8216 59.4219 16.6276 61.6289 16.9098C63.4406 17.1415 64.9761 18.474 66.1193 19.8026C68.501 22.5702 69.9503 25.4124 71.4384 28.6865L86.0032 53.7618C86.502 55.3723 86.8944 56.9736 86.8118 58.6757C86.5237 64.6143 81.7232 68.9836 77.3557 72.4531C76.0883 73.4597 74.8066 74.4429 73.4691 75.3552C73.3325 75.4483 72.4257 76.2129 72.2498 76.1695C72.1228 76.138 71.8228 75.4345 71.7627 75.3308C71.1906 74.3458 70.6186 73.3609 70.0465 72.3761C67.835 68.5686 65.6235 64.7611 63.4121 60.9537C62.0217 58.5602 60.6315 56.1664 59.2411 53.7726C59.024 53.3988 57.6209 51.5987 57.7205 51.1545C57.8615 50.5251 58.7972 50.435 59.3308 50.0678C60.6595 49.1539 61.9724 48.1641 63.2111 47.1349C67.4077 43.6488 71.9618 39.3992 72.2418 33.5911C72.3237 31.8994 71.9236 30.2916 71.4384 28.6865L86.0032 53.7618C84.155 49.7016 81.3756 42.8146 76.214 42.0202C73.3068 41.573 70.5658 43.4216 68.1879 44.7829C64.7792 46.7341 61.4167 48.9058 57.8229 50.5111C55.6288 51.4912 53.2337 51.876 50.9011 52.3822C48.8041 52.8374 46.7209 53.5217 44.6019 53.8452C40.0868 54.5342 35.0373 53.9211 30.5688 53.1522C26.1149 52.3858 21.7809 51.3446 18.923 47.6572L4.36236 22.5886C2.11423 19.2366 -0.884722 15.199 0.246887 10.9127C0.961635 8.20536 2.25369 5.74948 3.46588 3.24544C3.9244 2.29831 4.87029 1.07982 4.82744 0C7.29348 4.24567 9.75951 8.49138 12.2255 12.737Z" calligra:nodeTypes="ccccccccccccccccccccccccccccccccccccccc">
          <draw:glue-point draw:id="4" svg:x="0.50000000000pt" svg:y="0.50000000000pt" draw:align="center"/>
          <draw:glue-point draw:id="5" svg:x="0.50000000000pt" svg:y="0.50000000000pt" draw:align="center"/>
        </draw:path>
        <presentation:notes>
          <draw:frame presentation:style-name="pr2" xml:id="shape-52" draw:id="shape-52"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glue-point draw:id="4" svg:x="0.50000000000pt" svg:y="0.50000000000pt" draw:align="center"/>
          <draw:glue-point draw:id="5" svg:x="0.50000000000pt" svg:y="0.50000000000pt" draw:align="center"/>
        </draw:frame>
        <draw:frame draw:style-name="gr8" xml:id="shape-55" draw:id="shape-55" draw:layer="" svg:width="612.00000000000pt" svg:height="81.60000000000pt" svg:x="34.00000000000pt" svg:y="25.50000000000pt" presentation:class="title">
          <draw:text-box>
            <text:p text:style-name="P3"><text:span text:style-name="T10">(iso-) Recursive Types</text:span></text:p>
            <text:p text:style-name="P12">in Functional Languages</text:p>
          </draw:text-box>
          <draw:glue-point draw:id="4" svg:x="0.50000000000pt" svg:y="0.50000000000pt" draw:align="center"/>
          <draw:glue-point draw:id="5" svg:x="0.50000000000pt" svg:y="0.50000000000pt" draw:align="center"/>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ricted formation</text:span></text:p>
            <text:p text:style-name="P13"><text:tab/> <text:s text:c="5"/>and<text:s/><text:span text:style-name="T1">unrestricted elimination</text:span></text:p>
            <text:p text:style-name="P13">of μ leads to inconsistency</text:p>
          </draw:text-box>
          <draw:glue-point draw:id="4" svg:x="0.50000000000pt" svg:y="0.50000000000pt" draw:align="center"/>
          <draw:glue-point draw:id="5" svg:x="0.50000000000pt" svg:y="0.50000000000pt" draw:align="center"/>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glue-point draw:id="4" svg:x="0.50000000000pt" svg:y="0.50000000000pt" draw:align="center"/>
          <draw:glue-point draw:id="5" svg:x="0.50000000000pt" svg:y="0.50000000000pt" draw:align="center"/>
        </draw:frame>
        <presentation:notes>
          <draw:frame presentation:style-name="pr2" xml:id="shape-61" draw:id="shape-61"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glue-point draw:id="4" svg:x="0.50000000000pt" svg:y="0.50000000000pt" draw:align="center"/>
          <draw:glue-point draw:id="5" svg:x="0.50000000000pt" svg:y="0.50000000000pt" draw:align="center"/>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glue-point draw:id="4" svg:x="0.50000000000pt" svg:y="0.50000000000pt" draw:align="center"/>
          <draw:glue-point draw:id="5" svg:x="0.50000000000pt" svg:y="0.50000000000pt" draw:align="center"/>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glue-point draw:id="4" svg:x="0.50000000000pt" svg:y="0.50000000000pt" draw:align="center"/>
          <draw:glue-point draw:id="5" svg:x="0.50000000000pt" svg:y="0.50000000000pt" draw:align="center"/>
        </draw:frame>
        <presentation:notes>
          <draw:frame presentation:style-name="pr2" xml:id="shape-67" draw:id="shape-67"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glue-point draw:id="4" svg:x="0.50000000000pt" svg:y="0.50000000000pt" draw:align="center"/>
          <draw:glue-point draw:id="5" svg:x="0.50000000000pt" svg:y="0.50000000000pt" draw:align="center"/>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glue-point draw:id="4" svg:x="0.50000000000pt" svg:y="0.50000000000pt" draw:align="center"/>
          <draw:glue-point draw:id="5" svg:x="0.50000000000pt" svg:y="0.50000000000pt" draw:align="center"/>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glue-point draw:id="4" svg:x="0.50000000000pt" svg:y="0.50000000000pt" draw:align="center"/>
          <draw:glue-point draw:id="5" svg:x="0.50000000000pt" svg:y="0.50000000000pt" draw:align="center"/>
        </draw:frame>
        <draw:frame draw:style-name="gr8" xml:id="shape-73" draw:id="shape-73" draw:layer="" svg:width="173.36657920365pt" svg:height="25.46611970050pt" svg:x="482.38004386043pt" svg:y="217.03388029950pt">
          <draw:text-box>
            <text:p text:style-name="P15"><text:span text:style-name="T16">note, no (μ-elim) rule</text:span></text:p>
          </draw:text-box>
          <draw:glue-point draw:id="4" svg:x="0.50000000000pt" svg:y="0.50000000000pt" draw:align="center"/>
          <draw:glue-point draw:id="5" svg:x="0.50000000000pt" svg:y="0.50000000000pt" draw:align="center"/>
        </draw:frame>
        <presentation:notes>
          <draw:frame presentation:style-name="pr2" xml:id="shape-74" draw:id="shape-74"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glue-point draw:id="4" svg:x="0.50000000000pt" svg:y="0.50000000000pt" draw:align="center"/>
          <draw:glue-point draw:id="5" svg:x="0.50000000000pt" svg:y="0.50000000000pt" draw:align="center"/>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f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f = ∀r.<text:s/><text:span text:style-name="T22">(∀i. r i<text:s/></text:span><text:span text:style-name="T23">→</text:span><text:span text:style-name="T22"><text:s/>a i)</text:span><text:s/><text:span text:style-name="T8">→</text:span><text:s/>(∀i. f r i<text:s/><text:span text:style-name="T8">→</text:span><text:s/>a i)</text:p>
          </draw:text-box>
          <draw:glue-point draw:id="4" svg:x="0.50000000000pt" svg:y="0.50000000000pt" draw:align="center"/>
          <draw:glue-point draw:id="5" svg:x="0.50000000000pt" svg:y="0.50000000000pt" draw:align="center"/>
        </draw:frame>
        <draw:frame draw:style-name="gr8" xml:id="shape-78" draw:id="shape-78" draw:layer="" svg:width="240.51048313583pt" svg:height="228.68760791376pt" svg:x="434.37860832574pt" svg:y="158.35308416894pt">
          <draw:text-box>
            <text:list text:style-name="L1" xml:id="list-7782808b-39e9-4c6e-a6d2-5d7c28c760c3">
              <text:list-item>
                <text:p text:style-name="P16">Uniformly defined at different kinds (can handle non-regular datatypes quite the same way as handling regular datatypes)<text:line-break/></text:p>
              </text:list-item>
              <text:list-item>
                <text:p text:style-name="P16">Terminates for ANY datatype<text:line-break/>(can embed Mu and mit into Fw.<text:line-break/><text:s/><text:span text:style-name="T24">see<text:s/></text:span><text:span text:style-name="T25">Abel, Matthes and Uustalu TCS'04</text:span>)<text:line-break/></text:p>
              </text:list-item>
            </text:list>
            <text:list text:style-name="L1" xml:id="list-eff06f5a-737a-4e0a-8931-6079301c529c">
              <text:list-item>
                <text:p text:style-name="P16">However, not very useful for mixed-variant datatypes</text:p>
              </text:list-item>
            </text:list>
          </draw:text-box>
          <draw:glue-point draw:id="4" svg:x="0.50000000000pt" svg:y="0.50000000000pt" draw:align="center"/>
          <draw:glue-point draw:id="5" svg:x="0.50000000000pt" svg:y="0.50000000000pt" draw:align="center"/>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glue-point draw:id="4" svg:x="0.50000000000pt" svg:y="0.50000000000pt" draw:align="center"/>
          <draw:glue-point draw:id="5" svg:x="0.50000000000pt" svg:y="0.50000000000pt" draw:align="center"/>
        </draw:frame>
        <draw:frame draw:style-name="gr8" xml:id="shape-80" draw:id="shape-80" draw:layer="" svg:width="100.83333333333pt" svg:height="20.00000000000pt" svg:x="189.16666666667pt" svg:y="332.50000000000pt">
          <draw:text-box>
            <text:p text:style-name="P17"><text:span text:style-name="T27">recursive call</text:span></text:p>
          </draw:text-box>
          <draw:glue-point draw:id="4" svg:x="0.50000000000pt" svg:y="0.50000000000pt" draw:align="center"/>
          <draw:glue-point draw:id="5" svg:x="0.50000000000pt" svg:y="0.50000000000pt" draw:align="center"/>
        </draw:frame>
        <presentation:notes>
          <draw:frame presentation:style-name="pr2" xml:id="shape-81" draw:id="shape-81"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glue-point draw:id="4" svg:x="0.50000000000pt" svg:y="0.50000000000pt" draw:align="center"/>
          <draw:glue-point draw:id="5" svg:x="0.50000000000pt" svg:y="0.50000000000pt" draw:align="center"/>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a. Mu'0 f a)<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a. Mu'1 f a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glue-point draw:id="4" svg:x="0.50000000000pt" svg:y="0.50000000000pt" draw:align="center"/>
          <draw:glue-point draw:id="5" svg:x="0.50000000000pt" svg:y="0.50000000000pt" draw:align="center"/>
        </draw:frame>
        <draw:frame draw:style-name="gr8" xml:id="shape-85" draw:id="shape-85" draw:layer="" svg:width="226.87329079308pt" svg:height="158.96232148283pt" svg:x="438.29079307201pt" svg:y="181.87101185050pt">
          <draw:text-box>
            <text:list text:style-name="L1" xml:id="list-f67df2ec-63d1-494e-b1dd-3a25c5b968e3">
              <text:list-item>
                <text:p text:style-name="P16">Terminates for ANY datatype<text:line-break/>(can embed Mu and msfit into<text:line-break/> Fw.<text:s/><text:span text:style-name="T24">see Ahn and Sheard ICFP'11</text:span>)<text:line-break/></text:p>
              </text:list-item>
            </text:list>
            <text:list text:style-name="L1" xml:id="list-a46d81e5-4043-443c-910b-dcab679b2d89">
              <text:list-item>
                <text:p text:style-name="P16">msfit is quite useful for mixed-variant datatypes,<text:line-break/>due to "inverse" operation in addition to "recursive call"</text:p>
              </text:list-item>
            </text:list>
          </draw:text-box>
          <draw:glue-point draw:id="4" svg:x="0.50000000000pt" svg:y="0.50000000000pt" draw:align="center"/>
          <draw:glue-point draw:id="5" svg:x="0.50000000000pt" svg:y="0.50000000000pt" draw:align="center"/>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glue-point draw:id="4" svg:x="0.50000000000pt" svg:y="0.50000000000pt" draw:align="center"/>
          <draw:glue-point draw:id="5" svg:x="0.50000000000pt" svg:y="0.50000000000pt" draw:align="center"/>
        </draw:frame>
        <draw:frame draw:style-name="gr8" xml:id="shape-87" draw:id="shape-87" draw:layer="" svg:width="102.50000000000pt" svg:height="24.16666666667pt" svg:x="352.50000000000pt" svg:y="344.16666666667pt">
          <draw:text-box>
            <text:p text:style-name="P17"><text:span text:style-name="T27">recursive call</text:span></text:p>
          </draw:text-box>
          <draw:glue-point draw:id="4" svg:x="0.50000000000pt" svg:y="0.50000000000pt" draw:align="center"/>
          <draw:glue-point draw:id="5" svg:x="0.50000000000pt" svg:y="0.50000000000pt" draw:align="center"/>
        </draw:frame>
        <draw:frame draw:style-name="gr8" xml:id="shape-88" draw:id="shape-88" draw:layer="" svg:width="102.50000000000pt" svg:height="20.00000000000pt" svg:x="202.50000000000pt" svg:y="341.66666666666pt">
          <draw:text-box>
            <text:p text:style-name="P17"><text:span text:style-name="T30">inverse</text:span></text:p>
          </draw:text-box>
          <draw:glue-point draw:id="4" svg:x="0.50000000000pt" svg:y="0.50000000000pt" draw:align="center"/>
          <draw:glue-point draw:id="5" svg:x="0.50000000000pt" svg:y="0.50000000000pt" draw:align="center"/>
        </draw:frame>
        <presentation:notes>
          <draw:frame presentation:style-name="pr2" xml:id="shape-89" draw:id="shape-89"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glue-point draw:id="4" svg:x="0.50000000000pt" svg:y="0.50000000000pt" draw:align="center"/>
          <draw:glue-point draw:id="5" svg:x="0.50000000000pt" svg:y="0.50000000000pt" draw:align="center"/>
        </draw:frame>
        <draw:frame draw:style-name="gr8" xml:id="shape-92" draw:id="shape-92" draw:layer="" svg:width="612.00000000000pt" svg:height="62.99636286519pt" svg:x="34.00000000000pt" svg:y="8.67030380147pt" presentation:class="title">
          <draw:text-box>
            <text:p text:style-name="P3">Untyped HOAS</text:p>
          </draw:text-box>
          <draw:glue-point draw:id="4" svg:x="0.50000000000pt" svg:y="0.50000000000pt" draw:align="center"/>
          <draw:glue-point draw:id="5" svg:x="0.50000000000pt" svg:y="0.50000000000pt" draw:align="center"/>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glue-point draw:id="4" svg:x="0.50000000000pt" svg:y="0.50000000000pt" draw:align="center"/>
          <draw:glue-point draw:id="5" svg:x="0.50000000000pt" svg:y="0.50000000000pt" draw:align="center"/>
        </draw:frame>
        <presentation:notes>
          <draw:frame presentation:style-name="pr2" xml:id="shape-94" draw:id="shape-94"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glue-point draw:id="4" svg:x="0.50000000000pt" svg:y="0.50000000000pt" draw:align="center"/>
          <draw:glue-point draw:id="5" svg:x="0.50000000000pt" svg:y="0.50000000000pt" draw:align="center"/>
        </draw:frame>
        <draw:frame draw:style-name="gr8" xml:id="shape-97" draw:id="shape-97" draw:layer="" svg:width="568.49669450529pt" svg:height="315.01111850713pt" svg:x="44.79608116011pt" svg:y="130.75761933640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text:span text:style-name="T8">→</text:span><text:s/><text:span text:style-name="T22">(r a<text:s/></text:span><text:span text:style-name="T23">→</text:span><text:span text:style-name="T22"><text:s/>a)</text:span><text:s/><text:span text:style-name="T8">→</text:span><text:s/>(f r a<text:s/><text:span text:style-name="T8">→</text:span><text:s/>a)</text:p>
            <text:p text:style-name="P5"/>
            <text:p text:style-name="P5">vars = [ "x"++show n | n&lt;-[0..] ] :: [String]</text:p>
          </draw:text-box>
          <draw:glue-point draw:id="4" svg:x="0.50000000000pt" svg:y="0.50000000000pt" draw:align="center"/>
          <draw:glue-point draw:id="5" svg:x="0.50000000000pt" svg:y="0.50000000000pt" draw:align="center"/>
        </draw:frame>
        <draw:frame draw:style-name="gr8" xml:id="shape-98" draw:id="shape-98" draw:layer="" svg:width="102.50000000000pt" svg:height="20.00000000000pt" svg:x="290.83333333333pt" svg:y="305.83333333333pt">
          <draw:text-box>
            <text:p text:style-name="P17"><text:span text:style-name="T27">recursive call</text:span></text:p>
          </draw:text-box>
          <draw:glue-point draw:id="4" svg:x="0.50000000000pt" svg:y="0.50000000000pt" draw:align="center"/>
          <draw:glue-point draw:id="5" svg:x="0.50000000000pt" svg:y="0.50000000000pt" draw:align="center"/>
        </draw:frame>
        <draw:frame draw:style-name="gr8" xml:id="shape-99" draw:id="shape-99" draw:layer="" svg:width="102.50000000000pt" svg:height="20.00000000000pt" svg:x="187.50000000000pt" svg:y="307.50000000000pt">
          <draw:text-box>
            <text:p text:style-name="P17"><text:span text:style-name="T30">inverse</text:span></text:p>
          </draw:text-box>
          <draw:glue-point draw:id="4" svg:x="0.50000000000pt" svg:y="0.50000000000pt" draw:align="center"/>
          <draw:glue-point draw:id="5" svg:x="0.50000000000pt" svg:y="0.50000000000pt" draw:align="center"/>
        </draw:frame>
        <presentation:notes>
          <draw:frame presentation:style-name="pr2" xml:id="shape-100" draw:id="shape-100"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glue-point draw:id="4" svg:x="0.50000000000pt" svg:y="0.50000000000pt" draw:align="center"/>
          <draw:glue-point draw:id="5" svg:x="0.50000000000pt" svg:y="0.50000000000pt" draw:align="center"/>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a . Exp' a t</text:span><text:span text:style-name="T42">1</text:span><text:span text:style-name="T32"><text:s/></text:span><text:span text:style-name="T33">→</text:span><text:span text:style-name="T32"><text:s/>Exp' a t</text:span><text:span text:style-name="T42">2</text:span><text:span text:style-name="T32">)</text:span><text:s/><text:span text:style-name="T8">→</text:span><text:s/>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glue-point draw:id="4" svg:x="0.50000000000pt" svg:y="0.50000000000pt" draw:align="center"/>
          <draw:glue-point draw:id="5" svg:x="0.50000000000pt" svg:y="0.50000000000pt" draw:align="center"/>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glue-point draw:id="4" svg:x="0.50000000000pt" svg:y="0.50000000000pt" draw:align="center"/>
          <draw:glue-point draw:id="5" svg:x="0.50000000000pt" svg:y="0.50000000000pt" draw:align="center"/>
        </draw:frame>
        <presentation:notes>
          <draw:frame presentation:style-name="pr2" xml:id="shape-105" draw:id="shape-105"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glue-point draw:id="4" svg:x="0.50000000000pt" svg:y="0.50000000000pt" draw:align="center"/>
          <draw:glue-point draw:id="5" svg:x="0.50000000000pt" svg:y="0.50000000000pt" draw:align="center"/>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glue-point draw:id="4" svg:x="0.50000000000pt" svg:y="0.50000000000pt" draw:align="center"/>
          <draw:glue-point draw:id="5" svg:x="0.50000000000pt" svg:y="0.50000000000pt" draw:align="center"/>
        </draw:frame>
        <draw:frame draw:style-name="gr8" xml:id="shape-109" draw:id="shape-109" draw:layer="" svg:width="102.50000000000pt" svg:height="20.00000000000pt" svg:x="357.50000000000pt" svg:y="304.16666666666pt">
          <draw:text-box>
            <text:p text:style-name="P17"><text:span text:style-name="T27">recursive call</text:span></text:p>
          </draw:text-box>
          <draw:glue-point draw:id="4" svg:x="0.50000000000pt" svg:y="0.50000000000pt" draw:align="center"/>
          <draw:glue-point draw:id="5" svg:x="0.50000000000pt" svg:y="0.50000000000pt" draw:align="center"/>
        </draw:frame>
        <draw:frame draw:style-name="gr8" xml:id="shape-110" draw:id="shape-110" draw:layer="" svg:width="102.50000000000pt" svg:height="20.00000000000pt" svg:x="192.50000000000pt" svg:y="305.83333333333pt">
          <draw:text-box>
            <text:p text:style-name="P17"><text:span text:style-name="T30">inverse</text:span></text:p>
          </draw:text-box>
          <draw:glue-point draw:id="4" svg:x="0.50000000000pt" svg:y="0.50000000000pt" draw:align="center"/>
          <draw:glue-point draw:id="5" svg:x="0.50000000000pt" svg:y="0.50000000000pt" draw:align="center"/>
        </draw:frame>
        <presentation:notes>
          <draw:frame presentation:style-name="pr2" xml:id="shape-111" draw:id="shape-111"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glue-point draw:id="4" svg:x="0.50000000000pt" svg:y="0.50000000000pt" draw:align="center"/>
          <draw:glue-point draw:id="5" svg:x="0.50000000000pt" svg:y="0.50000000000pt" draw:align="center"/>
        </draw:frame>
        <draw:frame draw:style-name="gr8" xml:id="shape-114" draw:id="shape-114" draw:layer="" svg:width="609.60574293528pt" svg:height="363.65325129140pt" svg:x="20.39425706472pt" svg:y="98.01341537527pt" presentation:class="subtitle">
          <draw:text-box>
            <text:list text:style-name="L3" xml:id="list-7d0d863b-ac36-409f-a6be-7198c78c2b89">
              <text:list-item>
                <text:p text:style-name="P20">Built upon the idea of Mendler-style recursion schemes</text:p>
              </text:list-item>
              <text:list-item>
                <text:p text:style-name="P21">Supports an extension of Hindley--Milner type inference to make it easier to use Mendler-style recursion schemes and indexed datatypes</text:p>
              </text:list-item>
              <text:list-item>
                <text:p text:style-name="P21">Handling different notions of recursive type operators (Mu, Mu') still needs more rigo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60f771ea-9a8a-4e7b-b1e8-d56f0ffa73d2">
              <text:list-item>
                <text:p text:style-name="P21">Supports<text:s/><text:span text:style-name="T1">term-indexed types</text:span><text:s/>as well as type-indexed types.<text:line-break/>Our term indexed calculus, System Fi (to appear in TLCA 2013), extends System Fw with erasable term indices.</text:p>
              </text:list-item>
            </text:list>
          </draw:text-box>
          <draw:glue-point draw:id="4" svg:x="0.50000000000pt" svg:y="0.50000000000pt" draw:align="center"/>
          <draw:glue-point draw:id="5" svg:x="0.50000000000pt" svg:y="0.50000000000pt" draw:align="center"/>
        </draw:frame>
        <presentation:notes>
          <draw:frame presentation:style-name="pr2" xml:id="shape-115" draw:id="shape-115"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glue-point draw:id="4" svg:x="0.50000000000pt" svg:y="0.50000000000pt" draw:align="center"/>
          <draw:glue-point draw:id="5" svg:x="0.50000000000pt" svg:y="0.50000000000pt" draw:align="center"/>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text:s text:c="3"/></text:span><text:span text:style-name="T46">→</text:span><text:span text:style-name="T28"><text:s/>Mu f <text:s/>)</text:span><text:s/><text:span text:style-name="T1">→</text:span><text:s text:c="9"/><text:span text:style-name="T44">(r<text:s text:c="3"/></text:span><text:span text:style-name="T47">→</text:span><text:span text:style-name="T44"><text:s/>a <text:s/>)</text:span><text:s/><text:span text:style-name="T1">→</text:span><text:s text:c="9"/>(f r<text:s text:c="3"/><text:span text:style-name="T1">→</text:span><text:s/>a <text:s/>)</text:p>
            <text:p text:style-name="P5"><text:s text:c="3"/>Phi1 f a = ∀r.<text:s/><text:span text:style-name="T28">(∀i. r i<text:s/></text:span><text:span text:style-name="T46">→</text:span><text:span text:style-name="T28"><text:s/>Mu f i)</text:span><text:s/><text:span text:style-name="T1">→</text:span><text:s/><text:span text:style-name="T44">(∀i. r i<text:s/></text:span><text:span text:style-name="T47">→</text:span><text:span text:style-name="T44"><text:s/>a i)</text:span><text:s/><text:span text:style-name="T1">→</text:span><text:s/>(∀i. f r i<text:s/><text:span text:style-name="T1">→</text:span><text:s/>a i)</text:p>
            <text:p text:style-name="P5">With<text:s/><text:span text:style-name="T1">mpr</text:span><text:span text:style-name="T48">, one can write constant time predecessor for natural numbers and tail function for lists by using the cast operation.</text:span></text:p>
            <text:p text:style-name="P5"/>
            <text:p text:style-name="P5"><text:span text:style-name="T48">Next example motivates an extension to mpr that can<text:s/></text:span><text:span text:style-name="T49">uncast</text:span><text:span text:style-name="T48"><text:s/>from concrete recursive type (Mu f i) to abstract recursive type (r i)</text:span></text:p>
            <text:p text:style-name="P5"><text:s text:c="3"/>Phi1 f a = ∀r.<text:s/><text:span text:style-name="T50">(∀i. Mu f i<text:s/></text:span><text:span text:style-name="T49">→</text:span><text:span text:style-name="T50"><text:s/>r i)</text:span><text:s/><text:span text:style-name="T1">→</text:span></text:p>
            <text:p text:style-name="P5"><text:tab/><text:s text:c="14"/><text:span text:style-name="T28">(∀i. r i<text:s/></text:span><text:span text:style-name="T46">→</text:span><text:span text:style-name="T28"><text:s/>Mu f i)</text:span><text:s/><text:span text:style-name="T1">→</text:span><text:s/><text:span text:style-name="T44">(∀i. r i<text:s/></text:span><text:span text:style-name="T47">→</text:span><text:span text:style-name="T44"><text:s/>a i)</text:span><text:s/><text:span text:style-name="T1">→</text:span><text:s/>(∀i. f r i<text:s/><text:span text:style-name="T1">→</text:span><text:s/>a i)</text:p>
            <text:p text:style-name="P5">Recursion scheme with above Phi1 type does not terminate for mixed-variant datatypes -- needs some additional restriction on uncast.</text:p>
          </draw:text-box>
          <draw:glue-point draw:id="4" svg:x="0.50000000000pt" svg:y="0.50000000000pt" draw:align="center"/>
          <draw:glue-point draw:id="5" svg:x="0.50000000000pt" svg:y="0.50000000000pt" draw:align="center"/>
        </draw:frame>
        <presentation:notes>
          <draw:frame presentation:style-name="pr2" xml:id="shape-119" draw:id="shape-119"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1"><text:s/>, <text:s text:c="3"/>v :: Val t</text:span><text:span text:style-name="T43">1</text:span><text:span text:style-name="T51"><text:s/></text:span></text:p>
            <text:p text:style-name="P5"><text:s text:c="3"/>phi inv ev (Lam f ) = val(λv<text:s/><text:span text:style-name="T8">→</text:span><text:s/>ev (f (inv v)))</text:p>
            <text:p text:style-name="P5"><text:s text:c="3"/>phi inv ev (App e<text:span text:style-name="T36">1</text:span><text:s/>e<text:span text:style-name="T36">2</text:span>) =<text:s text:c="2"/><text:span text:style-name="T52"><text:s/>unVal<text:s/></text:span>(ev e<text:span text:style-name="T36">1</text:span>) (ev e<text:span text:style-name="T36">2</text:span>)</text:p>
            <text:p text:style-name="P5"/>
            <text:p text:style-name="P19"><text:span text:style-name="T9">Only if we had<text:s/></text:span><text:span text:style-name="T14">unVal :: Val (t</text:span><text:span text:style-name="T53">1</text:span><text:span text:style-name="T14"><text:s/></text:span><text:span text:style-name="T8">→</text:span><text:span text:style-name="T14"><text:s/>t</text:span><text:span text:style-name="T53">2</text:span><text:span text:style-name="T14">)<text:s/></text:span><text:span text:style-name="T8">→</text:span><text:span text:style-name="T14"><text:s/>(Val t</text:span><text:span text:style-name="T53">1</text:span><text:span text:style-name="T14"><text:s/></text:span><text:span text:style-name="T8">→</text:span><text:span text:style-name="T14"><text:s/>Val t</text:span><text:span text:style-name="T53">2</text:span><text:span text:style-name="T14">)</text:span><text:span text:style-name="T54"><text:s/>i</text:span><text:span text:style-name="T9">t would be possible to write this, but<text:s/></text:span><text:span text:style-name="T14">unVal</text:span><text:span text:style-name="T9"><text:s/>does not seem to be definable using any known Mendler-style recursion scheme.</text:span></text:p>
          </draw:text-box>
          <draw:glue-point draw:id="4" svg:x="0.50000000000pt" svg:y="0.50000000000pt" draw:align="center"/>
          <draw:glue-point draw:id="5" svg:x="0.50000000000pt" svg:y="0.50000000000pt" draw:align="center"/>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glue-point draw:id="4" svg:x="0.50000000000pt" svg:y="0.50000000000pt" draw:align="center"/>
          <draw:glue-point draw:id="5" svg:x="0.50000000000pt" svg:y="0.50000000000pt" draw:align="center"/>
        </draw:frame>
        <presentation:notes>
          <draw:frame presentation:style-name="pr2" xml:id="shape-123" draw:id="shape-123"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glue-point draw:id="4" svg:x="0.50000000000pt" svg:y="0.50000000000pt" draw:align="center"/>
          <draw:glue-point draw:id="5" svg:x="0.50000000000pt" svg:y="0.50000000000pt" draw:align="center"/>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in both uncast and cast</text:span></text:p>
            <text:p text:style-name="P5">type Phi1 f a = ∀ r <text:s/>j.<text:tab/>(∀i. (i &lt; j) ⇒ Mu f i<text:s/><text:span text:style-name="T8">→</text:span><text:s/>r i)<text:s/><text:span text:style-name="T8">→</text:span><text:span text:style-name="T55"><text:tab/>-- uncast</text:span></text:p>
            <text:p text:style-name="P5"><text:tab/><text:tab/><text:tab/>(∀i. (i &lt; j) ⇒ r i<text:s/><text:span text:style-name="T8">→</text:span><text:s/>Mu f i)<text:s/><text:span text:style-name="T8">→</text:span><text:span text:style-name="T56"><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5"><text:tab/>-- uncast</text:span></text:p>
            <text:p text:style-name="P5"><text:tab/><text:tab/><text:tab/>(∀i. <text:s text:c="15"/>r i<text:s/><text:span text:style-name="T8">→</text:span><text:s/>Mu f i)<text:s/><text:span text:style-name="T8">→</text:span><text:span text:style-name="T56"><text:tab/>-- cast</text:span></text:p>
            <text:p text:style-name="P5"><text:tab/><text:tab/><text:tab/>(∀i. r i<text:s/><text:span text:style-name="T8">→</text:span><text:s/>a i)<text:s/><text:span text:style-name="T8">→<text:s/></text:span>(f r j<text:s/><text:span text:style-name="T8">→</text:span><text:s/>a j)</text:p>
          </draw:text-box>
          <draw:glue-point draw:id="4" svg:x="0.50000000000pt" svg:y="0.50000000000pt" draw:align="center"/>
          <draw:glue-point draw:id="5" svg:x="0.50000000000pt" svg:y="0.50000000000pt" draw:align="center"/>
        </draw:frame>
        <draw:frame draw:style-name="gr8" xml:id="shape-127" draw:id="shape-127" draw:layer="" svg:width="300.83333333333pt" svg:height="44.16666666667pt" svg:x="367.50000000000pt" svg:y="220.00000000000pt">
          <draw:text-box>
            <text:p text:style-name="P24"><text:span text:style-name="T57">Preliminary idea that still need further studies for the termination proof</text:span></text:p>
          </draw:text-box>
          <draw:glue-point draw:id="4" svg:x="0.50000000000pt" svg:y="0.50000000000pt" draw:align="center"/>
          <draw:glue-point draw:id="5" svg:x="0.50000000000pt" svg:y="0.50000000000pt" draw:align="center"/>
        </draw:frame>
        <presentation:notes>
          <draw:frame presentation:style-name="pr2" xml:id="shape-128" draw:id="shape-128"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2">
        <draw:layer-set>
          <draw:layer draw:name=""/>
        </draw:layer-set>
        <draw:frame draw:style-name="gr12" xml:id="shape-130" draw:id="shape-130" draw:layer="" svg:width="612.00000000000pt" svg:height="81.60000000000pt" svg:x="34.00000000000pt" svg:y="23.88190533946pt" presentation:class="title">
          <draw:text-box>
            <text:p text:style-name="P3"><text:span text:style-name="T58">How are<text:s/></text:span><text:span text:style-name="T59">Mu</text:span><text:span text:style-name="T58"><text:s/>and<text:s/></text:span><text:span text:style-name="T60">Mu'</text:span><text:span text:style-name="T58"><text:s/>related?</text:span></text:p>
          </draw:text-box>
          <draw:glue-point draw:id="4" svg:x="0.50000000000pt" svg:y="0.50000000000pt" draw:align="center"/>
        </draw:frame>
        <draw:frame draw:style-name="gr12" xml:id="shape-131" draw:id="shape-131" draw:layer="" svg:width="544.00000000000pt" svg:height="325.73175373239pt" svg:x="68.00000000000pt" svg:y="97.40000000000pt" presentation:class="outline">
          <draw:text-box>
            <text:p text:style-name="P5">data Mu0 (f ::<text:s/><text:span text:style-name="T20">*</text:span><text:s/><text:span text:style-name="T8">→</text:span><text:s/><text:span text:style-name="T20">*</text:span>)<text:tab/><text:tab/>= In0 (f (Mu0 f ))</text:p>
            <text:p text:style-name="P5">data Mu'0 (f ::<text:s/><text:span text:style-name="T20">*</text:span><text:s/><text:span text:style-name="T8">→</text:span><text:s/><text:span text:style-name="T20">*</text:span>) <text:s text:c="2"/>a<text:tab/>= In'0 (f (Mu'0 f a)) <text:s text:c="2"/>| <text:s/>Inverse0 a</text:p>
            <text:p text:style-name="P5"/>
            <text:p text:style-name="P5">type Phi0 f <text:s text:c="4"/>= ∀r.<text:s text:c="24"/><text:span text:style-name="T22">(r<text:s text:c="3"/></text:span><text:span text:style-name="T23">→</text:span><text:span text:style-name="T22"><text:s text:c="2"/>a )</text:span><text:s/><text:span text:style-name="T8">→</text:span><text:s/>(f r<text:s text:c="3"/><text:span text:style-name="T8">→</text:span><text:s/>a <text:s/>)</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type Phi'0 f a = ∀ r.<text:s/><text:span text:style-name="T28">(a<text:s/></text:span><text:span text:style-name="T29">→</text:span><text:span text:style-name="T28"><text:s/>r a)</text:span><text:s/><text:span text:style-name="T8">→</text:span><text:s/><text:span text:style-name="T22">(r a<text:s/></text:span><text:span text:style-name="T23">→</text:span><text:span text:style-name="T22"><text:s/>a)</text:span><text:s/><text:span text:style-name="T8">→</text:span><text:s/>(f (r a)<text:s/><text:span text:style-name="T8">→</text:span><text:s/>a)</text:p>
            <text:p text:style-name="P5">msfit0 :: Phi'0 f a<text:s/><text:span text:style-name="T8">→</text:span><text:s/>(∀a. Mu'0 f a)<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text:span text:style-name="T9">Can we coerece from<text:s/></text:span><text:span text:style-name="T14">(∀a. Mu'0 f a)</text:span><text:span text:style-name="T9"><text:s/>to<text:s/></text:span>Mu f<text:s/><text:span text:style-name="T9">? <text:s text:c="2"/>Yes!!!</text:span></text:p>
            <text:p text:style-name="P14">Can we coerece from<text:s/><text:span text:style-name="T14">Mu f<text:s/></text:span>to<text:s/><text:span text:style-name="T14">(∀a. Mu'0 f a)<text:s/></text:span>? <text:s text:c="2"/>Not exactly...</text:p>
          </draw:text-box>
          <draw:glue-point draw:id="4" svg:x="0.50000000000pt" svg:y="0.50000000000pt" draw:align="center"/>
        </draw:frame>
        <presentation:notes>
          <draw:frame presentation:style-name="pr3" xml:id="shape-132" draw:id="shape-132" draw:layer="" svg:width="489.57000000000pt" svg:height="356.37000000000pt" svg:x="62.22000000000pt" svg:y="374.46000000000pt" presentation:class="notes">
            <draw:text-box>
              <text:p text:style-name="P25"/>
            </draw:text-box>
            <draw:glue-point draw:id="4" svg:x="0.50000000000pt" svg:y="0.50000000000pt" draw:align="center"/>
          </draw:frame>
          <draw:page-thumbnail draw:style-name="gr10" xml:id="shape-133" draw:id="shape-133" draw:layer="" svg:width="396.28000000000pt" svg:height="296.96000000000pt" svg:x="108.00000000000pt" svg:y="60.18000000000pt" presentation:class="page" draw:page-number="17"/>
        </presentation:notes>
      </draw:page>
      <draw:page draw:name="page18" draw:id="page18" xml:id="page18" draw:master-page-name="Default1" draw:style-name="dp3" presentation:presentation-page-layout-name="pl2">
        <draw:layer-set>
          <draw:layer draw:name=""/>
        </draw:layer-set>
        <draw:frame draw:style-name="gr12" xml:id="shape-134" draw:id="shape-134" draw:layer="" svg:width="612.00000000000pt" svg:height="81.60000000000pt" svg:x="34.00000000000pt" svg:y="25.50000000000pt" presentation:class="title">
          <draw:text-box>
            <text:p text:style-name="P3">Corecion from<text:s/><text:span text:style-name="T15">Mu'</text:span><text:s/>to<text:s/><text:span text:style-name="T14">Mu</text:span></text:p>
          </draw:text-box>
          <draw:glue-point draw:id="4" svg:x="0.50000000000pt" svg:y="0.50000000000pt" draw:align="center"/>
        </draw:frame>
        <draw:frame draw:style-name="gr12" xml:id="shape-135" draw:id="shape-135" draw:layer="" svg:width="544.00000000000pt" svg:height="311.10000000000pt" svg:x="68.00000000000pt" svg:y="122.40000000000pt" presentation:class="outline">
          <draw:text-box>
            <text:p text:style-name="P5">data E r = Lam (r -&gt; r) | App r r</text:p>
            <text:p text:style-name="P5"/>
            <text:p text:style-name="P5">type Expr = Mu0 E</text:p>
            <text:p text:style-name="P5"/>
            <text:p text:style-name="P5">type Exp' a = Mu'0 E a</text:p>
            <text:p text:style-name="P5">type Exp = (forall a. Exp' a)<text:s text:c="2"/><text:span text:style-name="T61">-- .i.e <text:s/>(forall a. Rec0 E a)</text:span></text:p>
            <text:p text:style-name="P5"/>
            <text:p text:style-name="P5">exp2expr :: Exp -&gt; Expr<text:s text:c="2"/><text:span text:style-name="T61">-- i.e., (forall a. Rec0 E a) -&gt; Mu0 E</text:span></text:p>
            <text:p text:style-name="P5">exp2expr = msfit0 phi where</text:p>
            <text:p text:style-name="P5"><text:s text:c="2"/>phi inv p2r (Lam f) <text:s text:c="9"/>= In0(Lam((\x -&gt; p2r (f (inv x)))))</text:p>
            <text:p text:style-name="P5"><text:s text:c="2"/>phi inv p2r (App e1 e2) <text:s/>= In0(App (p2r e1) (p2r e2))</text:p>
          </draw:text-box>
          <draw:glue-point draw:id="4" svg:x="0.50000000000pt" svg:y="0.50000000000pt" draw:align="center"/>
        </draw:frame>
        <presentation:notes>
          <draw:frame presentation:style-name="pr3" xml:id="shape-136" draw:id="shape-136" draw:layer="" svg:width="489.57000000000pt" svg:height="356.37000000000pt" svg:x="62.22000000000pt" svg:y="374.46000000000pt" presentation:class="notes">
            <draw:text-box>
              <text:p text:style-name="P25"/>
            </draw:text-box>
            <draw:glue-point draw:id="4" svg:x="0.50000000000pt" svg:y="0.50000000000pt" draw:align="center"/>
          </draw:frame>
          <draw:page-thumbnail draw:style-name="gr10" xml:id="shape-137" draw:id="shape-137" draw:layer="" svg:width="396.28000000000pt" svg:height="296.96000000000pt" svg:x="108.00000000000pt" svg:y="60.18000000000pt" presentation:class="page" draw:page-number="18"/>
        </presentation:notes>
      </draw:page>
      <draw:page draw:name="page19" draw:id="page19" xml:id="page19" draw:master-page-name="Default1" draw:style-name="dp3" presentation:presentation-page-layout-name="pl3">
        <draw:layer-set>
          <draw:layer draw:name=""/>
        </draw:layer-set>
        <draw:frame draw:style-name="gr12" xml:id="shape-138" draw:id="shape-138" draw:layer="" svg:width="612.00000000000pt" svg:height="81.60000000000pt" svg:x="34.80904733027pt" svg:y="23.88190533946pt" presentation:class="title">
          <draw:text-box>
            <text:p text:style-name="P3">Attempt from<text:s/><text:span text:style-name="T14">Mu</text:span><text:s/>to<text:s/><text:span text:style-name="T14">Mu'</text:span></text:p>
          </draw:text-box>
          <draw:glue-point draw:id="4" svg:x="0.50000000000pt" svg:y="0.50000000000pt" draw:align="center"/>
        </draw:frame>
        <draw:frame draw:style-name="gr12" xml:id="shape-139" draw:id="shape-139" draw:layer="" svg:width="627.01168096099pt" svg:height="311.10000000000pt" svg:x="47.73379248606pt" svg:y="122.40000000000pt" presentation:class="subtitle">
          <draw:text-box>
            <text:p text:style-name="P5">msfit' <text:s/>:: (forall r. (a -&gt; r a) -&gt; (r a -&gt; a) -&gt; f (r a) -&gt; a) -&gt; Mu'0 f a -&gt; a</text:p>
            <text:p text:style-name="P5">msfit' phi (In'0 x) <text:s text:c="4"/>= phi <text:s/>Inverse0 <text:s/>(msfit' phi) <text:s/>x</text:p>
            <text:p text:style-name="P5">msfit' phi (Inverse0 z) <text:s/>= z</text:p>
            <text:p text:style-name="P5"/>
            <text:p text:style-name="P5">exp'2expr :: Exp' Expr -&gt; Expr<text:s text:c="2"/><text:span text:style-name="T61">-- i.e., Mu'0 E (Mu0 E) -&gt; Mu0 E</text:span></text:p>
            <text:p text:style-name="P5">exp'2expr = msfcata' phi where</text:p>
            <text:p text:style-name="P5"><text:s text:c="2"/>phi inv p2r (Lam f) <text:s text:c="5"/>= In0(Lam((\x -&gt; p2r (f (inv x)))))</text:p>
            <text:p text:style-name="P5"><text:s text:c="2"/>phi inv p2r (App e1 e2) <text:s/>= In0(App (p2r e1) (p2r e2))</text:p>
            <text:p text:style-name="P5"/>
            <text:p text:style-name="P5"><text:span text:style-name="T61">-- using general recursion and pattern matching against In0</text:span></text:p>
            <text:p text:style-name="P5">expr2exp' :: Expr -&gt; Exp' Expr<text:s text:c="2"/><text:span text:style-name="T61">-- i.e., Mu0 E -&gt; Mu'0 E (Mu0 E)</text:span></text:p>
            <text:p text:style-name="P5">expr2exp' (In0(Lam f)) <text:s text:c="8"/>= In'0(Lam (\x -&gt; expr2exp' (f (exp'2expr x))))</text:p>
            <text:p text:style-name="P5">expr2exp' (In0(App e1 e2)) <text:s/>= In'0(App (expr2exp' e1) (expr2exp' e2))</text:p>
          </draw:text-box>
          <draw:glue-point draw:id="4" svg:x="0.50000000000pt" svg:y="0.50000000000pt" draw:align="center"/>
        </draw:frame>
        <presentation:notes>
          <draw:frame presentation:style-name="pr3" xml:id="shape-140" draw:id="shape-140" draw:layer="" svg:width="489.57000000000pt" svg:height="356.37000000000pt" svg:x="62.22000000000pt" svg:y="374.46000000000pt" presentation:class="notes">
            <draw:text-box>
              <text:p text:style-name="P25"/>
            </draw:text-box>
            <draw:glue-point draw:id="4" svg:x="0.50000000000pt" svg:y="0.50000000000pt" draw:align="center"/>
          </draw:frame>
          <draw:page-thumbnail draw:style-name="gr10" xml:id="shape-141" draw:id="shape-141" draw:layer="" svg:width="396.28000000000pt" svg:height="296.96000000000pt" svg:x="108.00000000000pt" svg:y="60.18000000000pt" presentation:class="page" draw:page-number="19"/>
        </presentation:notes>
      </draw:page>
      <draw:page draw:name="page20" draw:id="page20" xml:id="page20" draw:master-page-name="Default1" draw:style-name="dp3" presentation:presentation-page-layout-name="pl3">
        <draw:layer-set>
          <draw:layer draw:name=""/>
        </draw:layer-set>
        <draw:frame draw:style-name="gr12" xml:id="shape-142" draw:id="shape-142" draw:layer="" svg:width="612.00000000000pt" svg:height="87.76662623812pt" svg:x="34.00000000000pt" svg:y="25.50000000000pt" presentation:class="title">
          <draw:text-box>
            <text:p text:style-name="P3"><text:span text:style-name="T58">Why from<text:s/></text:span><text:span text:style-name="T60">Mu'</text:span><text:span text:style-name="T58"><text:s/>to<text:s/></text:span><text:span text:style-name="T60">Mu</text:span><text:span text:style-name="T58"><text:s/>possible<text:line-break/>but not the other way?</text:span></text:p>
          </draw:text-box>
          <draw:glue-point draw:id="4" svg:x="0.50000000000pt" svg:y="0.50000000000pt" draw:align="center"/>
        </draw:frame>
        <draw:frame draw:style-name="gr12" xml:id="shape-143" draw:id="shape-143" draw:layer="" svg:width="630.24787028208pt" svg:height="311.10000000000pt" svg:x="25.88951456871pt" svg:y="122.40000000000pt" presentation:class="subtitle">
          <draw:text-box>
            <text:p text:style-name="P5">data E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
            <text:p text:style-name="P5">type Expr = Mu0 E</text:p>
            <text:p text:style-name="P5">lam :: Expr<text:s/><text:span text:style-name="T8">→</text:span><text:s/>Expr</text:p>
            <text:p text:style-name="P5">lam f = In0 (Lam f)</text:p>
          </draw:text-box>
          <draw:glue-point draw:id="4" svg:x="0.50000000000pt" svg:y="0.50000000000pt" draw:align="center"/>
        </draw:frame>
        <draw:frame draw:style-name="gr12" xml:id="shape-144" draw:id="shape-144" draw:layer="" svg:width="427.98603771402pt" svg:height="141.58328279764pt" svg:x="225.72420514596pt" svg:y="321.19179011808pt">
          <draw:text-box>
            <text:p text:style-name="P25"><text:span text:style-name="T62">Assume that Expr = Exp = (∀a . Exp' a)</text:span></text:p>
            <text:p text:style-name="P26"><text:span text:style-name="T63">There are less functions with type<text:line-break/>(∀a. Exp' a)<text:s/></text:span><text:span text:style-name="T64">→</text:span><text:span text:style-name="T63"><text:s/>(∀a. Exp' a) than</text:span></text:p>
            <text:p text:style-name="P26"><text:span text:style-name="T63">functions with type (∀a. Exp' a<text:s/></text:span><text:span text:style-name="T64">→</text:span><text:span text:style-name="T63"><text:s/>Exp' a)</text:span></text:p>
          </draw:text-box>
          <draw:glue-point draw:id="4" svg:x="0.50000000000pt" svg:y="0.50000000000pt" draw:align="center"/>
        </draw:frame>
        <presentation:notes>
          <draw:frame presentation:style-name="pr3" xml:id="shape-145" draw:id="shape-145" draw:layer="" svg:width="489.57000000000pt" svg:height="356.37000000000pt" svg:x="62.22000000000pt" svg:y="374.46000000000pt" presentation:class="notes">
            <draw:text-box>
              <text:p text:style-name="P25"/>
            </draw:text-box>
            <draw:glue-point draw:id="4" svg:x="0.50000000000pt" svg:y="0.50000000000pt" draw:align="center"/>
          </draw:frame>
          <draw:page-thumbnail draw:style-name="gr10" xml:id="shape-146" draw:id="shape-146" draw:layer="" svg:width="396.28000000000pt" svg:height="296.96000000000pt" svg:x="108.00000000000pt" svg:y="60.18000000000pt" presentation:class="page" draw:page-number="20"/>
        </presentation:notes>
      </draw:page>
      <draw:page draw:name="page21" draw:id="page21" xml:id="page21" draw:master-page-name="Default1" draw:style-name="dp3" presentation:presentation-page-layout-name="pl3">
        <draw:layer-set>
          <draw:layer draw:name=""/>
        </draw:layer-set>
        <draw:frame draw:style-name="gr8" xml:id="shape-147" draw:id="shape-147" draw:layer="" svg:width="544.00000000000pt" svg:height="80.10000000000pt" svg:x="68.00000000000pt" svg:y="92.40000000000pt" presentation:class="subtitle">
          <draw:text-box>
            <text:p text:style-name="P5">Thanks for listening.</text:p>
          </draw:text-box>
          <draw:glue-point draw:id="4" svg:x="0.50000000000pt" svg:y="0.50000000000pt" draw:align="center"/>
          <draw:glue-point draw:id="5" svg:x="0.50000000000pt" svg:y="0.50000000000pt" draw:align="center"/>
        </draw:frame>
        <draw:frame draw:style-name="gr8" xml:id="shape-148" draw:id="shape-148" draw:layer="" svg:width="612.00000000000pt" svg:height="59.50000000000pt" svg:x="34.00000000000pt" svg:y="14.66666666667pt" presentation:class="title">
          <draw:text-box>
            <text:p text:style-name="P3">Questions or Suggestions?</text:p>
          </draw:text-box>
          <draw:glue-point draw:id="4" svg:x="0.50000000000pt" svg:y="0.50000000000pt" draw:align="center"/>
          <draw:glue-point draw:id="5" svg:x="0.50000000000pt" svg:y="0.50000000000pt" draw:align="center"/>
        </draw:frame>
        <draw:frame draw:style-name="gr13" xml:id="shape-149" draw:id="shape-149" draw:layer="" svg:width="407.66666666667pt" svg:height="169.32362453777pt" svg:x="548.75279135301pt" svg:y="366.45084959390pt" presentation:class="subtitle">
          <draw:text-box>
            <text:p text:style-name="P27"><text:span text:style-name="T65">===============&lt;<text:s/></text:span><text:span text:style-name="T66">Advertisement</text:span><text:span text:style-name="T65"><text:s/>&gt;=============</text:span></text:p>
            <text:p text:style-name="P28"/>
            <text:p text:style-name="P28"><draw:frame draw:style-name="gr14" xml:id="shape-150" draw:id="shape-150" draw:layer="" svg:width="134.64629533574pt" svg:height="134.64629533574pt" svg:x="52.50000000000pt" svg:y="276.59156917550pt" text:anchor-type="char"><draw:image xlink:type="simple" xlink:show="embed" xlink:actuate="onLoad" xlink:href="Pictures/image1.png"/></draw:frame><text:span text:style-name="T65">Ki Yung Ahn &lt;kya@cs.pdx.edu&gt; is graduating soon this summer and openly looking for research positions worldwide.</text:span></text:p>
          </draw:text-box>
          <draw:glue-point draw:id="4" svg:x="0.50000000000pt" svg:y="0.50000000000pt" draw:align="center"/>
          <draw:glue-point draw:id="5" svg:x="0.50000000000pt" svg:y="0.50000000000pt" draw:align="center"/>
        </draw:frame>
        <draw:frame draw:style-name="gr9" xml:id="shape-151" draw:id="shape-151" draw:layer="" svg:width="134.64629533574pt" svg:height="134.64629533574pt" svg:x="504.77731602038pt" svg:y="514.79148831840pt">
          <draw:image xlink:type="simple" xlink:show="embed" xlink:actuate="onLoad" xlink:href="Pictures/image1.png"/>
        </draw:frame>
        <presentation:notes>
          <draw:frame presentation:style-name="pr2" xml:id="shape-152" draw:id="shape-152" draw:layer="" svg:width="489.57000000000pt" svg:height="356.37000000000pt" svg:x="62.22000000000pt" svg:y="374.46000000000pt" presentation:class="notes">
            <draw:text-box>
              <text:p text:style-name="P7"/>
            </draw:text-box>
            <draw:glue-point draw:id="4" svg:x="0.50000000000pt" svg:y="0.50000000000pt" draw:align="center"/>
            <draw:glue-point draw:id="5" svg:x="0.50000000000pt" svg:y="0.50000000000pt" draw:align="center"/>
          </draw:frame>
          <draw:page-thumbnail draw:style-name="gr10" xml:id="shape-153" draw:id="shape-153" draw:layer="" svg:width="396.28000000000pt" svg:height="296.96000000000pt" svg:x="108.00000000000pt" svg:y="60.18000000000pt" presentation:class="page" draw:page-number="21"/>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1" style:display-name="Contents 1" style:family="paragraph">
      <style:paragraph-properties fo:margin-left="0.000000000000000pt"/>
    </style:style>
    <style:style style:name="A1" style:display-name="A1"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draw:textarea-horizontal-align="left" draw:textarea-vertical-align="top" fo:margin="0.000000000000000pt" style:wrap="biggest" style:wrap-contour="false" style:wrap-dynamic-threshold="0.000000000000000pt" svg:fill-rule="evenodd"/>
    </style:style>
    <style:style style:name="gr2" style:family="graphic">
      <style:graphic-properties draw:fill="none" draw:stroke="none" fo:margin="0.000000000000000pt" style:wrap="biggest" style:wrap-contour="false" style:wrap-dynamic-threshold="0.000000000000000pt"/>
    </style:style>
    <style:style style:name="gr3" style:family="graphic">
      <style:graphic-properties draw:fill="none" draw:stroke="solid" draw:stroke-linejoin="miter" draw:textarea-horizontal-align="left" draw:textarea-vertical-align="top" fo:margin="0.000000000000000pt" style:wrap="biggest" style:wrap-contour="false"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draw:textarea-horizontal-align="left" draw:textarea-vertical-align="top" fo:margin="0.000000000000000pt" style:wrap="biggest" style:wrap-contour="false"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draw:textarea-horizontal-align="left" draw:textarea-vertical-align="top" fo:margin="0.000000000000000pt" style:wrap="biggest" style:wrap-contour="false"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draw:textarea-horizontal-align="left" draw:textarea-vertical-align="top" fo:margin="0.000000000000000pt" style:wrap="biggest" style:wrap-contour="false"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fo:padding="0.000000000000000pt" style:wrap="biggest" style:wrap-contour="false"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82444052614pt" svg:height="113.17208581973pt" svg:x="0.00000000000pt" svg:y="396.70200000000pt" svg:viewBox="0 0 681 113" svg:d="M580.028 62.1348L583.086 62.1348L583.086 85.3863L584.793 85.3863L584.793 59.9273L592.001 59.9273L592.001 64.0698C593.29 63.6162 594.945 63.5305 596.799 64.7349L596.799 63.8277L601.224 56.2083L603.425 56.1781L603.425 52.8821L607.212 52.8821L607.212 50.9475L603.947 50.9475L603.947 49.617L605.075 49.617C604.322 48.589 605.256 47.8634 605.256 47.8634L606.174 47.8634C607.073 48.4418 606.791 49.2261 606.572 49.617L607.212 49.617L607.212 47.1378L604.007 47.1378L604.007 45.7768L605.044 45.7768C604.528 44.7982 605.411 44.1443 605.411 44.1443L606.358 44.1443C607.151 44.6642 607.062 45.3226 606.877 45.7768L607.212 45.7768L607.182 43.2981L603.947 43.2981L603.947 41.9673L604.921 41.9673C604.467 41.0504 605.256 40.4257 605.256 40.4257L606.083 40.4257C606.786 40.9152 606.707 41.5419 606.542 41.9673L607.182 41.9673L607.182 39.4577L604.068 39.4577L604.068 38.2482L603.824 38.2482L603.67 37.5224L603.67 36.7668L603.792 36.2829L604.619 36.2529L604.798 36.4946L604.798 37.6135L605.683 37.6436L605.714 38.0669L605.411 38.097L605.411 37.8554L604.709 37.8554L604.649 38.1273L607.182 38.1273L607.182 35.5878L603.947 35.5878L603.947 34.2268L607.182 34.2268L607.182 33.8946L607.121 33.8946C607.121 33.8946 604.021 33.7843 603.425 33.3803C603.443 32.4253 603.425 32.4132 603.425 32.4132C603.425 32.4132 603.632 32.2025 604.191 32.1103C604.246 32.1288 604.222 31.8986 604.222 31.8986L603.701 31.8986L603.455 31.6571L603.455 27.7566L603.122 27.7566C603.122 27.7566 602.919 27.6422 602.847 27.4542L602.847 22.4045C602.847 22.4045 603.127 22.0617 603.486 21.9513C603.466 21.9317 603.486 18.504 603.486 18.504C603.883 17.8631 605.65 17.6345 606.846 17.4762L606.846 17.2044C606.846 17.2044 605.806 17.1528 605.624 16.9319C605.604 16.9319 605.245 16.6085 605.226 16.4783C605.212 16.4524 605.226 14.1199 605.226 14.1199C605.366 13.8817 606.419 13.4592 607.395 13.3944L608.678 13.3944L608.433 10.7338L608.433 10.7032L607.948 5.07961L607.857 5.07961L607.887 4.32373L607.825 3.77949L607.887 3.77949L607.887 3.71903L611.489 3.77949L611.489 3.83994L611.548 3.83994L611.212 7.37753L611.212 7.80082L611.181 7.80082L610.971 10.1293L610.971 10.7338L610.909 10.7338L610.665 13.3944L611.948 13.3944C612.921 13.4592 614.008 13.8512 614.147 14.0897C614.147 14.0897 614.161 16.4524 614.147 16.4783C614.128 16.6085 613.767 16.9319 613.747 16.9319C613.565 17.1527 612.529 17.2044 612.529 17.2044L612.529 17.4762C613.719 17.6345 615.489 17.8632 615.883 18.504C615.883 18.504 615.903 21.9317 615.883 21.9513C616.246 22.0617 616.528 22.4045 616.528 22.4045L616.528 27.4542C616.456 27.6422 616.252 27.7566 616.252 27.7566L615.915 27.7566L615.915 31.6571L615.671 31.8685L615.153 31.8685C615.153 31.8685 615.128 32.1288 615.182 32.1103C615.737 32.2025 615.915 32.3825 615.915 32.3825C615.915 32.3825 615.927 32.4253 615.945 33.3803C615.353 33.7843 612.223 33.8946 612.223 33.8946L612.131 33.8946L612.131 34.2268L615.426 34.2268L615.426 35.5878L612.131 35.5878L612.131 38.1273L612.559 38.1273C612.421 37.3811 612.891 36.8878 612.891 36.8878L613.566 36.8878C614.002 37.2605 614.077 37.7384 614.025 38.1273L615.519 38.1273L615.519 39.4577L612.131 39.4577L612.131 41.937L613.809 41.937C613.111 40.8798 613.934 40.1224 613.934 40.1224L614.695 40.1224C615.477 40.721 615.218 41.558 615.032 41.937L615.397 41.937L615.397 43.2981L612.131 43.2981L612.161 45.7768L615.488 45.7768L615.488 47.1378L612.161 47.1378L612.161 49.5869L613.686 49.5869C612.722 48.5009 613.778 47.7423 613.778 47.7423L614.726 47.7423C615.779 48.3873 615.313 49.2671 615.093 49.5869L615.426 49.5869L615.426 50.9475L612.161 50.9475L612.161 52.8821L615.915 52.8821L615.915 66.0047L616.314 68.7565L617.752 68.8468L617.752 79.1875L618.911 79.1875L619.521 76.7991L620.375 78.9457L620.375 64.3418L622.822 64.3418L622.822 61.318L623.86 61.318L623.86 41.1511L635.586 33.8643L635.525 62.9811L639.13 60.9251L639.13 84.8118L640.141 84.8118L640.141 70.5704C640.513 69.3517 640.883 68.4005 641.268 67.6677L641.268 63.3136L644.383 63.3136L644.383 55.9662L646.247 50.5543L648.597 46.7745L650.857 50.3727L652.783 56.299L652.783 62.5884L657.183 62.5884L657.183 74.1684L658.37 74.1684L658.37 85.3863L658.892 85.3863L658.892 71.8101L663.046 71.8101L663.046 85.3863L663.44 85.3863L663.44 71.1446L665.917 71.1446L665.917 67.2748L670.654 67.2748L670.654 85.3863L673.37 85.3863L673.37 74.7729L675.386 74.7729L675.386 63.0117L680.824 63.0117L680.548 94.6687L680.548 113.172L1.04173e-13 113.172L0 62.8301L0.222027 62.8301L0.222027 73.4733L1.44378 73.4733L1.44378 60.3202L6.02531 60.3202L6.02531 58.6876L5.35332 58.6876L5.35332 50.2821L6.63612 50.2821L6.63612 48.8913L7.24701 48.8913L8.98799 46.0493L8.98799 43.4189L11.0344 37.492L11.0344 36.404L11.065 37.492L12.9585 43.4189L12.9585 46.0493L14.6997 48.9215L15.3106 48.9215L15.3106 50.2821L16.5933 50.2821L16.5933 58.6876L15.9216 58.6876L15.9216 59.8368L18.5788 59.8368L18.5788 71.4777L20.8081 71.4777L20.8081 71.5682L21.4495 71.5682L21.4495 64.6444L21.6026 64.6444L21.6026 59.7156L27.7112 59.7156L27.7112 47.2285C27.7112 45.4317 30.2109 41.1057 33.3311 41.0299C36.5989 40.9507 39.1577 45.5373 39.226 47.2285C39.2307 47.3468 39.2276 61.9247 39.226 73.1704L39.959 73.1704L39.959 62.9511L41.7915 62.9511L41.7915 62.044L44.1741 62.044L44.1741 55.6641L48.3891 55.6641L48.3891 62.044L51.474 62.044L51.474 85.3863L51.5657 85.3863L51.5657 64.1603L53.4895 60.8347L55.353 64.0398L55.353 85.3863L55.4752 85.3863L55.4752 69.8754L55.567 69.8754L55.567 64.3722L61.0035 64.3722L60.9425 69.8754L61.2782 69.8754L61.2782 68.2724L66.6234 66.8512L66.6234 85.3863L67.4176 85.3863L67.4176 64.1603L68.6699 64.1603L68.6699 64.0398C68.6699 64.0398 71.2355 60.9518 74.8091 62.1951L74.8091 61.9533L82.0176 61.9533L82.0176 66.9423L83.5751 66.9423L86.7821 78.8249L86.7821 65.8234L91.2419 57.0246L94.9678 56.964L99.0304 65.1583L99.0304 75.1663L99.8854 77.3131L99.8854 85.0835L101.168 85.0835L101.168 70.8726L103.181 70.8726L104.802 60.2295L106.332 70.7821L107.734 70.8726L107.734 73.0496L107.886 73.0496L107.886 84.8118L109.931 84.8118L109.931 64.4021L112.804 64.4021L112.804 63.344L117.784 63.344L117.784 66.9423L119.403 66.9423L119.403 79.6109L120.685 79.6109L120.685 61.4086L121.481 61.4086L121.481 34.8921L124.749 25.3375L128.87 18.7159L132.874 25.0351L136.263 35.4668L136.263 60.7136L136.602 60.7136L136.602 70.0565C137.362 71.3083 137.851 72.5661 137.851 72.5661L137.851 76.7084C138.002 76.6971 138.159 76.6882 138.307 76.6782L138.307 69.9355L140.751 69.9355L140.782 67.8491L141.12 65.2487L141.426 66.6397L141.426 33.3803L144.51 33.3803L144.51 36.2829L151.779 36.2829L151.779 33.3503L154.65 33.3503L154.65 70.4189C154.698 70.4146 154.752 70.4185 154.803 70.4189L154.803 61.1368L160.238 61.1368L160.208 66.2462L162.436 67.547L163.02 65.8841L162.895 67.8189L166.135 69.663L166.135 76.7991L166.595 76.7991L168.73 69.8448L169.98 67.2442L169.767 69.7839L170.684 69.7839L170.684 66.156L174.871 66.156C174.928 65.8506 174.979 65.5778 175.021 65.5514C175.4 65.084 175.035 65.6605 174.81 64.9767C174.784 64.8264 175.121 62.726 175.541 62.5277C175.753 62.4695 178.724 61.9296 180.339 61.893C180.291 61.911 184.122 61.893 184.122 61.893C184.122 61.893 189.609 62.4922 192.616 63.7678L194.415 60.9856L197.226 61.0462L200.43 65.2794L200.584 68.7565C202.277 70.2374 204.559 72.3737 205.718 74.38L206.454 74.1989L206.454 64.7653L213.63 64.7653L213.63 72.4147L215.37 71.9918L215.37 66.9727L221.051 66.9727L221.051 70.5704L221.847 70.3589L221.847 69.663L223.22 70.0262L223.71 69.9051L223.71 61.1973L224.532 56.1479L224.288 56.1781L224.318 56.0271L224.563 55.997L224.838 54.6361L224.991 53.5172L225.083 54.6666L225.325 55.9363L225.571 55.9363L225.571 56.0874L225.357 56.1178L225.602 57.1457L226.398 59.5045L226.916 59.5045L229.177 51.552L231.59 59.5045L232.078 59.5045L232.508 57.1457L232.721 56.2689L232.446 56.2389L232.416 56.057L232.752 56.057L233.056 54.3336L233.178 53.3965L233.3 54.3643L233.572 56.057L233.849 56.057L233.879 56.2689L233.603 56.2389L234.399 61.1973L234.399 64.6444L234.98 63.6764L236.658 66.5792L242.434 66.5792L242.434 65.7629L248.513 65.7629L248.513 66.5792L249.731 66.5792L249.731 63.2533L259.539 63.2533L259.539 66.5792L260.087 66.5792C259.908 65.2423 260.665 65.4306 260.665 65.4306C261.018 65.4295 260.972 66.2165 260.972 66.2165L262.253 66.2165C262.253 65.965 262.349 65.6011 262.193 65.3698C261.861 64.8817 261.863 64.3304 262.439 64.1C263.574 64.4526 262.712 65.4306 262.712 65.4306L262.712 66.1861L263.965 66.2165C263.913 65.3275 264.506 65.3923 264.484 65.3999C265.099 65.3488 264.942 66.3376 264.942 66.3376L264.942 66.821L269.891 66.821L269.891 62.6487L276.458 62.6487L276.458 66.821L278.291 66.821L278.291 64.7653L286.295 64.7653L286.295 66.821L290.048 66.821L290.048 64.9767L290.416 64.9767L290.416 61.1368L291.241 56.0874L290.995 56.1178L291.025 55.9363L291.272 55.9065L291.515 54.5756L291.699 53.4264L291.79 54.5756L292.034 55.8457L292.278 55.876L292.278 56.0271L292.065 56.0271L292.309 57.0549L292.738 58.597L293.867 58.597L295.855 51.4612L298.115 59.4738L298.786 59.4738L299.212 57.0549L299.425 56.2083L299.151 56.1781L299.121 55.997L299.455 55.997L299.73 54.2732L299.884 53.3054L299.975 54.2732L300.28 55.997L300.556 55.997L300.587 56.1781L300.312 56.1781L301.104 61.1368L301.135 70.0565L302.237 70.3286L302.237 64.0698L309.047 67.9704L309.047 72.0219L311.949 72.7475L311.949 68.0909L313.568 68.0909L313.568 64.493L318.545 64.493L318.545 65.6417C320.07 64.7175 322.54 64.0236 325.385 66.4584C325.375 66.8359 325.362 68.2615 325.357 69.5122L326.55 61.3788L327.831 69.8754L331.831 69.8754L332.32 71.659L332.32 66.2769L336.417 59.2923L340.108 59.3528L344.57 66.9727L344.57 80.2457L346.617 80.2457L347.196 77.8572L348.144 80.216L348.144 81.7274L349.333 82.0299L349.333 63.0718L356.542 63.0718L356.542 83.8441L358.22 84.2368L358.22 67.3349L358.25 67.3349L358.25 65.2794L363.934 65.2794L363.934 67.3349L364.515 67.3349L364.515 85.3863L364.761 85.3863L364.761 68.0003L368.944 69.0884L368.944 64.3418L375.969 64.3418L375.969 69.3008L375.999 69.3008L375.999 65.1886L377.77 62.1648L377.77 58.7786L377.069 58.7786L377.069 57.4481L377.74 57.4481C377.74 57.4481 377.897 55.0625 380.459 54.6361C380.488 54.6311 380.751 52.7705 380.703 52.3077C380.426 52.2109 380.243 51.9848 380.243 51.7336C380.231 51.416 380.508 51.1428 380.887 51.0985L380.948 49.2842L381.008 51.0985C381.42 51.1043 381.748 51.3884 381.74 51.7336C381.735 51.9909 381.541 52.2192 381.252 52.3077C381.213 52.8365 381.376 54.5683 381.405 54.5756C383.969 55.2217 384.308 57.4481 384.308 57.4481L385.008 57.4481L385.008 58.7179L384.278 58.7179L384.247 63.6466L384.856 63.6466L384.856 66.8512L385.313 66.8512L385.313 64.0698L388.369 64.0698L388.369 62.2558L387.666 62.2558L387.666 60.9251L388.338 60.9251C388.338 60.9251 388.499 58.5395 391.056 58.1131C391.087 58.1083 391.348 56.2479 391.3 55.7849C391.023 55.6882 390.843 55.4619 390.843 55.2104C390.835 54.8842 391.124 54.6074 391.516 54.5756L391.547 52.7616L391.638 54.5756C392.038 54.5951 392.347 54.8751 392.34 55.2104C392.333 55.468 392.139 55.6965 391.852 55.7849C391.813 56.3132 391.974 58.0455 392.004 58.0528C392.943 58.2901 393.583 58.756 394.019 59.2319L395.391 59.2319L395.391 60.9251L395.604 60.9251L395.604 61.5599L402.451 61.5599L402.451 63.465L404.832 63.465L404.832 64.0698L407.98 64.0698L407.98 61.4696L407.306 61.4696L407.306 60.2295L407.949 60.2295C407.949 60.2295 408.109 58.0515 410.574 57.6601C410.602 57.6552 410.848 56.009 410.815 55.5431C410.536 55.4564 410.353 55.2394 410.358 54.9989C410.355 54.7044 410.634 54.4557 411 54.4244L411.03 52.7616L411.124 54.4244C411.501 54.4439 411.799 54.6957 411.798 54.9989C411.798 55.2456 411.598 55.4645 411.307 55.5431C411.273 56.0375 411.461 57.5926 411.489 57.5992C412.542 57.852 413.182 58.359 413.598 58.8693L413.598 58.8085L416.469 58.8085L416.469 57.5088L417.11 57.5088C417.11 57.5088 417.269 55.1233 419.828 54.6967C419.86 54.6911 420.188 52.6147 420.105 52.2777C419.801 52.1852 419.603 51.9418 419.614 51.6732C419.624 51.3583 419.914 51.0991 420.288 51.0682L420.317 49.2238L420.409 51.0378C420.808 51.0574 421.118 51.3378 421.11 51.6732C421.104 51.9307 420.91 52.159 420.624 52.2473C420.551 52.6285 420.774 54.6287 420.806 54.6361C423.365 55.2828 423.706 57.5088 423.706 57.5088L424.411 57.5088L424.411 58.7786L423.676 58.7786L423.676 59.5045L429.481 59.5045L429.481 67.1238C429.771 67.1588 430.087 67.2077 430.183 67.2748C430.184 67.2706 430.183 68.6655 430.183 68.6655C430.183 68.685 430.185 76.0899 430.183 82.6349L432.932 82.6349L432.932 63.2836L433.939 63.2836L433.939 62.4973L435.345 62.4973L435.345 56.9038L439.559 56.9038L439.559 62.4973L440.229 62.4973L440.229 63.2836L442.645 63.2836L442.645 71.1446L446.645 71.1446L446.645 71.0844L453.457 71.0844L453.457 75.4082L457.151 75.4082L458.07 72.7777L459.171 75.4082L459.171 81.2737L459.842 81.2737L459.842 65.2794C459.842 65.2794 463.571 60.7523 468.302 64.7954C468.301 64.825 468.302 65.0009 468.302 65.0374L469.797 65.0374L469.797 62.7391L469.373 62.4064L469.373 61.893L469.828 61.893L469.828 61.7112L470.014 61.7112L469.983 61.5904L469.828 61.5904L469.645 61.4086L469.645 61.2276L470.136 60.9556L470.136 60.3202L470.348 60.3202C470.696 57.4343 472.432 51.8827 477.619 50.0706L477.619 49.6772L477.831 49.6772L477.831 49.4056C477.831 49.4056 477.43 49.4622 477.374 49.1936C477.374 49.1234 477.358 48.9041 477.619 48.8007L477.771 48.7705L477.771 47.9539L477.893 47.9539L477.893 47.5005L478.043 47.5005L478.043 47.8936L478.378 47.8936L478.378 47.1682L478.194 47.1682L478.194 46.7447L478.562 46.7447L478.562 43.6L478.164 43.2677L478.164 43.0254L478.592 43.0254L478.592 42.0583L478.991 42.4513L478.991 42.9349L479.297 42.9349L479.297 41.1208L478.899 41.1208L478.899 40.8184L479.113 40.8184L479.113 39.8506C479.113 39.8506 479.649 39.0345 479.97 39.0345L479.97 38.732L479.694 38.5811L479.694 38.4602L480.001 38.4602L480.001 37.7038L480.213 37.7038C480.213 37.7038 480.023 37.5591 480.001 37.4321L480.001 37.1295C480.001 37.1295 480.089 37.0151 480.181 37.0088C480.288 37.0014 480.304 36.9784 480.304 36.9784L480.304 36.8271C479.402 36.3882 480.117 35.561 480.304 35.6481L480.335 34.0757L480.485 33.2591L480.608 34.0757L480.638 35.6481C480.827 35.561 481.545 36.3882 480.638 36.8271L480.638 36.9784C480.638 36.9784 480.654 37.0014 480.76 37.0088C480.856 37.0151 480.944 37.1295 480.944 37.1295L480.944 37.4321C480.922 37.5591 480.73 37.7038 480.73 37.7038L480.944 37.7038L480.944 38.4602L481.252 38.4602L481.252 38.5811L480.975 38.732L480.975 39.0345C481.295 39.0345 481.832 39.8506 481.832 39.8506L481.832 40.8184L482.045 40.8184L482.045 41.1208L481.649 41.1208L481.649 42.9349L481.954 42.9349L481.954 42.4513L482.351 42.0583L482.351 43.0254L482.779 43.0254L482.779 43.2677L482.382 43.6L482.382 46.7447L482.749 46.7447L482.749 47.1682L482.565 47.1682L482.565 47.8936L482.902 47.8936L482.902 47.5005L483.057 47.5005L483.057 47.9539L483.178 47.9539L483.178 48.7705L483.329 48.8007C483.588 48.9041 483.574 49.1234 483.574 49.1936C483.516 49.4622 483.118 49.4056 483.118 49.4056L483.118 49.6772L483.329 49.6772L483.329 50.0706C488.515 51.8827 490.254 57.4343 490.597 60.3202L490.81 60.3202L490.81 60.9556L491.3 61.2276L491.3 61.4086L491.116 61.5904L490.992 61.5904L490.931 61.7112L491.116 61.7112L491.116 61.893L491.576 61.893L491.576 62.4064L491.147 62.7391L491.147 65.5813L492.248 65.5813L493.285 65.8841L493.956 66.3071L493.956 66.5491L493.806 66.6096L493.806 67.5773L494.386 67.7888L494.386 67.94L494.69 67.94L494.69 68.7865L498.724 69.8448L498.724 60.1391L501.775 60.1391L501.775 53.7596L506.021 53.7596L506.021 60.1391L508.405 60.1391L508.405 64.5534L509.231 65.9445L509.231 81.2135L510.631 81.2135L510.631 80.8504L511.858 80.8504L511.858 62.6487L512.16 62.6487L512.16 59.9273L520.165 59.9273L520.165 64.7349L520.803 64.7349L520.803 67.6374L521.448 67.6374L521.448 61.9533L521.967 61.9533L521.967 57.8105L528.563 57.8105L528.563 62.2254L531.864 62.2254L531.864 65.1281L532.017 65.1281L532.017 64.7046L532.26 64.7046L532.26 64.4021L532.047 64.4021L532.047 64.0698L532.229 64.0698L532.229 63.7371L532.383 63.7371L532.352 63.6162L532.535 63.6162L532.535 63.0718L532.811 62.6789L532.811 61.9533L533.298 61.1368L533.419 61.1368C533.419 61.1368 533.469 60.6901 533.692 60.6531C533.692 60.6344 533.692 60.3507 533.692 60.3507C533.495 60.3242 533.415 59.9542 533.692 59.8368C533.693 59.8374 533.689 59.5353 533.692 59.5343C533.373 59.4347 533.374 58.9138 533.815 58.8997C534.256 58.9146 534.228 59.4347 533.906 59.5343C533.907 59.5353 533.903 59.8374 533.906 59.8368C534.183 59.9542 534.103 60.3241 533.906 60.3507C533.906 60.3507 533.906 60.6344 533.906 60.6531C534.129 60.6901 534.18 61.1368 534.18 61.1368L534.305 61.1368L534.793 61.9533L534.793 62.6789L535.068 63.0718L535.068 63.6162L535.25 63.6162L535.222 63.7371L535.374 63.7371L535.374 64.0698L535.556 64.0698L535.556 64.4021L535.343 64.4021L535.343 64.7046L535.586 64.7046L535.586 65.1583L535.863 65.1583L535.863 65.5813L535.679 65.5813L535.679 66.8815L535.924 67.3048L536.167 67.3048L536.167 66.8815L536.016 66.8815L536.016 66.6096L536.167 66.6096L536.167 66.2769L536.444 66.2769L536.444 66.6096L536.626 66.6096L536.626 66.6397L538.918 66.6397L538.918 58.4156L547.778 58.4156C548.227 36.965 551.533 13.2405 562.467 0.151177C562.315 -0.000319283 564.759 5.6254e-09 564.759 5.6254e-09C576.347 11.5602 579.676 38.6273 580.028 62.1348M604.252 41.6951L603.578 41.6951L603.455 42.0883L602.663 42.0883L602.512 41.3625L602.512 40.637L602.663 40.1224L603.455 40.0924L603.64 40.3648L603.64 41.4534L604.528 41.4836L604.559 41.9069L604.252 41.9673L604.252 41.6951M614.664 43.7512C615.961 44.5433 614.91 45.7467 614.91 45.7467C614.91 45.7467 613.681 45.6473 613.657 45.6867C612.557 44.5567 613.717 43.7512 613.717 43.7512L614.664 43.7512M603.486 44.1141L603.486 45.2328L604.376 45.263L604.406 45.6867L604.1 45.7164L604.1 45.4749L603.394 45.4749L603.272 45.8676L602.512 45.8676L602.358 45.1422L602.358 44.3863L602.481 43.9026L603.272 43.8723L603.486 44.1141M603.701 47.9844L603.701 49.1032L604.619 49.1032L604.619 49.5565L604.314 49.5869L604.314 49.3146L603.64 49.3146L603.516 49.7078L602.725 49.738L602.573 49.0123L602.573 48.2565L602.725 47.7423L603.516 47.7121L603.701 47.9844M531.864 66.9727L531.926 66.8815L531.926 65.5813L531.864 65.5813L531.864 66.9727M536.444 67.6374L536.505 67.6374L536.505 66.8815L536.444 66.8815L536.444 67.6374M236.904 85.3863L242.434 85.3863L242.434 70.3286L236.904 70.3286L236.904 85.3863M248.513 85.3863L249.731 85.3863L249.731 70.3286L248.513 70.3286L248.513 85.3863M259.539 85.3863L261.217 85.3863L261.278 77.9179L263.508 77.9179L263.508 74.38L269.066 74.38L269.066 85.3863L269.891 85.3863L269.891 70.3286L259.539 70.3286L259.539 85.3863M276.458 74.3198L277.891 74.3198L277.891 85.3863L278.291 85.3863L278.291 70.3286L276.458 70.3286L276.458 74.3198M286.295 77.3131L288.433 77.3131L288.433 85.3863L290.048 85.3863L290.048 70.3286L286.295 70.3286L286.295 77.3131M301.135 70.9637L301.811 71.1446C301.519 70.8957 301.336 70.7468 301.135 70.5704L301.135 70.9637M301.135 73.5639C301.152 73.6209 301.179 73.6563 301.197 73.7151L301.197 85.3863L302.237 85.3863L302.237 72.8084C301.864 72.441 301.518 72.0957 301.135 71.7196L301.135 73.5639M167.998 76.7991L169.065 76.7991L169.065 72.8379L167.998 76.7991M221.051 74.0174L221.051 85.3863L221.847 85.3863L221.847 73.2613C221.589 73.5173 221.31 73.7662 221.051 74.0174M213.63 80.9717L213.63 85.3863L215.37 85.3863L215.37 79.3994C214.784 79.9322 214.201 80.4677 213.63 80.9717M310.571 85.3863L311.949 85.3863L311.949 81.9089C311.499 81.5197 311.032 81.1371 310.571 80.7295L310.571 85.3863M178.078 81.2737L178.292 81.2135C178.292 81.0808 178.292 80.8274 178.292 80.8205C178.288 80.8224 178.153 80.8165 178.078 80.8204L178.078 81.2737M178.292 80.8205C178.292 80.8204 178.292 80.8204 178.292 80.8204C178.292 80.8205 178.292 80.8205 178.292 80.8205M38.7373 85.3863L39.0732 85.3863L39.0732 85.3558L38.7373 85.3558L38.7373 85.38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2" draw:id="shape-2" draw:name="g7576" svg:y="414.22978010727pt">
        <draw:path draw:style-name="gr3" xml:id="shape-3" draw:id="shape-3" draw:name="path2836" draw:layer="" svg:width="83.68952170811pt" svg:height="86.22177016138pt" svg:x="36.26410000000pt" svg:y="415.22900000000pt" svg:viewBox="0 0 84 86" svg:d="M38.7312 0.00457084C37.5687 0.0901691 36.6679 1.06683 36.6659 2.24435C36.7745 3.39904 37.7344 4.28087 38.8831 4.28087C40.0314 4.28087 40.9916 3.39904 41.1006 2.24435C41.0991 1.62374 40.844 1.03134 40.3952 0.607218C39.9465 0.183131 39.3445 -0.0349493 38.7312 0.00457084ZM46.3256 0.157984C45.163 0.243581 44.2621 1.22026 44.2599 2.39775C44.2599 3.64328 45.2596 4.65294 46.4924 4.65294C47.7258 4.65294 48.7255 3.64328 48.7255 2.39775C48.7245 1.77142 48.4648 1.17382 48.0093 0.748726C47.5541 0.323641 46.9435 0.109557 46.3256 0.157984ZM53.3734 1.56938C52.1867 1.64016 51.2641 2.6394 51.2771 3.83982C51.2771 5.08532 52.2767 6.09494 53.5099 6.09494C54.7428 6.09494 55.7424 5.08532 55.7424 3.83982C55.7545 2.61667 54.7964 1.60816 53.5857 1.56938C53.5147 1.56594 53.444 1.56594 53.3734 1.56938ZM30.1649 1.6921C29.002 1.77767 28.1013 2.75435 28.099 3.93189C28.099 5.1774 29.0991 6.18703 30.3321 6.18703C31.565 6.18703 32.5649 5.1774 32.5649 3.93189C32.5637 3.30556 32.3038 2.70792 31.8488 2.28285C31.3933 1.85772 30.7831 1.64368 30.1649 1.6921ZM23.2995 4.39212C22.1368 4.47774 21.2361 5.45437 21.2341 6.6319C21.2341 7.8774 22.2335 8.88706 23.4665 8.88706C24.6996 8.88706 25.6993 7.8774 25.6993 6.6319C25.6984 6.0056 25.4391 5.40796 24.9834 4.98286C24.5281 4.55782 23.9177 4.34371 23.2995 4.39212ZM60.2684 4.45348C59.1062 4.53906 58.2055 5.51575 58.2032 6.69328C58.2032 7.93878 59.2028 8.94844 60.4358 8.94844C61.6689 8.94844 62.6685 7.93878 62.6685 6.69328C62.6675 6.06694 62.4083 5.46932 61.9528 5.04422C61.4971 4.61911 60.8867 4.40507 60.2684 4.45348ZM16.92 8.53421C15.7453 8.60441 14.8273 9.58544 14.8238 10.774C14.8238 12.0194 15.8241 13.0291 17.0569 13.0291C18.2901 13.0291 19.2896 12.0194 19.2896 10.774C19.2882 10.1531 19.033 9.56099 18.5844 9.13685C18.1357 8.71275 17.5335 8.49471 16.92 8.53421ZM66.6782 8.62623C65.5157 8.71182 64.6149 9.68848 64.6126 10.8662C64.7222 12.0205 65.6817 12.9027 66.8308 12.9027C67.9786 12.9027 68.9389 12.0205 69.0478 10.8662C69.0463 10.2452 68.7912 9.65297 68.3423 9.22886C67.894 8.80478 67.292 8.58668 66.6782 8.62623ZM11.6651 13.6583C10.5023 13.7436 9.60144 14.7208 9.59927 15.898C9.59927 17.1434 10.5991 18.1531 11.8317 18.1531C13.0651 18.1531 14.0646 17.1434 14.0646 15.898C14.0636 15.2713 13.8043 14.6739 13.3487 14.2488C12.8936 13.8238 12.2832 13.6097 11.6651 13.6583ZM71.8124 13.7194C70.6497 13.805 69.7488 14.7818 69.7463 15.9594C69.7463 17.2048 70.7463 18.2142 71.9793 18.2142C73.212 18.2142 74.2123 17.2048 74.2123 15.9594C74.2114 15.3329 73.9513 14.7353 73.4961 14.31C73.0413 13.8853 72.4307 13.671 71.8124 13.7194ZM7.62474 19.7328C7.02164 19.7195 6.43875 19.9533 6.00938 20.3811C5.57994 20.8091 5.34076 21.3943 5.3464 22.0039C5.3464 23.2492 6.34606 24.259 7.57917 24.259C8.81226 24.259 9.81191 23.2492 9.81191 22.0039C9.82326 20.7691 8.84716 19.7554 7.62474 19.7328ZM76.3688 20.1629C75.1944 20.2493 74.289 21.2439 74.3032 22.4337C74.3032 23.6785 75.3026 24.6882 76.5357 24.6882C77.7689 24.6882 78.7684 23.6785 78.7684 22.4337C78.7763 21.8014 78.5204 21.1961 78.0646 20.7639C77.6075 20.3318 76.9926 20.1138 76.3688 20.1629ZM4.28321 26.7288C3.0967 26.7998 2.17422 27.7985 2.18718 28.9993C2.18718 30.2445 3.18683 31.2546 4.41993 31.2546C5.653 31.2546 6.65267 30.2445 6.65267 28.9993C6.65957 28.3734 6.40796 27.7728 5.95834 27.3419C5.5087 26.9108 4.90172 26.6889 4.28321 26.7288ZM79.3154 26.7288C78.1409 26.8151 77.2361 27.81 77.2499 28.9993C77.3587 30.154 78.319 31.0359 79.4672 31.0359C80.6157 31.0359 81.5758 30.154 81.6847 28.9993C81.6914 28.3734 81.44 27.7728 80.9904 27.3419C80.541 26.9108 79.9338 26.6889 79.3154 26.7288ZM2.58209 34.1538C1.4193 34.2395 0.518588 35.216 0.516417 36.3936C0.516417 37.6392 1.51604 38.649 2.74915 38.649C3.98227 38.649 4.98189 37.6392 4.98189 36.3936C4.98097 35.7674 4.72155 35.1697 4.26608 34.7448C3.81065 34.3193 3.20037 34.1055 2.58209 34.1538ZM81.138 34.5834C79.9755 34.6691 79.0748 35.6457 79.0726 36.8233C79.0726 38.0688 80.0715 39.0784 81.3048 39.0784C82.5383 39.0784 83.5378 38.0688 83.5378 36.8233C83.5369 36.1972 83.2775 35.5992 82.8218 35.174C82.3666 34.7493 81.7564 34.5348 81.138 34.5834ZM41.5866 38.2652C40.2811 38.3588 39.2713 39.4593 39.278 40.7813C39.2786 41.7285 39.807 42.5949 40.6451 43.0211L33.7796 80.6679C33.7802 80.6372 33.7802 80.6069 33.7796 80.5759C33.8599 79.7248 33.4557 78.9012 32.7362 78.4507C32.0169 78.0002 31.1071 78.0002 30.3877 78.4507C29.6686 78.9012 29.2641 79.7248 29.3445 80.5759C29.3337 81.653 30.0791 82.5866 31.1233 82.8034C32.1673 83.0202 33.2173 82.4593 33.6279 81.4663L32.808 86.0069L36.8174 86.0988C40.2128 54.7324 41.3642 43.657 41.4044 43.2664C41.4347 43.2669 41.4655 43.2669 41.4954 43.2664C41.5526 43.7312 43.1888 56.9362 46.5989 86.2218L50.3357 85.9762L49.7885 83.0614C50.4721 83.2966 51.2255 83.1831 51.8113 82.756C52.3967 82.3297 52.7412 81.6425 52.7354 80.9133C52.7386 80.0335 52.2335 79.2327 51.4429 78.8629C50.6526 78.4935 49.7217 78.6234 49.0594 79.1956L42.346 43.2055C43.4488 42.9272 44.2246 41.9294 44.2297 40.7813C44.2329 40.086 43.95 39.4202 43.4491 38.9434C42.9482 38.4662 42.274 38.2207 41.5866 38.2652ZM2.06564 41.6712C0.902908 41.7563 0.00217358 42.7335 0 43.911C-7.10543e-14 45.1558 0.999628 46.1661 2.23273 46.1661C3.46585 46.1661 4.4655 45.1558 4.4655 43.911C4.46455 43.2846 4.20512 42.6868 3.74969 42.2616C3.29424 41.8366 2.68395 41.6225 2.06564 41.6712ZM81.29 42.3765C80.1271 42.4624 79.2263 43.4391 79.2241 44.6166C79.2241 45.8619 80.224 46.8717 81.4568 46.8717C82.6903 46.8717 83.6895 45.8619 83.6895 44.6166C83.6885 43.99 83.4293 43.3925 82.9737 42.9676C82.5185 42.5425 81.9081 42.3282 81.29 42.3765ZM3.34151 49.4031C2.16678 49.473 1.24871 50.4542 1.24546 51.6429C1.24546 52.8882 2.24511 53.8981 3.47822 53.8981C4.71132 53.8981 5.71096 52.8882 5.71096 51.6429C5.70943 51.0222 5.45416 50.4295 5.0055 50.0058C4.55688 49.5814 3.95474 49.3633 3.34151 49.4031ZM79.9839 49.894C78.821 49.9793 77.9203 50.9562 77.918 52.1336C77.918 53.3792 78.9178 54.3886 80.1508 54.3886C81.3838 54.3886 82.3833 53.3792 82.3833 52.1336C82.3824 51.5071 82.1229 50.9098 81.6675 50.4844C81.2127 50.0594 80.602 49.8453 79.9839 49.894ZM5.74134 56.6131C4.57858 56.6988 3.67784 57.6752 3.67568 58.8531C3.78464 60.0077 4.74482 60.8896 5.8932 60.8896C7.04161 60.8896 8.00181 60.0077 8.11077 58.8531C8.10922 58.2324 7.85396 57.64 7.40534 57.216C6.95669 56.7918 6.35453 56.5739 5.74134 56.6131ZM77.3105 57.411C76.148 57.4966 75.2468 58.4735 75.2446 59.6505C75.2446 60.8961 76.2447 61.9061 77.4776 61.9061C78.7107 61.9061 79.7104 60.8961 79.7104 59.6505C79.7093 59.0245 79.45 58.4267 78.9943 58.0016C78.539 57.5767 77.929 57.3625 77.3105 57.411ZM9.78151 63.7008C8.60706 63.7869 7.702 64.7819 7.71587 65.9714C7.82478 67.1261 8.78501 68.0075 9.9334 68.0075C11.0816 68.0075 12.0417 67.1261 12.151 65.9714C12.1578 65.3455 11.9065 64.7446 11.4569 64.314C11.0071 63.8829 10.4 63.6605 9.78151 63.7008ZM73.0574 64.2531C71.8947 64.3386 70.9944 65.3153 70.9922 66.4927C70.9922 67.7382 71.9915 68.748 73.225 68.748C74.4577 68.748 75.4575 67.7382 75.4575 66.4927C75.4566 65.8663 75.197 65.2691 74.7417 64.844C74.2861 64.4183 73.6759 64.2046 73.0574 64.2531ZM16.0394 70.0522C15.4311 70.0294 14.8403 70.2597 14.404 70.6885C13.9676 71.1172 13.7247 71.7076 13.7306 72.3224C13.7306 73.5678 14.7303 74.5777 15.9633 74.5777C17.1964 74.5777 18.1961 73.5678 18.1961 72.3224C18.2077 71.0996 17.2496 70.091 16.0394 70.0522ZM67.3165 70.4204C66.1295 70.4909 65.2076 71.4902 65.2205 72.6906C65.2205 73.9362 66.22 74.946 67.4531 74.946C68.686 74.946 69.6859 73.9362 69.6859 72.6906C69.6976 71.4676 68.7392 70.4587 67.5288 70.4204C67.4581 70.4171 67.3871 70.4171 67.3165 70.4204ZM22.7832 74.8692C22.18 74.8552 21.5976 75.0888 21.1677 75.5168C20.7383 75.9447 20.4989 76.5305 20.5047 77.1393C20.5047 78.3851 21.5043 79.3946 22.7373 79.3946C23.9705 79.3946 24.97 78.3851 24.97 77.1393C24.9815 75.905 24.0055 74.8917 22.7832 74.8692ZM59.6006 75.575C58.4376 75.6605 57.5371 76.6372 57.5346 77.8146C57.6438 78.9694 58.604 79.8512 59.7523 79.8512C60.9007 79.8512 61.8612 78.9694 61.9698 77.8146C61.9682 77.1938 61.7131 76.6014 61.2645 76.1775C60.816 75.7533 60.2135 75.5352 59.6006 75.575ZM41.5262 79.1648C40.3632 79.2505 39.4624 80.2268 39.4602 81.4043C39.4602 82.6499 40.4599 83.6594 41.693 83.6594C42.9261 83.6594 43.9257 82.6499 43.9257 81.4043C43.9246 80.7781 43.6656 80.1803 43.2099 79.7553C42.7546 79.3304 42.1444 79.1163 41.5262 79.1648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4" draw:id="shape-4" draw:name="path2898" draw:layer="" svg:width="64.45171380358pt" svg:height="64.45171380358pt" svg:x="45.35510000000pt" svg:y="424.19600000000pt" svg:viewBox="0 0 64 64" svg:d="M64.4517 32.2256C64.4517 50.0235 50.0235 64.4517 32.2256 64.4517C14.4279 64.4517 0 50.0235 0 32.2256C0 14.4279 14.4279 0 32.2256 0C50.0235 0 64.4517 14.4279 64.4517 32.2256Z" calligra:nodeTypes="ccccc">
          <draw:glue-point draw:id="4" svg:x="0.50000000000pt" svg:y="0.50000000000pt" draw:align="center"/>
          <draw:glue-point draw:id="5" svg:x="0.50000000000pt" svg:y="0.50000000000pt" draw:align="center"/>
        </draw:path>
        <draw:path draw:style-name="gr5" xml:id="shape-5" draw:id="shape-5" draw:name="path2900" draw:layer="" svg:width="74.45549447405pt" svg:height="74.45549447405pt" svg:x="41.09770000000pt" svg:y="419.66000000000pt" svg:viewBox="0 0 74 74" svg:d="M74.4555 37.2276C74.4555 57.788 57.788 74.4555 37.2276 74.4555C16.6674 74.4555 0 57.788 0 37.2276C0 16.6674 16.6674 0 37.2276 0C57.788 0 74.4555 16.6674 74.4555 37.2276Z" calligra:nodeTypes="ccccc">
          <draw:glue-point draw:id="4" svg:x="0.50000000000pt" svg:y="0.50000000000pt" draw:align="center"/>
          <draw:glue-point draw:id="5" svg:x="0.50000000000pt" svg:y="0.50000000000pt" draw:align="center"/>
        </draw:path>
        <draw:path draw:style-name="gr6" xml:id="shape-6" draw:id="shape-6" draw:name="path2902" draw:layer="" svg:width="74.72003187105pt" svg:height="74.56524557671pt" svg:x="41.32970000000pt" svg:y="419.59500000000pt" svg:viewBox="0 0 75 75" svg:d="M25.0576 6.78023L21.6562 3.9029L21.9207 8.27489L18.6327 5.58446L18.8972 9.76966L15.8361 7.22863L16.4784 11.451L13.1901 9.54537L14.2864 13.2821L10.129 12.1985L11.9431 15.5989L8.05025 14.8142L10.0157 18.2897L5.70699 17.6916L8.277 20.9796L4.19522 20.9796L6.8408 23.2218L2.87236 23.9319L5.59361 26.1367L1.51182 27.3696L4.49756 29.7242L1.02046 31.4803L4.23297 33.0499L0.151182 35.2171L3.32591 35.8147L0 38.6921L3.70388 39.1404L0.377946 42.2795L4.45976 42.4664L0.944873 45.6427L5.02665 45.568L1.81416 48.557L6.31174 48.6323L3.32591 51.6963L7.40773 51.2478L4.61093 55.2835L9.07067 53.8633L6.50066 58.497L10.8095 56.6286L9.22185 62.0471L13.4928 59.5805L12.2452 65.0362L16.6672 62.3087L15.8737 67.6894L19.7661 64.6255L19.4264 70.2679L23.2812 66.4561L23.9995 71.9494L27.5522 68.0632L28.5728 73.5562L31.6341 69.1094L33.1836 74.2662L35.4889 69.4085L37.9838 74.5652L39.5707 69.4456L42.1031 74.2287L43.5393 68.8105L46.7895 73.2946L47.47 67.9512L51.1738 72.0241L51.3249 66.5309L55.2558 70.2679L54.9531 64.4387L59.0725 67.727L58.2035 62.3833L62.0588 65.2979L61.0004 59.6552L65.4599 61.8229L63.8724 56.3299L68.4461 58.123L66.0268 53.191L70.8268 54.6855L67.5766 49.8276L72.6032 50.2762L68.9375 46.4648L73.4347 46.24L69.6554 42.8774L74.4178 41.6443L70.147 38.7671L74.6824 37.6087L70.5245 35.4784L74.72 34.3201L70.0708 32.7132L74.1905 30.1721L69.1263 29.7614L72.9436 26.9586L68.7484 26.9586L72.8678 24.1189L67.5766 24.268L70.978 20.6807L66.0646 21.8768L69.3906 18.1772L64.5907 18.6256L66.783 14.3284L62.2477 16.0847L63.986 11.1893L60.0175 13.5439L61.1515 8.53648L57.221 11.451L57.4854 5.99547L54.1409 9.30253L53.502 3.80488L49.6004 6.81714L48.7985 1.90243L45.8055 5.65449L45.1638 1.0569L42.3846 5.12604L40.9416 0.475617L39.2844 4.49193L37.1999 0L35.8102 4.49193L33.0308 0.528461L32.6567 4.75612L29.0755 1.21545L28.8618 5.65449L25.5479 2.43091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7" xml:id="shape-7" draw:id="shape-7" draw:layer="" svg:width="612.00000000000pt" svg:height="81.60000000000pt" svg:x="34.00000000000pt" svg:y="22.19169916372pt" presentation:class="title">
        <draw:text-box>
          <text:p text:style-name="P1"/>
        </draw:text-box>
        <draw:glue-point draw:id="4" svg:x="0.50000000000pt" svg:y="0.50000000000pt" draw:align="center"/>
        <draw:glue-point draw:id="5" svg:x="0.50000000000pt" svg:y="0.50000000000pt" draw:align="center"/>
      </draw:frame>
      <draw:frame draw:style-name="gr7" xml:id="shape-8" draw:id="shape-8" draw:layer="" svg:width="544.00000000000pt" svg:height="311.10000000000pt" svg:x="65.53754874558pt" svg:y="125.68326833922pt" presentation:class="outline">
        <draw:text-box>
          <text:p text:style-name="P2"/>
        </draw:text-box>
        <draw:glue-point draw:id="4" svg:x="0.50000000000pt" svg:y="0.50000000000pt" draw:align="center"/>
        <draw:glue-point draw:id="5" svg:x="0.50000000000pt" svg:y="0.50000000000pt" draw:align="center"/>
      </draw:frame>
    </style:master-page>
    <style:master-page style:name="Default2" draw:style-name="dp1" style:display-name="London" style:page-layout-name="pm1">
      <draw:layer-set>
        <draw:layer draw:name=""/>
      </draw:layer-set>
      <draw:path draw:style-name="gr1" xml:id="shape-9" draw:id="shape-9" draw:name="path4607" draw:layer="" svg:width="680.64848589834pt" svg:height="113.34434775567pt" svg:x="0.00000000000pt" svg:y="396.70200000000pt" svg:viewBox="0 0 681 113" svg:d="M579.878 62.2294L582.936 62.2294L582.936 85.5163L584.642 85.5163L584.642 60.0186L591.848 60.0186L591.848 64.1674C593.137 63.7131 594.792 63.6272 596.645 64.8335L596.645 63.9249L601.069 56.2939L603.269 56.2637L603.269 52.9626L607.055 52.9626L607.055 51.0251L603.791 51.0251L603.791 49.6926L604.919 49.6926C604.166 48.663 605.1 47.9363 605.1 47.9363L606.018 47.9363C606.916 48.5156 606.635 49.3011 606.416 49.6926L607.055 49.6926L607.055 47.2096L603.851 47.2096L603.851 45.8465L604.888 45.8465C604.372 44.8664 605.255 44.2115 605.255 44.2115L606.202 44.2115C606.994 44.7322 606.906 45.3916 606.721 45.8465L607.055 45.8465L607.025 43.364L603.791 43.364L603.791 42.0312L604.765 42.0312C604.311 41.1129 605.1 40.4873 605.1 40.4873L605.927 40.4873C606.63 40.9775 606.551 41.6052 606.386 42.0312L607.025 42.0312L607.025 39.5178L603.912 39.5178L603.912 38.3064L603.668 38.3064L603.514 37.5795L603.514 36.8228L603.636 36.3382L604.463 36.3081L604.642 36.5502L604.642 37.6708L605.527 37.7009L605.558 38.1249L605.255 38.155L605.255 37.913L604.553 37.913L604.493 38.1854L607.025 38.1854L607.025 35.642L603.791 35.642L603.791 34.2789L607.025 34.2789L607.025 33.9462L606.964 33.9462C606.964 33.9462 603.865 33.8357 603.269 33.4311C603.287 32.4747 603.269 32.4626 603.269 32.4626C603.269 32.4626 603.476 32.2515 604.035 32.1592C604.09 32.1777 604.066 31.9472 604.066 31.9472L603.545 31.9472L603.299 31.7053L603.299 27.7989L602.967 27.7989C602.967 27.7989 602.764 27.6843 602.692 27.496L602.692 22.4386C602.692 22.4386 602.972 22.0953 603.33 21.9847C603.31 21.9651 603.33 18.5322 603.33 18.5322C603.727 17.8903 605.494 17.6614 606.69 17.5028L606.69 17.2306C606.69 17.2306 605.65 17.1789 605.468 16.9577C605.448 16.9577 605.089 16.6338 605.07 16.5034C605.056 16.4775 605.07 14.1414 605.07 14.1414C605.21 13.9028 606.263 13.4797 607.238 13.4148L608.521 13.4148L608.276 10.7501L608.276 10.7195L607.791 5.08735L607.7 5.08735L607.73 4.33031L607.668 3.78525L607.73 3.78525L607.73 3.72469L611.331 3.78525L611.331 3.84579L611.39 3.84579L611.054 7.38877L611.054 7.8127L611.023 7.8127L610.813 10.1447L610.813 10.7501L610.752 10.7501L610.508 13.4148L611.79 13.4148C612.763 13.4797 613.85 13.8723 613.989 14.1112C613.989 14.1112 614.003 16.4775 613.989 16.5034C613.97 16.6338 613.609 16.9577 613.589 16.9577C613.407 17.1788 612.371 17.2306 612.371 17.2306L612.371 17.5028C613.561 17.6614 615.33 17.8904 615.724 18.5322C615.724 18.5322 615.744 21.9651 615.724 21.9847C616.087 22.0953 616.369 22.4386 616.369 22.4386L616.369 27.496C616.297 27.6843 616.093 27.7989 616.093 27.7989L615.756 27.7989L615.756 31.7053L615.512 31.917L614.994 31.917C614.994 31.917 614.969 32.1777 615.023 32.1592C615.578 32.2515 615.756 32.4318 615.756 32.4318C615.756 32.4318 615.768 32.4747 615.786 33.4311C615.194 33.8357 612.065 33.9462 612.065 33.9462L611.973 33.9462L611.973 34.2789L615.267 34.2789L615.267 35.642L611.973 35.642L611.973 38.1854L612.401 38.1854C612.263 37.438 612.733 36.944 612.733 36.944L613.408 36.944C613.844 37.3172 613.919 37.7959 613.867 38.1854L615.36 38.1854L615.36 39.5178L611.973 39.5178L611.973 42.0009L613.651 42.0009C612.953 40.9421 613.776 40.1835 613.776 40.1835L614.537 40.1835C615.318 40.783 615.059 41.6213 614.873 42.0009L615.238 42.0009L615.238 43.364L611.973 43.364L612.003 45.8465L615.329 45.8465L615.329 47.2096L612.003 47.2096L612.003 49.6624L613.528 49.6624C612.564 48.5748 613.62 47.815 613.62 47.815L614.568 47.815C615.62 48.461 615.154 49.3421 614.934 49.6624L615.267 49.6624L615.267 51.0251L612.003 51.0251L612.003 52.9626L615.756 52.9626L615.756 66.1052L616.155 68.8612L617.593 68.9516L617.593 79.3081L618.751 79.3081L619.361 76.9161L620.215 79.0659L620.215 64.4398L622.661 64.4398L622.661 61.4114L623.699 61.4114L623.699 41.2138L635.422 33.9159L635.361 63.077L638.965 61.0179L638.965 84.941L639.976 84.941L639.976 70.6779C640.348 69.4573 640.718 68.5047 641.103 67.7708L641.103 63.41L644.217 63.41L644.217 56.0514L646.08 50.6313L648.43 46.8457L650.689 50.4494L652.615 56.3847L652.615 62.6837L657.014 62.6837L657.014 74.2813L658.2 74.2813L658.2 85.5163L658.722 85.5163L658.722 71.9195L662.875 71.9195L662.875 85.5163L663.269 85.5163L663.269 71.2529L665.745 71.2529L665.745 67.3773L670.481 67.3773L670.481 85.5163L673.196 85.5163L673.196 74.8868L675.212 74.8868L675.212 63.1077L680.648 63.1077L680.373 94.8129L680.373 113.344L1.04146e-13 113.344L0 62.9258L0.22197 62.9258L0.22197 73.5852L1.44341 73.5852L1.44341 60.4121L6.02376 60.4121L6.02376 58.777L5.35194 58.777L5.35194 50.3587L6.63441 50.3587L6.63441 48.9658L7.24514 48.9658L8.98567 46.1194L8.98567 43.485L11.0316 37.5491L11.0316 36.4594L11.0621 37.5491L12.9552 43.485L12.9552 46.1194L14.6959 48.996L15.3067 48.996L15.3067 50.3587L16.589 50.3587L16.589 58.777L15.9175 58.777L15.9175 59.9279L18.574 59.9279L18.574 71.5866L20.8027 71.5866L20.8027 71.6772L21.444 71.6772L21.444 64.7428L21.597 64.7428L21.597 59.8065L27.7041 59.8065L27.7041 47.3004C27.7041 45.5009 30.2031 41.1683 33.3225 41.0924C36.5895 41.0131 39.1476 45.6066 39.2159 47.3004C39.2206 47.4189 39.2175 62.019 39.2159 73.2818L39.9487 73.2818L39.9487 63.047L41.7807 63.047L41.7807 62.1385L44.1627 62.1385L44.1627 55.7489L48.3766 55.7489L48.3766 62.1385L51.4607 62.1385L51.4607 85.5163L51.5524 85.5163L51.5524 64.258L53.4757 60.9273L55.3387 64.1373L55.3387 85.5163L55.4609 85.5163L55.4609 69.9818L55.5527 69.9818L55.5527 64.4702L60.9878 64.4702L60.9268 69.9818L61.2624 69.9818L61.2624 68.3764L66.6062 66.953L66.6062 85.5163L67.4002 85.5163L67.4002 64.258L68.6522 64.258L68.6522 64.1373C68.6522 64.1373 71.2171 61.0446 74.7898 62.2898L74.7898 62.0476L81.9965 62.0476L81.9965 67.0442L83.5536 67.0442L86.7597 78.9449L86.7597 65.9236L91.2184 57.1114L94.9433 57.0507L99.0049 65.2575L99.0049 75.2808L99.8596 77.4308L99.8596 85.2131L101.142 85.2131L101.142 70.9805L103.154 70.9805L104.775 60.3212L106.305 70.8899L107.706 70.9805L107.706 73.1608L107.858 73.1608L107.858 84.941L109.903 84.941L109.903 64.5002L112.775 64.5002L112.775 63.4405L117.754 63.4405L117.754 67.0442L119.372 67.0442L119.372 79.7321L120.654 79.7321L120.654 61.5021L121.45 61.5021L121.45 34.9452L124.717 25.3761L128.837 18.7444L132.84 25.0732L136.228 35.5208L136.228 60.8061L136.567 60.8061L136.567 70.1632C137.327 71.4169 137.815 72.6766 137.815 72.6766L137.815 76.8252C137.966 76.8139 138.123 76.805 138.271 76.795L138.271 70.042L140.715 70.042L140.746 67.9524L141.084 65.3481L141.39 66.7412L141.39 33.4311L144.473 33.4311L144.473 36.3382L151.74 36.3382L151.74 33.4011L154.61 33.4011L154.61 70.5261C154.658 70.5218 154.712 70.5257 154.763 70.5261L154.763 61.2299L160.197 61.2299L160.167 66.3471L162.394 67.6499L162.978 65.9844L162.853 67.9222L166.092 69.7691L166.092 76.9161L166.552 76.9161L168.687 69.9512L169.936 67.3466L169.723 69.8902L170.64 69.8902L170.64 66.2567L174.826 66.2567C174.883 65.9509 174.934 65.6777 174.976 65.6512C175.355 65.1831 174.99 65.7605 174.765 65.0757C174.739 64.9251 175.076 62.8215 175.496 62.6229C175.708 62.5646 178.678 62.0239 180.293 61.9873C180.245 62.0053 184.075 61.9873 184.075 61.9873C184.075 61.9873 189.56 62.5874 192.566 63.8649L194.365 61.0785L197.175 61.1392L200.378 65.3788L200.532 68.8612C202.225 70.3444 204.506 72.4839 205.665 74.4933L206.401 74.3119L206.401 64.8639L213.575 64.8639L213.575 72.525L215.314 72.1014L215.314 67.0747L220.994 67.0747L220.994 70.6779L221.79 70.466L221.79 69.7691L223.162 70.1328L223.652 70.0116L223.652 61.2905L224.474 56.2334L224.23 56.2637L224.26 56.1124L224.505 56.0823L224.78 54.7193L224.933 53.5987L225.025 54.7499L225.267 56.0215L225.513 56.0215L225.513 56.1728L225.299 56.2033L225.544 57.2327L226.34 59.5951L226.858 59.5951L229.118 51.6305L231.53 59.5951L232.018 59.5951L232.448 57.2327L232.661 56.3546L232.386 56.3245L232.356 56.1424L232.692 56.1424L232.996 54.4163L233.118 53.4778L233.24 54.4471L233.512 56.1424L233.789 56.1424L233.819 56.3546L233.543 56.3245L234.339 61.2905L234.339 64.7428L234.919 63.7734L236.597 66.6806L242.372 66.6806L242.372 65.863L248.449 65.863L248.449 66.6806L249.667 66.6806L249.667 63.3496L259.472 63.3496L259.472 66.6806L260.02 66.6806C259.841 65.3417 260.598 65.5302 260.598 65.5302C260.951 65.5291 260.905 66.3173 260.905 66.3173L262.185 66.3173C262.185 66.0655 262.281 65.701 262.125 65.4694C261.793 64.9805 261.795 64.4284 262.371 64.1976C263.506 64.5508 262.644 65.5302 262.644 65.5302L262.644 66.2869L263.897 66.3173C263.845 65.427 264.438 65.4919 264.416 65.4995C265.031 65.4483 264.874 66.4386 264.874 66.4386L264.874 66.9228L269.821 66.9228L269.821 62.7441L276.387 62.7441L276.387 66.9228L278.219 66.9228L278.219 64.8639L286.221 64.8639L286.221 66.9228L289.973 66.9228L289.973 65.0757L290.341 65.0757L290.341 61.2299L291.166 56.1728L290.92 56.2033L290.95 56.0215L291.197 55.9916L291.44 54.6587L291.624 53.5078L291.715 54.6587L291.959 55.9307L292.203 55.9611L292.203 56.1124L291.99 56.1124L292.234 57.1418L292.663 58.6862L293.791 58.6862L295.779 51.5396L298.038 59.5644L298.709 59.5644L299.135 57.1418L299.348 56.2939L299.074 56.2637L299.044 56.0823L299.378 56.0823L299.653 54.3559L299.807 53.3866L299.898 54.3559L300.203 56.0823L300.479 56.0823L300.51 56.2637L300.235 56.2637L301.026 61.2299L301.057 70.1632L302.159 70.4357L302.159 64.1674L308.967 68.0739L308.967 72.1316L311.869 72.8583L311.869 68.1946L313.487 68.1946L313.487 64.5912L318.463 64.5912L318.463 65.7417C319.987 64.8161 322.457 64.1211 325.301 66.5596C325.291 66.9377 325.278 68.3655 325.273 69.6181L326.466 61.4723L327.746 69.9818L331.745 69.9818L332.234 71.7681L332.234 66.3778L336.33 59.3826L340.02 59.4432L344.481 67.0747L344.481 80.3679L346.528 80.3679L347.106 77.9758L348.054 80.3382L348.054 81.8519L349.243 82.1548L349.243 63.1679L356.45 63.1679L356.45 83.9718L358.128 84.3651L358.128 67.4374L358.158 67.4374L358.158 65.3788L363.84 65.3788L363.84 67.4374L364.421 67.4374L364.421 85.5163L364.667 85.5163L364.667 68.1039L368.849 69.1936L368.849 64.4398L375.872 64.4398L375.872 69.4063L375.902 69.4063L375.902 65.2879L377.673 62.2595L377.673 58.8681L376.972 58.8681L376.972 57.5356L377.643 57.5356C377.643 57.5356 377.8 55.1464 380.361 54.7193C380.39 54.7143 380.653 52.8509 380.605 52.3874C380.328 52.2904 380.145 52.064 380.145 51.8124C380.133 51.4943 380.41 51.2207 380.789 51.1763L380.85 49.3593L380.91 51.1763C381.322 51.1821 381.65 51.4667 381.642 51.8124C381.637 52.0701 381.443 52.2987 381.154 52.3874C381.115 52.917 381.278 54.6514 381.307 54.6587C383.87 55.3058 384.209 57.5356 384.209 57.5356L384.909 57.5356L384.909 58.8073L384.179 58.8073L384.148 63.7435L384.757 63.7435L384.757 66.953L385.214 66.953L385.214 64.1674L388.269 64.1674L388.269 62.3506L387.566 62.3506L387.566 61.0179L388.238 61.0179C388.238 61.0179 388.399 58.6286 390.955 58.2016C390.986 58.1968 391.247 56.3336 391.199 55.8699C390.922 55.773 390.742 55.5464 390.742 55.2945C390.734 54.9678 391.023 54.6906 391.415 54.6587L391.446 52.8419L391.537 54.6587C391.937 54.6782 392.246 54.9587 392.239 55.2945C392.232 55.5525 392.038 55.7813 391.751 55.8699C391.712 56.399 391.873 58.1339 391.903 58.1412C392.842 58.3789 393.482 58.8455 393.917 59.3221L395.289 59.3221L395.289 61.0179L395.502 61.0179L395.502 61.6536L402.347 61.6536L402.347 63.5616L404.728 63.5616L404.728 64.1674L407.875 64.1674L407.875 61.5632L407.201 61.5632L407.201 60.3212L407.844 60.3212C407.844 60.3212 408.004 58.1399 410.468 57.7479C410.496 57.743 410.742 56.0943 410.709 55.6277C410.43 55.5409 410.247 55.3235 410.252 55.0827C410.249 54.7877 410.528 54.5386 410.894 54.5073L410.924 52.8419L411.018 54.5073C411.395 54.5268 411.693 54.779 411.692 55.0827C411.692 55.3297 411.492 55.549 411.201 55.6277C411.167 56.1228 411.355 57.6803 411.383 57.6869C412.436 57.9401 413.075 58.4479 413.491 58.959L413.491 58.8981L416.362 58.8981L416.362 57.5964L417.002 57.5964C417.002 57.5964 417.161 55.2072 419.72 54.78C419.752 54.7744 420.08 52.6948 419.997 52.3573C419.693 52.2647 419.495 52.0209 419.506 51.7519C419.516 51.4365 419.806 51.1769 420.18 51.146L420.209 49.2988L420.301 51.1155C420.7 51.1352 421.009 51.416 421.001 51.7519C420.995 52.0098 420.801 52.2384 420.516 52.3269C420.443 52.7086 420.666 54.7119 420.698 54.7193C423.256 55.367 423.597 57.5964 423.597 57.5964L424.302 57.5964L424.302 58.8681L423.567 58.8681L423.567 59.5951L429.37 59.5951L429.37 67.226C429.66 67.2611 429.976 67.31 430.072 67.3773C430.073 67.373 430.072 68.7701 430.072 68.7701C430.072 68.7896 430.074 76.2058 430.072 82.7607L432.82 82.7607L432.82 63.38L433.827 63.38L433.827 62.5925L435.233 62.5925L435.233 56.9905L439.446 56.9905L439.446 62.5925L440.116 62.5925L440.116 63.38L442.531 63.38L442.531 71.2529L446.53 71.2529L446.53 71.1927L453.34 71.1927L453.34 75.523L457.033 75.523L457.952 72.8885L459.053 75.523L459.053 81.3975L459.723 81.3975L459.723 65.3788C459.723 65.3788 463.451 60.8448 468.181 64.8941C468.18 64.9237 468.181 65.0999 468.181 65.1364L469.676 65.1364L469.676 62.8346L469.252 62.5014L469.252 61.9873L469.707 61.9873L469.707 61.8052L469.893 61.8052L469.862 61.6842L469.707 61.6842L469.524 61.5021L469.524 61.3208L470.015 61.0484L470.015 60.4121L470.227 60.4121C470.575 57.5218 472.31 51.9617 477.496 50.1469L477.496 49.7529L477.708 49.7529L477.708 49.4808C477.708 49.4808 477.307 49.5375 477.251 49.2685C477.251 49.1982 477.235 48.9786 477.496 48.875L477.648 48.8448L477.648 48.0269L477.77 48.0269L477.77 47.5728L477.92 47.5728L477.92 47.9665L478.255 47.9665L478.255 47.24L478.071 47.24L478.071 46.8159L478.439 46.8159L478.439 43.6664L478.041 43.3336L478.041 43.0909L478.469 43.0909L478.469 42.1223L478.868 42.5159L478.868 43.0003L479.173 43.0003L479.173 41.1834L478.776 41.1834L478.776 40.8806L478.989 40.8806L478.989 39.9113C478.989 39.9113 479.525 39.0939 479.846 39.0939L479.846 38.791L479.57 38.6399L479.57 38.5188L479.877 38.5188L479.877 37.7612L480.089 37.7612C480.089 37.7612 479.899 37.6163 479.877 37.4891L479.877 37.186C479.877 37.186 479.965 37.0715 480.057 37.0652C480.164 37.0577 480.18 37.0347 480.18 37.0347L480.18 36.8832C479.278 36.4436 479.993 35.6152 480.18 35.7024L480.211 34.1276L480.361 33.3097L480.484 34.1276L480.514 35.7024C480.703 35.6152 481.421 36.4436 480.514 36.8832L480.514 37.0347C480.514 37.0347 480.53 37.0577 480.636 37.0652C480.732 37.0715 480.82 37.186 480.82 37.186L480.82 37.4891C480.798 37.6163 480.606 37.7612 480.606 37.7612L480.82 37.7612L480.82 38.5188L481.128 38.5188L481.128 38.6399L480.851 38.791L480.851 39.0939C481.171 39.0939 481.708 39.9113 481.708 39.9113L481.708 40.8806L481.921 40.8806L481.921 41.1834L481.525 41.1834L481.525 43.0003L481.83 43.0003L481.83 42.5159L482.227 42.1223L482.227 43.0909L482.655 43.0909L482.655 43.3336L482.258 43.6664L482.258 46.8159L482.625 46.8159L482.625 47.24L482.441 47.24L482.441 47.9665L482.778 47.9665L482.778 47.5728L482.932 47.5728L482.932 48.0269L483.053 48.0269L483.053 48.8448L483.204 48.875C483.463 48.9786 483.449 49.1982 483.449 49.2685C483.391 49.5375 482.993 49.4808 482.993 49.4808L482.993 49.7529L483.204 49.7529L483.204 50.1469C488.389 51.9617 490.128 57.5218 490.471 60.4121L490.683 60.4121L490.683 61.0484L491.173 61.3208L491.173 61.5021L490.989 61.6842L490.865 61.6842L490.804 61.8052L490.989 61.8052L490.989 61.9873L491.449 61.9873L491.449 62.5014L491.02 62.8346L491.02 65.6812L492.121 65.6812L493.158 65.9844L493.829 66.4081L493.829 66.6504L493.679 66.711L493.679 67.6802L494.259 67.892L494.259 68.0435L494.562 68.0435L494.562 68.8913L498.595 69.9512L498.595 60.2307L501.646 60.2307L501.646 53.8415L505.891 53.8415L505.891 60.2307L508.274 60.2307L508.274 64.6517L509.1 66.0449L509.1 81.3372L510.499 81.3372L510.499 80.9735L511.726 80.9735L511.726 62.7441L512.028 62.7441L512.028 60.0186L520.031 60.0186L520.031 64.8335L520.669 64.8335L520.669 67.7404L521.314 67.7404L521.314 62.0476L521.832 62.0476L521.832 57.8985L528.427 57.8985L528.427 62.3202L531.727 62.3202L531.727 65.2273L531.88 65.2273L531.88 64.8031L532.123 64.8031L532.123 64.5002L531.91 64.5002L531.91 64.1674L532.092 64.1674L532.092 63.8342L532.246 63.8342L532.215 63.7131L532.398 63.7131L532.398 63.1679L532.674 62.7744L532.674 62.0476L533.161 61.2299L533.281 61.2299C533.281 61.2299 533.331 60.7825 533.554 60.7455C533.554 60.7267 533.554 60.4426 533.554 60.4426C533.357 60.4161 533.277 60.0455 533.554 59.9279C533.555 59.9285 533.551 59.626 533.554 59.625C533.235 59.5252 533.236 59.0035 533.677 58.9894C534.118 59.0043 534.09 59.5252 533.768 59.625C533.769 59.626 533.765 59.9285 533.768 59.9279C534.045 60.0455 533.965 60.416 533.768 60.4426C533.768 60.4426 533.768 60.7267 533.768 60.7455C533.991 60.7825 534.042 61.2299 534.042 61.2299L534.167 61.2299L534.655 62.0476L534.655 62.7744L534.93 63.1679L534.93 63.7131L535.112 63.7131L535.084 63.8342L535.236 63.8342L535.236 64.1674L535.418 64.1674L535.418 64.5002L535.205 64.5002L535.205 64.8031L535.448 64.8031L535.448 65.2575L535.725 65.2575L535.725 65.6812L535.541 65.6812L535.541 66.9834L535.786 67.4073L536.029 67.4073L536.029 66.9834L535.878 66.9834L535.878 66.711L536.029 66.711L536.029 66.3778L536.306 66.3778L536.306 66.711L536.488 66.711L536.488 66.7412L538.779 66.7412L538.779 58.5046L547.637 58.5046C548.086 37.0213 551.391 13.2607 562.322 0.151407C562.17 -0.000319769 564.613 5.63392e-09 564.613 5.63392e-09C576.198 11.5778 579.527 38.6861 579.878 62.2294M604.096 41.7586L603.422 41.7586L603.299 42.1524L602.508 42.1524L602.357 41.4255L602.357 40.6989L602.508 40.1835L603.299 40.1535L603.484 40.4263L603.484 41.5165L604.372 41.5468L604.403 41.9707L604.096 42.0312L604.096 41.7586M614.506 43.8178C615.802 44.6111 614.751 45.8164 614.751 45.8164C614.751 45.8164 613.523 45.7168 613.499 45.7563C612.399 44.6246 613.559 43.8178 613.559 43.8178L614.506 43.8178M603.33 44.1813L603.33 45.3017L604.22 45.3319L604.25 45.7563L603.944 45.786L603.944 45.5442L603.238 45.5442L603.116 45.9375L602.357 45.9375L602.203 45.2109L602.203 44.4539L602.326 43.9695L603.116 43.9391L603.33 44.1813M603.545 48.0575L603.545 49.178L604.463 49.178L604.463 49.632L604.158 49.6624L604.158 49.3897L603.484 49.3897L603.36 49.7835L602.57 49.8137L602.418 49.0869L602.418 48.33L602.57 47.815L603.36 47.7848L603.545 48.0575M531.727 67.0747L531.789 66.9834L531.789 65.6812L531.727 65.6812L531.727 67.0747M536.306 67.7404L536.367 67.7404L536.367 66.9834L536.306 66.9834L536.306 67.7404M236.843 85.5163L242.372 85.5163L242.372 70.4357L236.843 70.4357L236.843 85.5163M248.449 85.5163L249.667 85.5163L249.667 70.4357L248.449 70.4357L248.449 85.5163M259.472 85.5163L261.15 85.5163L261.211 78.0366L263.44 78.0366L263.44 74.4933L268.997 74.4933L268.997 85.5163L269.821 85.5163L269.821 70.4357L259.472 70.4357L259.472 85.5163M276.387 74.433L277.819 74.433L277.819 85.5163L278.219 85.5163L278.219 70.4357L276.387 70.4357L276.387 74.433M286.221 77.4308L288.359 77.4308L288.359 85.5163L289.973 85.5163L289.973 70.4357L286.221 70.4357L286.221 77.4308M301.057 71.0718L301.733 71.2529C301.441 71.0037 301.258 70.8545 301.057 70.6779L301.057 71.0718M301.057 73.6759C301.074 73.733 301.101 73.7685 301.119 73.8274L301.119 85.5163L302.159 85.5163L302.159 72.9193C301.786 72.5513 301.44 72.2055 301.057 71.8288L301.057 73.6759M167.955 76.9161L169.021 76.9161L169.021 72.9488L167.955 76.9161M220.994 74.1301L220.994 85.5163L221.79 85.5163L221.79 73.3729C221.532 73.6293 221.253 73.8785 220.994 74.1301M213.575 81.095L213.575 85.5163L215.314 85.5163L215.314 79.5203C214.729 80.0539 214.146 80.5902 213.575 81.095M310.491 85.5163L311.869 85.5163L311.869 82.0336C311.419 81.6438 310.952 81.2607 310.491 80.8524L310.491 85.5163M178.032 81.3975L178.246 81.3372C178.246 81.2043 178.246 80.9505 178.246 80.9436C178.242 80.9455 178.107 80.9396 178.032 80.9435L178.032 81.3975M178.246 80.9436C178.246 80.9435 178.246 80.9435 178.246 80.9435C178.246 80.9436 178.246 80.9436 178.246 80.9436M38.7273 85.5163L39.0631 85.5163L39.0631 85.4858L38.7273 85.4858L38.7273 85.51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10" draw:id="shape-10" draw:name="g7576" svg:y="414.22978718729pt">
        <draw:path draw:style-name="gr3" xml:id="shape-11" draw:id="shape-11" draw:name="path2836" draw:layer="" svg:width="83.38016936894pt" svg:height="86.44414212123pt" svg:x="36.26410000000pt" svg:y="415.22900000000pt" svg:viewBox="0 0 83 86" svg:d="M38.588 0.00458263C37.4298 0.0904016 36.5324 1.06958 36.5304 2.25014C36.6386 3.40781 37.5949 4.29191 38.7394 4.29191C39.8834 4.29191 40.8401 3.40781 40.9487 2.25014C40.9472 1.62793 40.693 1.034 40.2459 0.608784C39.7989 0.183603 39.1991 -0.0350394 38.588 0.00458263ZM46.1544 0.158391C44.9961 0.244209 44.0985 1.22341 44.0963 2.40393C44.0963 3.65268 45.0923 4.66494 46.3206 4.66494C47.5494 4.66494 48.5454 3.65268 48.5454 2.40393C48.5444 1.77599 48.2857 1.17685 47.8318 0.750657C47.3783 0.324476 46.77 0.10984 46.1544 0.158391ZM53.1761 1.57343C51.9938 1.64439 51.0746 2.64621 51.0876 3.84972C51.0876 5.09843 52.0835 6.11066 53.3121 6.11066C54.5405 6.11066 55.5364 5.09843 55.5364 3.84972C55.5484 2.62342 54.5939 1.61231 53.3876 1.57343C53.3169 1.56998 53.2465 1.56998 53.1761 1.57343ZM30.0534 1.69646C28.8948 1.78225 27.9974 2.76145 27.9951 3.94203C27.9951 5.19075 28.9915 6.20298 30.22 6.20298C31.4483 6.20298 32.4445 5.19075 32.4445 3.94203C32.4433 3.31408 32.1844 2.7149 31.7311 2.28874C31.2773 1.86251 30.6693 1.64792 30.0534 1.69646ZM23.2134 4.40345C22.055 4.48929 21.1576 5.46844 21.1556 6.649C21.1556 7.89771 22.1513 8.90998 23.3798 8.90998C24.6083 8.90998 25.6043 7.89771 25.6043 6.649C25.6034 6.02109 25.3451 5.42191 24.8911 4.99571C24.4374 4.56957 23.8293 4.35491 23.2134 4.40345ZM60.0456 4.46496C58.8877 4.55076 57.9904 5.52997 57.9881 6.71054C57.9881 7.95925 58.984 8.97152 60.2124 8.97152C61.441 8.97152 62.4369 7.95925 62.4369 6.71054C62.4359 6.08258 62.1776 5.48342 61.7238 5.05723C61.2698 4.63102 60.6617 4.41643 60.0456 4.46496ZM16.8575 8.55622C15.6871 8.6266 14.7725 9.61016 14.769 10.8018C14.769 12.0504 15.7656 13.0627 16.9939 13.0627C18.2225 13.0627 19.2183 12.0504 19.2183 10.8018C19.2169 10.1793 18.9627 9.58565 18.5157 9.16041C18.0687 8.73522 17.4687 8.51662 16.8575 8.55622ZM66.4317 8.64847C65.2735 8.73429 64.3761 9.71346 64.3738 10.8942C64.483 12.0515 65.4389 12.936 66.5838 12.936C67.7273 12.936 68.6841 12.0515 68.7926 10.8942C68.7911 10.2716 68.5369 9.67786 68.0897 9.25266C67.6431 8.82749 67.0433 8.60882 66.4317 8.64847ZM11.622 13.6935C10.4635 13.779 9.56595 14.7588 9.56379 15.939C9.56379 17.1876 10.5599 18.1999 11.788 18.1999C13.0168 18.1999 14.0126 17.1876 14.0126 15.939C14.0116 15.3107 13.7533 14.7117 13.2994 14.2855C12.8459 13.8594 12.2378 13.6448 11.622 13.6935ZM71.547 13.7548C70.3886 13.8406 69.491 14.8199 69.4885 16.0006C69.4885 17.2492 70.4848 18.2612 71.7133 18.2612C72.9414 18.2612 73.938 17.2492 73.938 16.0006C73.9371 15.3724 73.678 14.7733 73.2244 14.3469C72.7713 13.9211 72.163 13.7063 71.547 13.7548ZM7.59656 19.7837C6.99569 19.7704 6.41495 20.0048 5.98717 20.4337C5.55932 20.8628 5.32102 21.4495 5.32664 22.0606C5.32664 23.3092 6.3226 24.3216 7.55116 24.3216C8.77969 24.3216 9.77564 23.3092 9.77564 22.0606C9.78695 20.8227 8.81446 19.8063 7.59656 19.7837ZM76.0865 20.2149C74.9165 20.3015 74.0144 21.2987 74.0286 22.4916C74.0286 23.7396 75.0243 24.7519 76.2528 24.7519C77.4815 24.7519 78.4773 23.7396 78.4773 22.4916C78.4851 21.8576 78.2302 21.2508 77.7761 20.8174C77.3206 20.3842 76.708 20.1657 76.0865 20.2149ZM4.26738 26.7977C3.08525 26.8689 2.16618 27.8702 2.1791 29.0741C2.1791 30.3225 3.17505 31.3352 4.40359 31.3352C5.63211 31.3352 6.62808 30.3225 6.62808 29.0741C6.63496 28.4466 6.38428 27.8444 5.93632 27.4124C5.48834 26.9802 4.8836 26.7577 4.26738 26.7977ZM79.0222 26.7977C77.8521 26.8842 76.9506 27.8817 76.9644 29.0741C77.0728 30.2318 78.0295 31.1159 79.1735 31.1159C80.3177 31.1159 81.2743 30.2318 81.3828 29.0741C81.3895 28.4466 81.139 27.8444 80.691 27.4124C80.2433 26.9802 79.6384 26.7577 79.0222 26.7977ZM2.57255 34.2419C1.41405 34.3278 0.516671 35.3068 0.514508 36.4874C0.514508 37.7363 1.51044 38.7487 2.73899 38.7487C3.96755 38.7487 4.96348 37.7363 4.96348 36.4874C4.96256 35.8596 4.7041 35.2604 4.25031 34.8344C3.79657 34.4078 3.18854 34.1934 2.57255 34.2419ZM80.8381 34.6726C79.6799 34.7585 78.7825 35.7376 78.7803 36.9183C78.7803 38.167 79.7755 39.1792 81.0043 39.1792C82.2332 39.1792 83.229 38.167 83.229 36.9183C83.2281 36.2905 82.9697 35.691 82.5157 35.2647C82.0622 34.8389 81.4542 34.6239 80.8381 34.6726ZM41.4329 38.3639C40.1322 38.4577 39.1261 39.5611 39.1328 40.8865C39.1334 41.8361 39.6599 42.7047 40.4949 43.132L33.6547 80.8759C33.6553 80.8451 33.6553 80.8148 33.6547 80.7837C33.7347 79.9304 33.332 79.1047 32.6152 78.653C31.8986 78.2013 30.9921 78.2013 30.2754 78.653C29.5589 79.1047 29.1559 79.9304 29.236 80.7837C29.2253 81.8636 29.9679 82.7996 31.0083 83.0169C32.0484 83.2343 33.0945 82.6719 33.5036 81.6764L32.6867 86.2287L36.6813 86.3208C40.0642 54.8735 41.2113 43.7696 41.2514 43.378C41.2816 43.3785 41.3122 43.3785 41.342 43.378C41.399 43.844 43.0292 57.083 46.4267 86.4441L50.1497 86.1979L49.6045 83.2756C50.2855 83.5114 51.0362 83.3976 51.6198 82.9694C52.203 82.542 52.5463 81.853 52.5405 81.122C52.5437 80.2399 52.0404 79.437 51.2528 79.0663C50.4654 78.6959 49.5379 78.8261 48.8781 79.3998L42.1895 43.3169C43.2882 43.0379 44.0611 42.0375 44.0662 40.8865C44.0694 40.1894 43.7876 39.5219 43.2885 39.0438C42.7895 38.5654 42.1177 38.3193 41.4329 38.3639ZM2.05801 41.7787C0.899571 41.864 0.00216555 42.8437 0 44.0242C-7.10543e-14 45.2722 0.995933 46.2851 2.22448 46.2851C3.45304 46.2851 4.44899 45.2722 4.44899 44.0242C4.44805 43.3962 4.18958 42.7969 3.73583 42.3706C3.28206 41.9445 2.67403 41.7298 2.05801 41.7787ZM80.9895 42.4858C79.8309 42.5719 78.9335 43.5511 78.9313 44.7317C78.9313 45.9802 79.9275 46.9926 81.1557 46.9926C82.3847 46.9926 83.3802 45.9802 83.3802 44.7317C83.3792 44.1034 83.1209 43.5044 82.667 43.0784C82.2135 42.6522 81.6054 42.4374 80.9895 42.4858ZM3.32916 49.5305C2.15877 49.6006 1.24409 50.5843 1.24086 51.7761C1.24086 53.0246 2.23681 54.0371 3.46536 54.0371C4.69391 54.0371 5.68985 53.0246 5.68985 51.7761C5.68833 51.1538 5.434 50.5595 4.987 50.1348C4.54004 49.7093 3.94012 49.4906 3.32916 49.5305ZM79.6883 50.0227C78.5297 50.1082 77.6323 51.0876 77.63 52.268C77.63 53.5169 78.6261 54.5289 79.8545 54.5289C81.083 54.5289 82.0788 53.5169 82.0788 52.268C82.0779 51.6399 81.8194 51.0411 81.3656 50.6146C80.9125 50.1885 80.3041 49.9738 79.6883 50.0227ZM5.72012 56.7591C4.56166 56.845 3.66425 57.8239 3.66209 59.0049C3.77065 60.1624 4.72728 61.0466 5.87142 61.0466C7.01558 61.0466 7.97223 60.1624 8.08079 59.0049C8.07925 58.3826 7.82493 57.7886 7.37797 57.3635C6.93098 56.9383 6.33104 56.7198 5.72012 56.7591ZM77.0247 57.559C75.8665 57.6449 74.9687 58.6243 74.9665 59.8043C74.9665 61.0531 75.9629 62.0657 77.1912 62.0657C78.4198 62.0657 79.4158 61.0531 79.4158 59.8043C79.4147 59.1767 79.1563 58.5774 78.7023 58.1512C78.2487 57.7252 77.641 57.5104 77.0247 57.559ZM9.74536 63.8651C8.57525 63.9514 7.67353 64.949 7.68735 66.1415C7.79586 67.2992 8.75254 68.1829 9.89668 68.1829C11.0406 68.1829 11.9972 67.2992 12.1061 66.1415C12.1129 65.514 11.8625 64.9116 11.4146 64.4798C10.9664 64.0476 10.3616 63.8247 9.74536 63.8651ZM72.7874 64.4188C71.629 64.5045 70.732 65.4837 70.7298 66.6642C70.7298 67.9129 71.7254 68.9253 72.9543 68.9253C74.1825 68.9253 75.1786 67.9129 75.1786 66.6642C75.1777 66.0362 74.9191 65.4374 74.4654 65.0112C74.0115 64.5844 73.4036 64.3702 72.7874 64.4188ZM15.9801 70.2328C15.3741 70.21 14.7854 70.4409 14.3508 70.8708C13.916 71.3006 13.674 71.8925 13.6798 72.5089C13.6798 73.7575 14.6759 74.77 15.9043 74.77C17.1328 74.77 18.1288 73.7575 18.1288 72.5089C18.1404 71.2829 17.1858 70.2717 15.9801 70.2328ZM67.0677 70.602C65.8851 70.6727 64.9666 71.6746 64.9794 72.878C64.9794 74.1269 65.9752 75.1393 67.2038 75.1393C68.4321 75.1393 69.4283 74.1269 69.4283 72.878C69.44 71.6519 68.4851 70.6404 67.2792 70.602C67.2088 70.5987 67.138 70.5987 67.0677 70.602ZM22.699 75.0623C22.098 75.0482 21.5178 75.2824 21.0895 75.7115C20.6616 76.1405 20.4231 76.7279 20.4289 77.3382C20.4289 78.5872 21.4248 79.5993 22.6533 79.5993C23.8819 79.5993 24.8777 78.5872 24.8777 77.3382C24.8892 76.1007 23.9168 75.0848 22.699 75.0623ZM59.3803 75.7699C58.2216 75.8556 57.3244 76.8348 57.3219 78.0153C57.4307 79.173 58.3874 80.0571 59.5314 80.0571C60.6756 80.0571 61.6326 79.173 61.7407 78.0153C61.7392 77.3929 61.485 76.7989 61.0381 76.3739C60.5912 75.9486 59.9909 75.73 59.3803 75.7699ZM41.3727 79.3689C40.214 79.4549 39.3165 80.4337 39.3143 81.6142C39.3143 82.863 40.3104 83.8751 41.5389 83.8751C42.7674 83.8751 43.7633 82.863 43.7633 81.6142C43.7622 80.9864 43.5042 80.3871 43.0502 79.961C42.5966 79.535 41.9886 79.3203 41.3727 79.3689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12" draw:id="shape-12" draw:name="path2898" draw:layer="" svg:width="64.90660191491pt" svg:height="64.90660191491pt" svg:x="45.35510000000pt" svg:y="424.19600000000pt" svg:viewBox="0 0 65 65" svg:d="M64.9066 32.453C64.9066 50.3766 50.3766 64.9066 32.453 64.9066C14.5297 64.9066 0 50.3766 0 32.453C0 14.5297 14.5297 0 32.453 0C50.3766 0 64.9066 14.5297 64.9066 32.453Z" calligra:nodeTypes="ccccc">
          <draw:glue-point draw:id="4" svg:x="0.50000000000pt" svg:y="0.50000000000pt" draw:align="center"/>
          <draw:glue-point draw:id="5" svg:x="0.50000000000pt" svg:y="0.50000000000pt" draw:align="center"/>
        </draw:path>
        <draw:path draw:style-name="gr5" xml:id="shape-13" draw:id="shape-13" draw:name="path2900" draw:layer="" svg:width="74.91379822720pt" svg:height="74.91379822720pt" svg:x="41.09770000000pt" svg:y="419.66000000000pt" svg:viewBox="0 0 75 75" svg:d="M74.9138 37.4567C74.9138 58.1437 58.1437 74.9138 37.4567 74.9138C16.77 74.9138 0 58.1437 0 37.4567C0 16.77 16.77 0 37.4567 0C58.1437 0 74.9138 16.77 74.9138 37.4567Z" calligra:nodeTypes="ccccc">
          <draw:glue-point draw:id="4" svg:x="0.50000000000pt" svg:y="0.50000000000pt" draw:align="center"/>
          <draw:glue-point draw:id="5" svg:x="0.50000000000pt" svg:y="0.50000000000pt" draw:align="center"/>
        </draw:path>
        <draw:path draw:style-name="gr6" xml:id="shape-14" draw:id="shape-14" draw:name="path2902" draw:layer="" svg:width="74.44107708540pt" svg:height="74.13296599302pt" svg:x="41.32970000000pt" svg:y="419.59500000000pt" svg:viewBox="0 0 74 74" svg:d="M24.9641 6.74093L21.5754 3.88028L21.8389 8.22692L18.5631 5.55209L18.8267 9.71303L15.777 7.18673L16.4169 11.3846L13.1409 9.49004L14.2331 13.2051L10.0912 12.1278L11.8985 15.5085L8.0202 14.7283L9.97831 18.1837L5.68569 17.589L8.2461 20.858L4.17956 20.858L6.81526 23.0872L2.86164 23.7932L5.57273 25.9852L1.50618 27.2109L4.48077 29.5519L1.01665 31.2978L4.21717 32.8583L0.150618 35.013L3.31349 35.6071L0 38.4678L3.69005 38.9135L0.376535 42.0344L4.44311 42.2202L0.941346 45.3781L5.00789 45.3039L1.80739 48.2755L6.28818 48.3504L3.31349 51.3966L7.38008 50.9507L4.59372 54.963L9.03681 53.5511L6.47639 58.1579L10.7691 56.3003L9.18743 61.6874L13.4424 59.2351L12.1995 64.6592L16.605 61.9475L15.8144 67.297L19.6923 64.2509L19.3539 69.8606L23.1943 66.0709L23.9099 71.5323L27.4494 67.6687L28.4661 73.1298L31.516 68.7088L33.0597 73.8357L35.3564 69.0062L37.842 74.133L39.423 69.043L41.9459 73.7984L43.3768 68.4116L46.6148 72.8697L47.2928 67.5573L50.9828 71.6066L51.1333 66.1452L55.0495 69.8606L54.748 64.0652L58.852 67.3344L57.9862 62.0217L61.8271 64.9194L60.7727 59.3094L65.2155 61.4645L63.634 56.0034L68.1906 57.7861L65.7803 52.8827L70.5624 54.3685L67.3243 49.5388L72.3322 49.9848L68.6802 46.1955L73.1606 45.972L69.3954 42.6289L74.14 41.4029L69.8851 38.5424L74.4036 37.3907L70.2612 35.2727L74.4411 34.1212L69.8092 32.5236L73.9136 29.9972L68.8683 29.5889L72.6713 26.8023L68.4918 26.8023L72.5958 23.9791L67.3243 24.1273L70.713 20.5608L65.818 21.75L69.1316 18.0718L64.3496 18.5176L66.5337 14.2453L62.0153 15.9915L63.7471 11.1244L59.7935 13.4654L60.9232 8.487L57.0074 11.3846L57.2708 5.96072L53.9388 9.24861L53.3023 3.78282L49.4152 6.77762L48.6163 1.8914L45.6345 5.62171L44.9952 1.05077L42.2264 5.09633L40.7888 0.47286L39.1378 4.46589L37.061 0L35.6765 4.46589L32.9075 0.525398L32.5348 4.72855L28.967 1.2084L28.7541 5.62171L25.4525 2.41682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7" xml:id="shape-15" draw:id="shape-15" draw:layer="" svg:width="612.00000000000pt" svg:height="81.60000000000pt" svg:x="34.00000000000pt" svg:y="22.19169916372pt" presentation:class="title">
        <draw:text-box>
          <text:p text:style-name="P1"/>
        </draw:text-box>
        <draw:glue-point draw:id="4" svg:x="0.50000000000pt" svg:y="0.50000000000pt" draw:align="center"/>
        <draw:glue-point draw:id="5" svg:x="0.50000000000pt" svg:y="0.50000000000pt" draw:align="center"/>
      </draw:frame>
      <draw:frame draw:style-name="gr7" xml:id="shape-16" draw:id="shape-16" draw:layer="" svg:width="544.00000000000pt" svg:height="311.10000000000pt" svg:x="65.53754874558pt" svg:y="125.68326833922pt" presentation:class="outline">
        <draw:text-box>
          <text:p text:style-name="P2"/>
        </draw:text-box>
        <draw:glue-point draw:id="4" svg:x="0.50000000000pt" svg:y="0.50000000000pt" draw:align="center"/>
        <draw:glue-point draw:id="5" svg:x="0.50000000000pt" svg:y="0.50000000000pt" draw:align="center"/>
      </draw:frame>
    </style:master-page>
    <style:master-page style:name="Default3" draw:style-name="dp1" style:display-name="London" style:page-layout-name="pm1">
      <draw:layer-set>
        <draw:layer draw:name=""/>
      </draw:layer-set>
      <draw:path draw:style-name="gr1" xml:id="shape-17" draw:id="shape-17" draw:name="path4607" draw:layer="" svg:width="680.29666759139pt" svg:height="113.68939603556pt" svg:x="0.00000000000pt" svg:y="396.70200000000pt" svg:viewBox="0 0 680 114" svg:d="M579.579 62.419L582.635 62.419L582.635 85.7769L584.34 85.7769L584.34 60.2015L591.543 60.2015L591.543 64.3629C592.831 63.9073 594.485 63.8211 596.337 65.0311L596.337 64.1197L600.759 56.4654L602.958 56.4352L602.958 53.124L606.742 53.124L606.742 51.1806L603.479 51.1806L603.479 49.844L604.607 49.844C603.854 48.8113 604.788 48.0824 604.788 48.0824L605.705 48.0824C606.603 48.6634 606.322 49.4513 606.103 49.844L606.742 49.844L606.742 47.3535L603.539 47.3535L603.539 45.9862L604.576 45.9862C604.06 45.0031 604.943 44.3462 604.943 44.3462L605.889 44.3462C606.681 44.8685 606.593 45.5299 606.408 45.9862L606.742 45.9862L606.712 43.4961L603.479 43.4961L603.479 42.1593L604.453 42.1593C603.999 41.2382 604.788 40.6107 604.788 40.6107L605.614 40.6107C606.317 41.1024 606.238 41.732 606.073 42.1593L606.712 42.1593L606.712 39.6382L603.6 39.6382L603.6 38.4231L603.356 38.4231L603.202 37.694L603.202 36.935L603.324 36.4489L604.151 36.4187L604.33 36.6616L604.33 37.7856L605.214 37.8158L605.245 38.2411L604.943 38.2713L604.943 38.0285L604.241 38.0285L604.181 38.3018L606.712 38.3018L606.712 35.7506L603.479 35.7506L603.479 34.3834L606.712 34.3834L606.712 34.0496L606.651 34.0496C606.651 34.0496 603.553 33.9388 602.958 33.533C602.976 32.5737 602.958 32.5615 602.958 32.5615C602.958 32.5615 603.165 32.3498 603.723 32.2572C603.778 32.2758 603.754 32.0446 603.754 32.0446L603.233 32.0446L602.988 31.8019L602.988 27.8836L602.656 27.8836C602.656 27.8836 602.453 27.7687 602.381 27.5798L602.381 22.507C602.381 22.507 602.661 22.1626 603.019 22.0517C602.999 22.032 603.019 18.5887 603.019 18.5887C603.415 17.9448 605.181 17.7152 606.377 17.5561L606.377 17.2831C606.377 17.2831 605.337 17.2312 605.155 17.0094C605.135 17.0094 604.777 16.6845 604.758 16.5537C604.744 16.5277 604.758 14.1845 604.758 14.1845C604.898 13.9452 605.95 13.5208 606.925 13.4557L608.207 13.4557L607.962 10.7829L607.962 10.7522L607.477 5.10285L607.386 5.10285L607.416 4.34351L607.354 3.79678L607.416 3.79678L607.416 3.73604L611.015 3.79678L611.015 3.85751L611.074 3.85751L610.739 7.41129L610.739 7.83651L610.708 7.83651L610.498 10.1756L610.498 10.7829L610.437 10.7829L610.193 13.4557L611.474 13.4557C612.447 13.5208 613.533 13.9146 613.672 14.1542C613.672 14.1542 613.686 16.5277 613.672 16.5537C613.653 16.6845 613.292 17.0094 613.272 17.0094C613.09 17.2311 612.055 17.2831 612.055 17.2831L612.055 17.5561C613.244 17.7152 615.012 17.9449 615.406 18.5887C615.406 18.5887 615.426 22.032 615.406 22.0517C615.769 22.1626 616.051 22.507 616.051 22.507L616.051 27.5798C615.979 27.7687 615.775 27.8836 615.775 27.8836L615.438 27.8836L615.438 31.8019L615.194 32.0143L614.677 32.0143C614.677 32.0143 614.652 32.2758 614.706 32.2572C615.26 32.3498 615.438 32.5306 615.438 32.5306C615.438 32.5306 615.45 32.5737 615.468 33.533C614.876 33.9388 611.749 34.0496 611.749 34.0496L611.657 34.0496L611.657 34.3834L614.949 34.3834L614.949 35.7506L611.657 35.7506L611.657 38.3018L612.085 38.3018C611.947 37.5521 612.417 37.0566 612.417 37.0566L613.091 37.0566C613.527 37.4309 613.602 37.9111 613.55 38.3018L615.042 38.3018L615.042 39.6382L611.657 39.6382L611.657 42.1289L613.334 42.1289C612.637 41.0669 613.459 40.306 613.459 40.306L614.22 40.306C615 40.9073 614.742 41.7481 614.556 42.1289L614.92 42.1289L614.92 43.4961L611.657 43.4961L611.687 45.9862L615.011 45.9862L615.011 47.3535L611.687 47.3535L611.687 49.8137L613.211 49.8137C612.248 48.7228 613.303 47.9607 613.303 47.9607L614.251 47.9607C615.302 48.6087 614.836 49.4925 614.617 49.8137L614.949 49.8137L614.949 51.1806L611.687 51.1806L611.687 53.124L615.438 53.124L615.438 66.3066L615.837 69.071L617.274 69.1617L617.274 79.5498L618.432 79.5498L619.041 77.1505L619.895 79.3068L619.895 64.6362L622.34 64.6362L622.34 61.5985L623.377 61.5985L623.377 41.3394L635.094 34.0193L635.033 63.2692L638.635 61.2038L638.635 85.1998L639.646 85.1998L639.646 70.8933C640.017 69.669 640.387 68.7135 640.772 67.9773L640.772 63.6032L643.884 63.6032L643.884 56.2222L645.747 50.7856L648.095 46.9885L650.353 50.6031L652.278 56.5565L652.278 62.8747L656.675 62.8747L656.675 74.5077L657.86 74.5077L657.86 85.7769L658.382 85.7769L658.382 72.1387L662.533 72.1387L662.533 85.7769L662.927 85.7769L662.927 71.47L665.401 71.47L665.401 67.5826L670.135 67.5826L670.135 85.7769L672.849 85.7769L672.849 75.115L674.863 75.115L674.863 63.3L680.297 63.3L680.022 95.1018L680.022 113.689L1.04092e-13 113.689L0 63.1176L0.221855 63.1176L0.221855 73.8094L1.44266 73.8094L1.44266 60.5962L6.02065 60.5962L6.02065 58.9561L5.34918 58.9561L5.34918 50.5122L6.63099 50.5122L6.63099 49.115L7.2414 49.115L8.98103 46.2599L8.98103 43.6175L11.0259 37.6635L11.0259 36.5705L11.0564 37.6635L12.9485 43.6175L12.9485 46.2599L14.6883 49.1453L15.2988 49.1453L15.2988 50.5122L16.5804 50.5122L16.5804 58.9561L15.9093 58.9561L15.9093 60.1105L18.5644 60.1105L18.5644 71.8047L20.792 71.8047L20.792 71.8956L21.4329 71.8956L21.4329 64.9401L21.5859 64.9401L21.5859 59.9887L27.6898 59.9887L27.6898 47.4445C27.6898 45.6396 30.1875 41.2938 33.3053 41.2176C36.5706 41.1381 39.1274 45.7456 39.1957 47.4445C39.2004 47.5634 39.1973 62.208 39.1957 73.5051L39.9281 73.5051L39.9281 63.2391L41.7591 63.2391L41.7591 62.3279L44.1399 62.3279L44.1399 55.9188L48.3516 55.9188L48.3516 62.3279L51.4341 62.3279L51.4341 85.7769L51.5258 85.7769L51.5258 64.4538L53.4481 61.113L55.3101 64.3327L55.3101 85.7769L55.4323 85.7769L55.4323 70.1951L55.524 70.1951L55.524 64.6667L60.9563 64.6667L60.8954 70.1951L61.2308 70.1951L61.2308 68.5848L66.5718 67.157L66.5718 85.7769L67.3654 85.7769L67.3654 64.4538L68.6168 64.4538L68.6168 64.3327C68.6168 64.3327 71.1803 61.2306 74.7512 62.4796L74.7512 62.2367L81.9542 62.2367L81.9542 67.2485L83.5105 67.2485L86.7149 79.1855L86.7149 66.1245L91.1713 57.2854L94.8943 57.2246L98.9538 65.4564L98.9538 75.5102L99.8081 77.6668L99.8081 85.4728L101.09 85.4728L101.09 71.1968L103.101 71.1968L104.721 60.505L106.25 71.1059L107.65 71.1968L107.65 73.3837L107.802 73.3837L107.802 85.1998L109.846 85.1998L109.846 64.6968L112.717 64.6968L112.717 63.6338L117.693 63.6338L117.693 67.2485L119.31 67.2485L119.31 79.9751L120.592 79.9751L120.592 61.6895L121.387 61.6895L121.387 35.0517L124.653 25.4534L128.77 18.8015L132.771 25.1496L136.158 35.629L136.158 60.9914L136.497 60.9914L136.497 70.377C137.256 71.6345 137.744 72.8981 137.744 72.8981L137.744 77.0593C137.895 77.048 138.052 77.039 138.2 77.029L138.2 70.2554L140.642 70.2554L140.673 68.1595L141.011 65.5472L141.317 66.9446L141.317 33.533L144.398 33.533L144.398 36.4489L151.662 36.4489L151.662 33.5029L154.53 33.5029L154.53 70.741C154.578 70.7367 154.632 70.7406 154.683 70.741L154.683 61.4165L160.114 61.4165L160.084 66.5493L162.31 67.8561L162.894 66.1855L162.769 68.1292L166.006 69.9817L166.006 77.1505L166.466 77.1505L168.6 70.1644L169.848 67.5518L169.635 70.1032L170.552 70.1032L170.552 66.4586L174.736 66.4586C174.793 66.1519 174.844 65.8778 174.886 65.8513C175.264 65.3817 174.9 65.9609 174.675 65.274C174.649 65.1229 174.986 63.0129 175.405 62.8137C175.617 62.7553 178.586 62.2129 180.2 62.1762C180.152 62.1943 183.98 62.1762 183.98 62.1762C183.98 62.1762 189.462 62.7781 192.467 64.0595L194.265 61.2646L197.073 61.3255L200.275 65.578L200.428 69.071C202.121 70.5588 204.4 72.7048 205.559 74.7203L206.294 74.5384L206.294 65.0616L213.465 65.0616L213.465 72.746L215.203 72.3211L215.203 67.2791L220.88 67.2791L220.88 70.8933L221.676 70.6807L221.676 69.9817L223.047 70.3465L223.537 70.2249L223.537 61.4773L224.358 56.4048L224.114 56.4352L224.144 56.2834L224.389 56.2532L224.664 54.886L224.817 53.762L224.909 54.9167L225.151 56.1922L225.397 56.1922L225.397 56.344L225.183 56.3746L225.428 57.4071L226.223 59.7767L226.741 59.7767L229 51.7878L231.41 59.7767L231.898 59.7767L232.328 57.4071L232.541 56.5263L232.266 56.4961L232.236 56.3135L232.572 56.3135L232.876 54.5821L232.998 53.6408L233.12 54.613L233.391 56.3135L233.668 56.3135L233.698 56.5263L233.422 56.4961L234.218 61.4773L234.218 64.9401L234.798 63.9677L236.475 66.8838L242.247 66.8838L242.247 66.0637L248.321 66.0637L248.321 66.8838L249.538 66.8838L249.538 63.5426L259.338 63.5426L259.338 66.8838L259.886 66.8838C259.707 65.5408 260.463 65.7299 260.463 65.7299C260.816 65.7288 260.77 66.5194 260.77 66.5194L262.05 66.5194C262.05 66.2668 262.146 65.9012 261.99 65.6689C261.658 65.1785 261.66 64.6247 262.236 64.3932C263.37 64.7475 262.508 65.7299 262.508 65.7299L262.508 66.4889L263.761 66.5194C263.709 65.6264 264.302 65.6915 264.28 65.6991C264.894 65.6477 264.737 66.6411 264.737 66.6411L264.737 67.1267L269.682 67.1267L269.682 62.9353L276.244 62.9353L276.244 67.1267L278.075 67.1267L278.075 65.0616L286.073 65.0616L286.073 67.1267L289.823 67.1267L289.823 65.274L290.191 65.274L290.191 61.4165L291.016 56.344L290.77 56.3746L290.8 56.1922L291.047 56.1622L291.29 54.8253L291.473 53.6709L291.564 54.8253L291.808 56.1011L292.052 56.1316L292.052 56.2834L291.839 56.2834L292.083 57.3159L292.512 58.865L293.639 58.865L295.626 51.6967L297.884 59.7459L298.555 59.7459L298.981 57.3159L299.193 56.4654L298.92 56.4352L298.89 56.2532L299.223 56.2532L299.498 54.5215L299.652 53.5493L299.743 54.5215L300.048 56.2532L300.324 56.2532L300.355 56.4352L300.08 56.4352L300.871 61.4165L300.902 70.377L302.003 70.6503L302.003 64.3629L308.808 68.2813L308.808 72.3514L311.708 73.0803L311.708 68.4024L313.325 68.4024L313.325 64.788L318.299 64.788L318.299 65.942C319.822 65.0136 322.291 64.3165 325.133 66.7624C325.123 67.1417 325.11 68.5738 325.105 69.8302L326.297 61.6596L327.577 70.1951L331.574 70.1951L332.063 71.9868L332.063 66.5801L336.156 59.5636L339.844 59.6243L344.303 67.2791L344.303 80.6128L346.349 80.6128L346.927 78.2134L347.874 80.583L347.874 82.1013L349.063 82.4052L349.063 63.3604L356.266 63.3604L356.266 84.2277L357.943 84.6222L357.943 67.6429L357.973 67.6429L357.973 65.578L363.652 65.578L363.652 67.6429L364.233 67.6429L364.233 85.7769L364.479 85.7769L364.479 68.3114L368.659 69.4045L368.659 64.6362L375.678 64.6362L375.678 69.6178L375.708 69.6178L375.708 65.4869L377.478 62.4492L377.478 59.0475L376.777 59.0475L376.777 57.7109L377.448 57.7109C377.448 57.7109 377.605 55.3144 380.165 54.886C380.194 54.881 380.457 53.012 380.409 52.547C380.132 52.4497 379.949 52.2227 379.949 51.9703C379.937 51.6512 380.214 51.3768 380.592 51.3323L380.653 49.5097L380.713 51.3323C381.125 51.3381 381.453 51.6235 381.445 51.9703C381.44 52.2288 381.246 52.4581 380.957 52.547C380.918 53.0783 381.081 54.8179 381.11 54.8253C383.672 55.4743 384.011 57.7109 384.011 57.7109L384.71 57.7109L384.71 58.9865L383.981 58.9865L383.95 63.9377L384.558 63.9377L384.558 67.157L385.015 67.157L385.015 64.3629L388.069 64.3629L388.069 62.5406L387.366 62.5406L387.366 61.2038L388.038 61.2038C388.038 61.2038 388.199 58.8073 390.753 58.379C390.784 58.3741 391.045 56.5053 390.997 56.0402C390.72 55.943 390.54 55.7157 390.54 55.463C390.532 55.1353 390.821 54.8573 391.213 54.8253L391.244 53.0029L391.335 54.8253C391.735 54.8448 392.044 55.1262 392.037 55.463C392.03 55.7218 391.836 55.9513 391.549 56.0402C391.51 56.5709 391.671 58.3111 391.701 58.3184C392.639 58.5568 393.279 59.0248 393.714 59.5029L395.085 59.5029L395.085 61.2038L395.298 61.2038L395.298 61.8415L402.139 61.8415L402.139 63.7553L404.519 63.7553L404.519 64.3629L407.664 64.3629L407.664 61.7508L406.991 61.7508L406.991 60.505L407.633 60.505C407.633 60.505 407.793 58.3171 410.256 57.9239C410.284 57.919 410.53 56.2652 410.497 55.7972C410.218 55.7102 410.035 55.4921 410.04 55.2506C410.037 54.9547 410.316 54.7048 410.682 54.6734L410.712 53.0029L410.806 54.6734C411.183 54.693 411.48 54.9459 411.479 55.2506C411.479 55.4983 411.28 55.7183 410.989 55.7972C410.955 56.2938 411.143 57.8561 411.171 57.8627C412.223 58.1167 412.862 58.626 413.278 59.1387L413.278 59.0776L416.147 59.0776L416.147 57.7719L416.787 57.7719C416.787 57.7719 416.946 55.3754 419.503 54.9469C419.535 54.9413 419.863 52.8554 419.78 52.5168C419.476 52.424 419.278 52.1794 419.289 51.9096C419.299 51.5932 419.589 51.3329 419.963 51.3019L419.992 49.449L420.084 51.2713C420.483 51.291 420.792 51.5727 420.784 51.9096C420.778 52.1683 420.584 52.3976 420.299 52.4864C420.226 52.8692 420.449 54.8786 420.481 54.886C423.038 55.5357 423.378 57.7719 423.378 57.7719L424.083 57.7719L424.083 59.0475L423.348 59.0475L423.348 59.7767L429.148 59.7767L429.148 67.4309C429.438 67.4661 429.754 67.5151 429.85 67.5826C429.851 67.5783 429.85 68.9797 429.85 68.9797C429.85 68.9992 429.852 76.438 429.85 83.0129L432.597 83.0129L432.597 63.5731L433.603 63.5731L433.603 62.7832L435.008 62.7832L435.008 57.1642L439.219 57.1642L439.219 62.7832L439.889 62.7832L439.889 63.5731L442.303 63.5731L442.303 71.47L446.3 71.47L446.3 71.4096L453.106 71.4096L453.106 75.7531L456.797 75.7531L457.716 73.1106L458.816 75.7531L458.816 81.6455L459.486 81.6455L459.486 65.578C459.486 65.578 463.212 61.0302 467.939 65.0919C467.938 65.1215 467.939 65.2983 467.939 65.3349L469.434 65.3349L469.434 63.0261L469.01 62.6919L469.01 62.1762L469.465 62.1762L469.465 61.9935L469.65 61.9935L469.619 61.8722L469.465 61.8722L469.282 61.6895L469.282 61.5077L469.772 61.2344L469.772 60.5962L469.984 60.5962C470.332 57.6971 472.066 52.12 477.25 50.2997L477.25 49.9045L477.461 49.9045L477.461 49.6316C477.461 49.6316 477.061 49.6885 477.005 49.4186C477.005 49.3481 476.989 49.1279 477.25 49.0239L477.401 48.9936L477.401 48.1733L477.523 48.1733L477.523 47.7178L477.673 47.7178L477.673 48.1127L478.008 48.1127L478.008 47.384L477.824 47.384L477.824 46.9586L478.192 46.9586L478.192 43.7995L477.794 43.4657L477.794 43.2222L478.222 43.2222L478.222 42.2507L478.621 42.6455L478.621 43.1313L478.926 43.1313L478.926 41.3089L478.529 41.3089L478.529 41.0052L478.742 41.0052L478.742 40.0329C478.742 40.0329 479.277 39.213 479.598 39.213L479.598 38.9092L479.322 38.7576L479.322 38.6362L479.629 38.6362L479.629 37.8763L479.841 37.8763C479.841 37.8763 479.651 37.7309 479.629 37.6033L479.629 37.2993C479.629 37.2993 479.717 37.1845 479.809 37.1781C479.916 37.1706 479.932 37.1476 479.932 37.1476L479.932 36.9956C479.031 36.5547 479.745 35.7237 479.932 35.8112L479.963 34.2316L480.113 33.4112L480.236 34.2316L480.266 35.8112C480.455 35.7237 481.173 36.5547 480.266 36.9956L480.266 37.1476C480.266 37.1476 480.282 37.1706 480.388 37.1781C480.484 37.1845 480.572 37.2993 480.572 37.2993L480.572 37.6033C480.55 37.7309 480.358 37.8763 480.358 37.8763L480.572 37.8763L480.572 38.6362L480.88 38.6362L480.88 38.7576L480.603 38.9092L480.603 39.213C480.923 39.213 481.459 40.0329 481.459 40.0329L481.459 41.0052L481.672 41.0052L481.672 41.3089L481.276 41.3089L481.276 43.1313L481.581 43.1313L481.581 42.6455L481.978 42.2507L481.978 43.2222L482.406 43.2222L482.406 43.4657L482.009 43.7995L482.009 46.9586L482.376 46.9586L482.376 47.384L482.192 47.384L482.192 48.1127L482.529 48.1127L482.529 47.7178L482.683 47.7178L482.683 48.1733L482.804 48.1733L482.804 48.9936L482.955 49.0239C483.213 49.1279 483.199 49.3481 483.199 49.4186C483.141 49.6885 482.744 49.6316 482.744 49.6316L482.744 49.9045L482.955 49.9045L482.955 50.2997C488.137 52.12 489.875 57.6971 490.218 60.5962L490.43 60.5962L490.43 61.2344L490.919 61.5077L490.919 61.6895L490.736 61.8722L490.612 61.8722L490.551 61.9935L490.736 61.9935L490.736 62.1762L491.195 62.1762L491.195 62.6919L490.767 63.0261L490.767 65.8814L491.867 65.8814L492.903 66.1855L493.574 66.6105L493.574 66.8535L493.424 66.9143L493.424 67.8864L494.004 68.0989L494.004 68.2509L494.307 68.2509L494.307 69.1012L498.338 70.1644L498.338 60.4142L501.387 60.4142L501.387 54.0056L505.63 54.0056L505.63 60.4142L508.012 60.4142L508.012 64.8487L508.837 66.2462L508.837 81.5851L510.235 81.5851L510.235 81.2203L511.462 81.2203L511.462 62.9353L511.764 62.9353L511.764 60.2015L519.763 60.2015L519.763 65.0311L520.4 65.0311L520.4 67.9468L521.045 67.9468L521.045 62.2367L521.563 62.2367L521.563 58.0749L528.154 58.0749L528.154 62.5101L531.453 62.5101L531.453 65.4261L531.605 65.4261L531.605 65.0006L531.848 65.0006L531.848 64.6968L531.635 64.6968L531.635 64.3629L531.817 64.3629L531.817 64.0287L531.971 64.0287L531.94 63.9073L532.123 63.9073L532.123 63.3604L532.399 62.9657L532.399 62.2367L532.886 61.4165L533.006 61.4165C533.006 61.4165 533.056 60.9677 533.279 60.9306C533.279 60.9118 533.279 60.6268 533.279 60.6268C533.082 60.6002 533.002 60.2285 533.279 60.1105C533.28 60.1111 533.276 59.8077 533.279 59.8067C532.96 59.7066 532.961 59.1833 533.402 59.1692C533.842 59.1841 533.814 59.7066 533.492 59.8067C533.493 59.8077 533.489 60.1111 533.492 60.1105C533.769 60.2285 533.689 60.6001 533.492 60.6268C533.492 60.6268 533.492 60.9118 533.492 60.9306C533.715 60.9677 533.766 61.4165 533.766 61.4165L533.891 61.4165L534.379 62.2367L534.379 62.9657L534.654 63.3604L534.654 63.9073L534.836 63.9073L534.808 64.0287L534.96 64.0287L534.96 64.3629L535.142 64.3629L535.142 64.6968L534.929 64.6968L534.929 65.0006L535.172 65.0006L535.172 65.4564L535.448 65.4564L535.448 65.8814L535.265 65.8814L535.265 67.1875L535.509 67.6127L535.752 67.6127L535.752 67.1875L535.601 67.1875L535.601 66.9143L535.752 66.9143L535.752 66.5801L536.029 66.5801L536.029 66.9143L536.211 66.9143L536.211 66.9446L538.501 66.9446L538.501 58.6829L547.354 58.6829C547.803 37.1341 551.106 13.3011 562.032 0.151868C561.88 -0.000320743 564.322 5.65109e-09 564.322 5.65109e-09C575.901 11.6131 579.228 38.804 579.579 62.419M603.784 41.8859L603.111 41.8859L602.988 42.2809L602.197 42.2809L602.046 41.5517L602.046 40.8229L602.197 40.306L602.988 40.2759L603.172 40.5495L603.172 41.643L604.06 41.6734L604.091 42.0986L603.784 42.1593L603.784 41.8859M614.189 43.9513C615.484 44.747 614.434 45.956 614.434 45.956C614.434 45.956 613.206 45.8561 613.182 45.8957C612.083 44.7606 613.242 43.9513 613.242 43.9513L614.189 43.9513M603.019 44.3159L603.019 45.4397L603.908 45.47L603.938 45.8957L603.632 45.9255L603.632 45.683L602.927 45.683L602.805 46.0775L602.046 46.0775L601.892 45.3487L601.892 44.5894L602.015 44.1035L602.805 44.073L603.019 44.3159M603.233 48.2039L603.233 49.3279L604.151 49.3279L604.151 49.7832L603.846 49.8137L603.846 49.5402L603.172 49.5402L603.049 49.9352L602.259 49.9655L602.107 49.2365L602.107 48.4773L602.259 47.9607L603.049 47.9304L603.233 48.2039M531.453 67.2791L531.515 67.1875L531.515 65.8814L531.453 65.8814L531.453 67.2791M536.029 67.9468L536.09 67.9468L536.09 67.1875L536.029 67.1875L536.029 67.9468M236.721 85.7769L242.247 85.7769L242.247 70.6503L236.721 70.6503L236.721 85.7769M248.321 85.7769L249.538 85.7769L249.538 70.6503L248.321 70.6503L248.321 85.7769M259.338 85.7769L261.015 85.7769L261.076 78.2744L263.304 78.2744L263.304 74.7203L268.858 74.7203L268.858 85.7769L269.682 85.7769L269.682 70.6503L259.338 70.6503L259.338 85.7769M276.244 74.6598L277.676 74.6598L277.676 85.7769L278.075 85.7769L278.075 70.6503L276.244 70.6503L276.244 74.6598M286.073 77.6668L288.21 77.6668L288.21 85.7769L289.823 85.7769L289.823 70.6503L286.073 70.6503L286.073 77.6668M300.902 71.2884L301.577 71.47C301.285 71.2201 301.102 71.0704 300.902 70.8933L300.902 71.2884M300.902 73.9004C300.919 73.9577 300.946 73.9933 300.964 74.0524L300.964 85.7769L302.003 85.7769L302.003 73.1415C301.63 72.7724 301.284 72.4255 300.902 72.0477L300.902 73.9004M167.868 77.1505L168.934 77.1505L168.934 73.1711L167.868 77.1505M220.88 74.356L220.88 85.7769L221.676 85.7769L221.676 73.5965C221.418 73.8537 221.139 74.1036 220.88 74.356M213.465 81.3421L213.465 85.7769L215.203 85.7769L215.203 79.7626C214.618 80.2979 214.035 80.8358 213.465 81.3421M310.331 85.7769L311.708 85.7769L311.708 82.2836C311.258 81.8926 310.791 81.5083 310.331 81.0988L310.331 85.7769M177.94 81.6455L178.154 81.5851C178.154 81.4518 178.154 81.1972 178.154 81.1903C178.15 81.1922 178.015 81.1862 177.94 81.1902L177.94 81.6455M178.154 81.1903C178.154 81.1902 178.154 81.1902 178.154 81.1902C178.154 81.1903 178.154 81.1903 178.154 81.1903M38.7073 85.7769L39.0429 85.7769L39.0429 85.7463L38.7073 85.7463L38.7073 85.7769"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18" draw:id="shape-18" draw:name="g7576" svg:y="414.22978804745pt">
        <draw:path draw:style-name="gr3" xml:id="shape-19" draw:id="shape-19" draw:name="path2836" draw:layer="" svg:width="83.76211081947pt" svg:height="86.89053564630pt" svg:x="36.26410000000pt" svg:y="415.22900000000pt" svg:viewBox="0 0 84 87" svg:d="M38.7647 0.00460629C37.6012 0.0908685 36.6997 1.0751 36.6977 2.26176C36.8064 3.42541 37.7671 4.31408 38.9168 4.31408C40.0661 4.31408 41.0272 3.42541 41.1363 2.26176C41.1348 1.63634 40.8794 1.03934 40.4302 0.611928C39.9812 0.184551 39.3786 -0.0352204 38.7647 0.00460629ZM46.3658 0.159209C45.2022 0.24547 44.3005 1.22973 44.2983 2.41634C44.2983 3.67154 45.2988 4.68903 46.5328 4.68903C47.7672 4.68903 48.7678 3.67154 48.7678 2.41634C48.7668 1.78516 48.5069 1.18293 48.0509 0.754534C47.5953 0.326152 46.9842 0.110407 46.3658 0.159209ZM53.4197 1.58156C52.232 1.65288 51.3085 2.65988 51.3216 3.8696C51.3216 5.12476 52.3221 6.14222 53.5563 6.14222C54.7903 6.14222 55.7908 5.12476 55.7908 3.8696C55.8028 2.63697 54.844 1.62064 53.6321 1.58156C53.5611 1.57809 53.4904 1.57809 53.4197 1.58156ZM30.1911 1.70522C29.0271 1.79145 28.1256 2.77571 28.1233 3.96239C28.1233 5.21756 29.1243 6.23501 30.3584 6.23501C31.5923 6.23501 32.5931 5.21756 32.5931 3.96239C32.5919 3.3312 32.3318 2.72892 31.8764 2.30056C31.4206 1.87213 30.8098 1.65643 30.1911 1.70522ZM23.3197 4.42619C22.156 4.51247 21.2545 5.49668 21.2525 6.68334C21.2525 7.9385 22.2528 8.956 23.4869 8.956C24.721 8.956 25.7216 7.9385 25.7216 6.68334C25.7207 6.05219 25.4612 5.44991 25.0051 5.02151C24.5493 4.59317 23.9384 4.3774 23.3197 4.42619ZM60.3206 4.48802C59.1574 4.57426 58.256 5.55853 58.2537 6.7452C58.2537 8.00036 59.2542 9.01785 60.4882 9.01785C61.7224 9.01785 62.7229 8.00036 62.7229 6.7452C62.7219 6.11399 62.4624 5.51174 62.0065 5.08335C61.5504 4.65494 60.9396 4.43924 60.3206 4.48802ZM16.9347 8.60041C15.759 8.67115 14.8402 9.65979 14.8366 10.8576C14.8366 12.1126 15.8378 13.1302 17.0717 13.1302C18.306 13.1302 19.3063 12.1126 19.3063 10.8576C19.3049 10.2319 19.0496 9.63515 18.6005 9.20772C18.1515 8.78033 17.5487 8.5606 16.9347 8.60041ZM66.736 8.69313C65.5725 8.7794 64.671 9.76362 64.6687 10.9505C64.7784 12.1137 65.7386 13.0028 66.8888 13.0028C68.0375 13.0028 68.9987 12.1137 69.1077 10.9505C69.1062 10.3246 68.8508 9.72784 68.4016 9.30044C67.9529 8.87308 67.3504 8.65328 66.736 8.69313ZM11.6752 13.7642C10.5114 13.8502 9.60977 14.835 9.6076 16.0213C9.6076 17.2764 10.6083 18.2939 11.842 18.2939C13.0764 18.2939 14.0768 17.2764 14.0768 16.0213C14.0758 15.3898 13.8163 14.7877 13.3603 14.3593C12.9047 13.931 12.2939 13.7153 11.6752 13.7642ZM71.8747 13.8258C70.711 13.9121 69.8093 14.8964 69.8068 16.0832C69.8068 17.3383 70.8076 18.3555 72.0418 18.3555C73.2755 18.3555 74.2767 17.3383 74.2767 16.0832C74.2758 15.4518 74.0155 14.8496 73.5598 14.421C73.1046 13.993 72.4935 13.7771 71.8747 13.8258ZM7.63135 19.8859C7.02773 19.8725 6.44433 20.1081 6.01459 20.5392C5.58478 20.9705 5.34539 21.5603 5.35104 22.1745C5.35104 23.4296 6.35156 24.4472 7.58575 24.4472C8.8199 24.4472 9.82042 23.4296 9.82042 22.1745C9.83178 20.9302 8.85483 19.9086 7.63135 19.8859ZM76.435 20.3193C75.2596 20.4063 74.3534 21.4087 74.3677 22.6078C74.3677 23.8622 75.3679 24.8797 76.6021 24.8797C77.8364 24.8797 78.8368 23.8622 78.8368 22.6078C78.8446 21.9705 78.5885 21.3605 78.1323 20.9249C77.6748 20.4895 77.0593 20.2698 76.435 20.3193ZM4.28693 26.9361C3.09938 27.0077 2.1761 28.0141 2.18908 29.2243C2.18908 30.4791 3.18959 31.497 4.42376 31.497C5.65791 31.497 6.65844 30.4791 6.65844 29.2243C6.66535 28.5935 6.41352 27.9882 5.96351 27.554C5.51348 27.1195 4.90597 26.8959 4.28693 26.9361ZM79.3841 26.9361C78.2087 27.023 77.3031 28.0257 77.3169 29.2243C77.4258 30.3879 78.3869 31.2766 79.5361 31.2766C80.6856 31.2766 81.6466 30.3879 81.7556 29.2243C81.7623 28.5935 81.5106 27.9882 81.0606 27.554C80.6108 27.1195 80.0032 26.8959 79.3841 26.9361ZM2.58433 34.4187C1.42053 34.5051 0.519038 35.4891 0.516865 36.6758C0.516865 37.9312 1.51736 38.9488 2.75154 38.9488C3.98572 38.9488 4.98621 37.9312 4.98621 36.6758C4.98529 36.0448 4.72565 35.4425 4.26978 35.0143C3.81396 34.5855 3.20314 34.37 2.58433 34.4187ZM81.2084 34.8517C80.0449 34.938 79.1434 35.9222 79.1411 37.109C79.1411 38.3641 80.1409 39.3815 81.3753 39.3815C82.6099 39.3815 83.6102 38.3641 83.6102 37.109C83.6093 36.4779 83.3497 35.8753 82.8937 35.4468C82.4381 35.0188 81.8273 34.8027 81.2084 34.8517ZM41.6227 38.562C40.316 38.6563 39.3053 39.7654 39.312 41.0977C39.3126 42.0522 39.8416 42.9252 40.6804 43.3548L33.8089 81.2936C33.8095 81.2626 33.8095 81.2322 33.8089 81.2009C33.8892 80.3432 33.4847 79.5132 32.7646 79.0592C32.0447 78.6052 31.1341 78.6052 30.4141 79.0592C29.6943 79.5132 29.2894 80.3432 29.3699 81.2009C29.3592 82.2864 30.1052 83.2272 31.1503 83.4456C32.1952 83.6642 33.2461 83.0989 33.6571 82.0982L32.8364 86.674L36.8493 86.7666C40.2477 55.1569 41.4001 43.9956 41.4403 43.602C41.4707 43.6025 41.5014 43.6025 41.5314 43.602C41.5886 44.0704 43.2263 57.3778 46.6394 86.8905L50.3794 86.6431L49.8317 83.7057C50.5158 83.9427 51.27 83.8283 51.8562 83.3979C52.4421 82.9683 52.787 82.2757 52.7812 81.5409C52.7844 80.6543 52.2788 79.8472 51.4876 79.4746C50.6965 79.1023 49.7648 79.2332 49.102 79.8099L42.3827 43.5406C43.4865 43.2602 44.2629 42.2546 44.268 41.0977C44.2713 40.397 43.9882 39.726 43.4868 39.2454C42.9855 38.7646 42.3106 38.5172 41.6227 38.562ZM2.06744 41.9945C0.903691 42.0802 0.00217547 43.065 0 44.2516C-7.10543e-14 45.506 1.00049 46.5241 2.23467 46.5241C3.46886 46.5241 4.46937 45.506 4.46937 44.2516C4.46842 43.6203 4.20877 43.0179 3.75294 42.5894C3.29709 42.1611 2.68628 41.9453 2.06744 41.9945ZM81.3605 42.7052C80.1966 42.7918 79.295 43.776 79.2928 44.9627C79.2928 46.2177 80.2936 47.2353 81.5274 47.2353C82.7621 47.2353 83.7621 46.2177 83.7621 44.9627C83.7611 44.3312 83.5016 43.7291 83.0456 43.3009C82.5901 42.8725 81.9792 42.6566 81.3605 42.7052ZM3.34441 49.7863C2.16866 49.8568 1.24979 50.8455 1.24654 52.0435C1.24654 53.2984 2.24706 54.3162 3.48123 54.3162C4.71541 54.3162 5.71591 53.2984 5.71591 52.0435C5.71438 51.418 5.45889 50.8206 5.00984 50.3937C4.56083 49.966 3.95817 49.7462 3.34441 49.7863ZM80.0533 50.281C78.8894 50.367 77.9879 51.3514 77.9856 52.5379C77.9856 53.7933 78.9862 54.8105 80.2203 54.8105C81.4544 54.8105 82.4547 53.7933 82.4547 52.5379C82.4538 51.9066 82.1942 51.3047 81.7383 50.876C81.2831 50.4477 80.6719 50.2319 80.0533 50.281ZM5.74632 57.0522C4.58255 57.1386 3.68103 58.1225 3.67886 59.3096C3.78792 60.4731 4.74893 61.3619 5.89831 61.3619C7.04771 61.3619 8.00875 60.4731 8.1178 59.3096C8.11626 58.6841 7.86077 58.087 7.41176 57.6598C6.96273 57.2324 6.36004 57.0127 5.74632 57.0522ZM77.3775 57.8563C76.214 57.9426 75.3121 58.9271 75.3099 60.1132C75.3099 61.3684 76.3108 62.3862 77.5448 62.3862C78.779 62.3862 79.7796 61.3684 79.7796 60.1132C79.7784 59.4823 79.5189 58.8799 79.0628 58.4515C78.6071 58.0233 77.9966 57.8074 77.3775 57.8563ZM9.79 64.1949C8.61453 64.2817 7.70868 65.2844 7.72256 66.4831C7.83157 67.6468 8.79263 68.535 9.94201 68.535C11.0912 68.535 12.0522 67.6468 12.1616 66.4831C12.1684 65.8523 11.9168 65.2468 11.4669 64.8128C11.0166 64.3784 10.4091 64.1543 9.79 64.1949ZM73.1208 64.7515C71.9571 64.8376 71.056 65.8219 71.0538 67.0085C71.0538 68.2636 72.0539 69.2813 73.2885 69.2813C74.5223 69.2813 75.5229 68.2636 75.5229 67.0085C75.522 66.3772 75.2623 65.7753 74.8065 65.3469C74.3505 64.9179 73.7398 64.7026 73.1208 64.7515ZM16.0533 70.5955C15.4445 70.5726 14.8531 70.8047 14.4165 71.2368C13.9797 71.6688 13.7366 72.2638 13.7425 72.8834C13.7425 74.1384 14.7431 75.1561 15.9771 75.1561C17.2113 75.1561 18.2118 74.1384 18.2118 72.8834C18.2235 71.651 17.2645 70.6346 16.0533 70.5955ZM67.3749 70.9666C66.1869 71.0377 65.2642 72.0448 65.277 73.2544C65.277 74.5097 66.2774 75.5274 67.5116 75.5274C68.7455 75.5274 69.7463 74.5097 69.7463 73.2544C69.7581 72.0219 68.7988 71.0052 67.5874 70.9666C67.5166 70.9633 67.4455 70.9633 67.3749 70.9666ZM22.803 75.45C22.1992 75.4358 21.6164 75.6712 21.1861 76.1025C20.7562 76.5337 20.5166 77.1242 20.5225 77.7376C20.5225 78.9931 21.5229 80.0104 22.7571 80.0104C23.9913 80.0104 24.9916 78.9931 24.9916 77.7376C25.0032 76.4937 24.0263 75.4726 22.803 75.45ZM59.6523 76.1612C58.4883 76.2474 57.587 77.2316 57.5845 78.4182C57.6938 79.5819 58.6548 80.4706 59.8041 80.4706C60.9535 80.4706 61.9149 79.5819 62.0235 78.4182C62.022 77.7926 61.7666 77.1955 61.3177 76.7683C60.8687 76.3408 60.2657 76.1211 59.6523 76.1612ZM41.5622 79.7788C40.3982 79.8652 39.4966 80.8491 39.4944 82.0357C39.4944 83.2909 40.495 84.3083 41.7292 84.3083C42.9633 84.3083 43.9638 83.2909 43.9638 82.0357C43.9626 81.4046 43.7035 80.8023 43.2474 80.374C42.7917 79.9458 42.1809 79.7299 41.5622 79.7788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20" draw:id="shape-20" draw:name="path2898" draw:layer="" svg:width="64.81333612077pt" svg:height="64.81333612077pt" svg:x="45.35510000000pt" svg:y="424.19600000000pt" svg:viewBox="0 0 65 65" svg:d="M64.8133 32.4064C64.8133 50.3042 50.3042 64.8133 32.4064 64.8133C14.5088 64.8133 0 50.3042 0 32.4064C0 14.5088 14.5088 0 32.4064 0C50.3042 0 64.8133 14.5088 64.8133 32.4064Z" calligra:nodeTypes="ccccc">
          <draw:glue-point draw:id="4" svg:x="0.50000000000pt" svg:y="0.50000000000pt" draw:align="center"/>
          <draw:glue-point draw:id="5" svg:x="0.50000000000pt" svg:y="0.50000000000pt" draw:align="center"/>
        </draw:path>
        <draw:path draw:style-name="gr5" xml:id="shape-21" draw:id="shape-21" draw:name="path2900" draw:layer="" svg:width="74.82769730177pt" svg:height="74.82769730177pt" svg:x="41.09770000000pt" svg:y="419.66000000000pt" svg:viewBox="0 0 75 75" svg:d="M74.8277 37.4136C74.8277 58.0769 58.0769 74.8277 37.4136 74.8277C16.7507 74.8277 0 58.0769 0 37.4136C0 16.7507 16.7507 0 37.4136 0C58.0769 0 74.8277 16.7507 74.8277 37.4136Z" calligra:nodeTypes="ccccc">
          <draw:glue-point draw:id="4" svg:x="0.50000000000pt" svg:y="0.50000000000pt" draw:align="center"/>
          <draw:glue-point draw:id="5" svg:x="0.50000000000pt" svg:y="0.50000000000pt" draw:align="center"/>
        </draw:path>
        <draw:path draw:style-name="gr6" xml:id="shape-22" draw:id="shape-22" draw:name="path2902" draw:layer="" svg:width="74.88480626246pt" svg:height="74.26620497244pt" svg:x="41.32970000000pt" svg:y="419.59500000000pt" svg:viewBox="0 0 75 74" svg:d="M25.1129 6.75304L21.704 3.88725L21.9691 8.2417L18.6737 5.56207L18.9389 9.73048L15.871 7.19964L16.5148 11.4051L13.2192 9.50709L14.3179 13.2288L10.1513 12.1496L11.9694 15.5364L8.068 14.7548L10.0378 18.2164L5.71958 17.6206L8.29525 20.8955L4.20447 20.8955L6.85588 23.1287L2.8787 23.836L5.60595 26.0319L1.51516 27.2598L4.50748 29.605L1.02271 31.354L4.24231 32.9173L0.151516 35.0759L3.33324 35.6711L0 38.5369L3.71204 38.9834L0.378779 42.1099L4.46959 42.2961L0.946957 45.4596L5.03774 45.3853L1.81816 48.3622L6.32566 48.4373L3.33324 51.489L7.42407 51.0423L4.6211 55.0618L9.09067 53.6473L6.51499 58.2624L10.8333 56.4015L9.24219 61.7982L13.5225 59.3415L12.2722 64.7754L16.704 62.0588L15.9087 67.4179L19.8097 64.3663L19.4693 69.9861L23.3325 66.1896L24.0524 71.6608L27.613 67.7903L28.6358 73.2612L31.7039 68.8323L33.2568 73.9684L35.5671 69.1302L38.0676 74.2662L39.658 69.1671L42.1959 73.931L43.6353 68.5345L46.8926 73.0006L47.5747 67.6787L51.2867 71.7353L51.4381 66.2641L55.3776 69.9861L55.0743 64.1803L59.2028 67.4554L58.3318 62.1331L62.1956 65.036L61.1349 59.416L65.6042 61.5749L64.0133 56.104L68.5971 57.8899L66.1724 52.9777L70.983 54.4662L67.7256 49.6278L72.7633 50.0746L69.0896 46.2785L73.5967 46.0546L69.809 42.7055L74.5819 41.4773L70.3017 38.6117L74.8471 37.4579L70.68 35.3361L74.8848 34.1825L70.2253 32.582L74.3542 30.0511L69.2788 29.6421L73.1045 26.8505L68.9 26.8505L73.0285 24.0222L67.7256 24.1707L71.1345 20.5977L66.2103 21.7891L69.5437 18.1043L64.7332 18.5509L66.9303 14.2709L62.3849 16.0202L64.1271 11.1444L60.1499 13.4896L61.2863 8.50225L57.3472 11.4051L57.6122 5.97143L54.2603 9.26523L53.62 3.78962L49.7097 6.7898L48.9061 1.8948L45.9065 5.63181L45.2634 1.05266L42.4781 5.10549L41.0319 0.47371L39.3711 4.47391L37.2819 0L35.8891 4.47391L33.1036 0.526342L32.7287 4.73705L29.1397 1.21057L28.9255 5.63181L25.6042 2.42116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7" xml:id="shape-23" draw:id="shape-23" draw:layer="" svg:width="612.00000000000pt" svg:height="81.60000000000pt" svg:x="34.00000000000pt" svg:y="22.19169916372pt" presentation:class="title">
        <draw:text-box>
          <text:p text:style-name="P1"/>
        </draw:text-box>
        <draw:glue-point draw:id="4" svg:x="0.50000000000pt" svg:y="0.50000000000pt" draw:align="center"/>
        <draw:glue-point draw:id="5" svg:x="0.50000000000pt" svg:y="0.50000000000pt" draw:align="center"/>
      </draw:frame>
      <draw:frame draw:style-name="gr7" xml:id="shape-24" draw:id="shape-24" draw:layer="" svg:width="544.00000000000pt" svg:height="311.10000000000pt" svg:x="65.53754874558pt" svg:y="125.68326833922pt" presentation:class="outline">
        <draw:text-box>
          <text:p text:style-name="P2"/>
        </draw:text-box>
        <draw:glue-point draw:id="4" svg:x="0.50000000000pt" svg:y="0.50000000000pt" draw:align="center"/>
        <draw:glue-point draw:id="5" svg:x="0.50000000000pt" svg:y="0.50000000000pt" draw:align="center"/>
      </draw:frame>
    </style:master-page>
    <style:master-page style:name="Default4" draw:style-name="dp1" style:display-name="London" style:page-layout-name="pm1">
      <draw:layer-set>
        <draw:layer draw:name=""/>
      </draw:layer-set>
      <draw:path draw:style-name="gr1" xml:id="shape-25" draw:id="shape-25" draw:name="path4607" draw:layer="" svg:width="680.59379716532pt" svg:height="113.37924338497pt" svg:x="0.00000000000pt" svg:y="396.70200000000pt" svg:viewBox="0 0 681 113" svg:d="M579.832 62.2489L582.889 62.2489L582.889 85.5432L584.595 85.5432L584.595 60.0375L591.801 60.0375L591.801 64.1875C593.09 63.7332 594.744 63.6472 596.597 64.8539L596.597 63.945L601.021 56.3116L603.221 56.2814L603.221 52.9793L607.007 52.9793L607.007 51.0412L603.742 51.0412L603.742 49.7082L604.871 49.7082C604.117 48.6783 605.052 47.9514 605.052 47.9514L605.969 47.9514C606.868 48.5308 606.587 49.3166 606.367 49.7082L607.007 49.7082L607.007 47.2245L603.802 47.2245L603.802 45.8609L604.84 45.8609C604.324 44.8805 605.207 44.2254 605.207 44.2254L606.153 44.2254C606.946 44.7463 606.858 45.4058 606.673 45.8609L607.007 45.8609L606.977 43.3776L603.742 43.3776L603.742 42.0444L604.717 42.0444C604.263 41.1258 605.052 40.5001 605.052 40.5001L605.878 40.5001C606.582 40.9904 606.502 41.6183 606.337 42.0444L606.977 42.0444L606.977 39.5302L603.863 39.5302L603.863 38.3184L603.619 38.3184L603.465 37.5913L603.465 36.8344L603.587 36.3496L604.415 36.3195L604.594 36.5617L604.594 37.6826L605.478 37.7128L605.509 38.1369L605.207 38.167L605.207 37.9249L604.505 37.9249L604.445 38.1974L606.977 38.1974L606.977 35.6532L603.742 35.6532L603.742 34.2897L606.977 34.2897L606.977 33.9568L606.916 33.9568C606.916 33.9568 603.816 33.8463 603.221 33.4416C603.239 32.4849 603.221 32.4728 603.221 32.4728C603.221 32.4728 603.428 32.2617 603.986 32.1693C604.041 32.1879 604.017 31.9573 604.017 31.9573L603.496 31.9573L603.251 31.7153L603.251 27.8076L602.919 27.8076C602.919 27.8076 602.716 27.693 602.644 27.5047L602.644 22.4457C602.644 22.4457 602.924 22.1022 603.282 21.9916C603.262 21.972 603.282 18.5381 603.282 18.5381C603.678 17.8959 605.445 17.6669 606.642 17.5083L606.642 17.236C606.642 17.236 605.601 17.1843 605.419 16.9631C605.399 16.9631 605.041 16.639 605.022 16.5086C605.008 16.4827 605.022 14.1459 605.022 14.1459C605.162 13.9072 606.214 13.484 607.19 13.419L608.472 13.419L608.227 10.7535L608.227 10.7229L607.742 5.08895L607.651 5.08895L607.681 4.33168L607.619 3.78644L607.681 3.78644L607.681 3.72586L611.282 3.78644L611.282 3.847L611.341 3.847L611.005 7.3911L611.005 7.81516L610.974 7.81516L610.764 10.1479L610.764 10.7535L610.703 10.7535L610.459 13.419L611.741 13.419C612.714 13.484 613.801 13.8767 613.94 14.1156C613.94 14.1156 613.954 16.4827 613.94 16.5086C613.921 16.639 613.56 16.9631 613.54 16.9631C613.357 17.1842 612.322 17.236 612.322 17.236L612.322 17.5083C613.512 17.6669 615.28 17.896 615.674 18.5381C615.674 18.5381 615.694 21.972 615.674 21.9916C616.038 22.1022 616.32 22.4457 616.32 22.4457L616.32 27.5047C616.248 27.693 616.044 27.8076 616.044 27.8076L615.707 27.8076L615.707 31.7153L615.462 31.9271L614.945 31.9271C614.945 31.9271 614.92 32.1879 614.974 32.1693C615.528 32.2617 615.707 32.442 615.707 32.442C615.707 32.442 615.719 32.4849 615.737 33.4416C615.144 33.8463 612.016 33.9568 612.016 33.9568L611.924 33.9568L611.924 34.2897L615.217 34.2897L615.217 35.6532L611.924 35.6532L611.924 38.1974L612.352 38.1974C612.214 37.4498 612.684 36.9556 612.684 36.9556L613.358 36.9556C613.795 37.3289 613.87 37.8078 613.818 38.1974L615.31 38.1974L615.31 39.5302L611.924 39.5302L611.924 42.0141L613.602 42.0141C612.904 40.955 613.727 40.1962 613.727 40.1962L614.488 40.1962C615.268 40.7958 615.01 41.6344 614.824 42.0141L615.188 42.0141L615.188 43.3776L611.924 43.3776L611.954 45.8609L615.279 45.8609L615.279 47.2245L611.954 47.2245L611.954 49.678L613.479 49.678C612.515 48.5901 613.571 47.83 613.571 47.83L614.519 47.83C615.57 48.4763 615.104 49.3577 614.885 49.678L615.217 49.678L615.217 51.0412L611.954 51.0412L611.954 52.9793L615.707 52.9793L615.707 66.1259L616.106 68.8828L617.543 68.9733L617.543 79.3331L618.702 79.3331L619.311 76.9403L620.165 79.0907L620.165 64.4601L622.612 64.4601L622.612 61.4307L623.649 61.4307L623.649 41.2268L635.371 33.9266L635.31 63.0968L638.914 61.037L638.914 84.9677L639.925 84.9677L639.925 70.7001C640.296 69.4792 640.666 68.5263 641.052 67.7921L641.052 63.4299L644.165 63.4299L644.165 56.069L646.029 50.6472L648.378 46.8605L650.637 50.4652L652.563 56.4024L652.563 62.7034L656.961 62.7034L656.961 74.3047L658.147 74.3047L658.147 85.5432L658.669 85.5432L658.669 71.9422L662.822 71.9422L662.822 85.5432L663.216 85.5432L663.216 71.2753L665.691 71.2753L665.691 67.3985L670.427 67.3985L670.427 85.5432L673.143 85.5432L673.143 74.9103L675.157 74.9103L675.157 63.1275L680.594 63.1275L680.319 94.8427L680.319 113.379L1.04137e-13 113.379L0 62.9456L0.221952 62.9456L0.221952 73.6083L1.44329 73.6083L1.44329 60.4311L6.02328 60.4311L6.02328 58.7955L5.35151 58.7955L5.35151 50.3746L6.63388 50.3746L6.63388 48.9812L7.24456 48.9812L8.98495 46.1339L8.98495 43.4987L11.0307 37.5609L11.0307 36.4709L11.0612 37.5609L12.9541 43.4987L12.9541 46.1339L14.6947 49.0114L15.3055 49.0114L15.3055 50.3746L16.5876 50.3746L16.5876 58.7955L15.9162 58.7955L15.9162 59.9467L18.5725 59.9467L18.5725 71.6091L20.8011 71.6091L20.8011 71.6997L21.4423 71.6997L21.4423 64.7632L21.5953 64.7632L21.5953 59.8253L27.7019 59.8253L27.7019 47.3152C27.7019 45.5153 30.2007 41.1813 33.3198 41.1053C36.5866 41.026 39.1445 45.621 39.2128 47.3152C39.2175 47.4338 39.2144 62.0385 39.2128 73.3048L39.9455 73.3048L39.9455 63.0668L41.7773 63.0668L41.7773 62.1581L44.1592 62.1581L44.1592 55.7664L48.3727 55.7664L48.3727 62.1581L51.4565 62.1581L51.4565 85.5432L51.5483 85.5432L51.5483 64.2782L53.4714 60.9465L55.3342 64.1574L55.3342 85.5432L55.4565 85.5432L55.4565 70.0038L55.5482 70.0038L55.5482 64.4905L60.9829 64.4905L60.922 70.0038L61.2575 70.0038L61.2575 68.3979L66.6008 66.974L66.6008 85.5432L67.3948 85.5432L67.3948 64.2782L68.6467 64.2782L68.6467 64.1574C68.6467 64.1574 71.2114 61.0638 74.7838 62.3094L74.7838 62.0671L81.99 62.0671L81.99 67.0653L83.5469 67.0653L86.7527 78.9698L86.7527 65.9443L91.2111 57.1293L94.9357 57.0687L98.997 65.2781L98.997 75.3045L99.8516 77.4552L99.8516 85.2399L101.134 85.2399L101.134 71.0028L103.146 71.0028L104.767 60.3401L106.296 70.9122L107.697 71.0028L107.697 73.1838L107.849 73.1838L107.849 84.9677L109.894 84.9677L109.894 64.5205L112.766 64.5205L112.766 63.4604L117.744 63.4604L117.744 67.0653L119.362 67.0653L119.362 79.7572L120.645 79.7572L120.645 61.5214L121.44 61.5214L121.44 34.9562L124.707 25.384L128.826 18.7503L132.829 25.0811L136.217 35.5319L136.217 60.8252L136.557 60.8252L136.557 70.1853C137.316 71.4393 137.804 72.6995 137.804 72.6995L137.804 76.8493C137.955 76.8381 138.112 76.8291 138.26 76.8191L138.26 70.064L140.703 70.064L140.734 67.9738L141.073 65.3686L141.379 66.7622L141.379 33.4416L144.461 33.4416L144.461 36.3496L151.728 36.3496L151.728 33.4116L154.597 33.4116L154.597 70.5483C154.645 70.544 154.699 70.5479 154.75 70.5483L154.75 61.2492L160.184 61.2492L160.154 66.368L162.381 67.6712L162.965 66.0052L162.84 67.9436L166.078 69.791L166.078 76.9403L166.539 76.9403L168.674 69.9732L169.922 67.3677L169.709 69.9122L170.626 69.9122L170.626 66.2775L174.812 66.2775C174.869 65.9717 174.92 65.6983 174.962 65.6719C175.34 65.2036 174.976 65.7812 174.751 65.0962C174.725 64.9455 175.062 62.8412 175.482 62.6426C175.694 62.5843 178.664 62.0434 180.279 62.0068C180.231 62.0248 184.06 62.0068 184.06 62.0068C184.06 62.0068 189.545 62.6071 192.551 63.885L194.35 61.0977L197.159 61.1584L200.362 65.3993L200.515 68.8828C202.209 70.3666 204.489 72.5067 205.649 74.5167L206.384 74.3353L206.384 64.8843L213.558 64.8843L213.558 72.5478L215.297 72.1241L215.297 67.0958L220.976 67.0958L220.976 70.7001L221.773 70.4881L221.773 69.791L223.144 70.1548L223.635 70.0336L223.635 61.3098L224.456 56.2511L224.212 56.2814L224.242 56.1301L224.487 56.0999L224.762 54.7365L224.915 53.6155L225.007 54.7671L225.249 56.0391L225.495 56.0391L225.495 56.1905L225.281 56.221L225.526 57.2507L226.322 59.6138L226.84 59.6138L229.1 51.6467L231.511 59.6138L231.999 59.6138L232.429 57.2507L232.642 56.3723L232.367 56.3422L232.337 56.1601L232.673 56.1601L232.978 54.4334L233.1 53.4947L233.222 54.4642L233.493 56.1601L233.77 56.1601L233.8 56.3723L233.524 56.3422L234.32 61.3098L234.32 64.7632L234.9 63.7934L236.578 66.7016L242.353 66.7016L242.353 65.8837L248.429 65.8837L248.429 66.7016L249.647 66.7016L249.647 63.3695L259.451 63.3695L259.451 66.7016L259.999 66.7016C259.82 65.3622 260.577 65.5508 260.577 65.5508C260.93 65.5497 260.884 66.3382 260.884 66.3382L262.164 66.3382C262.164 66.0862 262.26 65.7216 262.104 65.49C261.772 65.0009 261.774 64.4486 262.35 64.2178C263.485 64.5711 262.623 65.5508 262.623 65.5508L262.623 66.3077L263.876 66.3382C263.824 65.4476 264.417 65.5125 264.395 65.5201C265.01 65.4688 264.852 66.4595 264.852 66.4595L264.852 66.9438L269.8 66.9438L269.8 62.7638L276.365 62.7638L276.365 66.9438L278.196 66.9438L278.196 64.8843L286.198 64.8843L286.198 66.9438L289.949 66.9438L289.949 65.0962L290.318 65.0962L290.318 61.2492L291.143 56.1905L290.897 56.221L290.927 56.0391L291.174 56.0092L291.417 54.6759L291.6 53.5247L291.691 54.6759L291.935 55.9482L292.179 55.9787L292.179 56.1301L291.966 56.1301L292.21 57.1597L292.64 58.7046L293.767 58.7046L295.755 51.5558L298.014 59.5831L298.685 59.5831L299.111 57.1597L299.324 56.3116L299.05 56.2814L299.02 56.0999L299.354 56.0999L299.629 54.373L299.783 53.4034L299.874 54.373L300.179 56.0999L300.455 56.0999L300.486 56.2814L300.211 56.2814L301.002 61.2492L301.033 70.1853L302.135 70.4578L302.135 64.1875L308.943 68.0953L308.943 72.1543L311.844 72.8812L311.844 68.216L313.462 68.216L313.462 64.6115L318.438 64.6115L318.438 65.7623C319.962 64.8365 322.432 64.1413 325.275 66.5805C325.265 66.9588 325.252 68.387 325.247 69.6399L326.439 61.4916L327.72 70.0038L331.719 70.0038L332.208 71.7907L332.208 66.3987L336.303 59.4013L339.992 59.4618L344.453 67.0958L344.453 80.3932L346.5 80.3932L347.078 78.0003L348.026 80.3634L348.026 81.8776L349.215 82.1807L349.215 63.1878L356.421 63.1878L356.421 83.9982L358.099 84.3916L358.099 67.4586L358.129 67.4586L358.129 65.3993L363.811 65.3993L363.811 67.4586L364.392 67.4586L364.392 85.5432L364.638 85.5432L364.638 68.1253L368.82 69.2154L368.82 64.4601L375.842 64.4601L375.842 69.4281L375.872 69.4281L375.872 65.3085L377.643 62.2791L377.643 58.8866L376.941 58.8866L376.941 57.5537L377.613 57.5537C377.613 57.5537 377.77 55.1637 380.331 54.7365C380.36 54.7315 380.623 52.8676 380.575 52.4038C380.298 52.3068 380.115 52.0804 380.115 51.8287C380.103 51.5105 380.38 51.2368 380.758 51.1924L380.819 49.3748L380.879 51.1924C381.291 51.1982 381.619 51.4828 381.611 51.8287C381.606 52.0865 381.412 52.3152 381.123 52.4038C381.084 52.9337 381.247 54.6685 381.276 54.6759C383.839 55.3232 384.179 57.5537 384.179 57.5537L384.878 57.5537L384.878 58.8258L384.149 58.8258L384.118 63.7635L384.726 63.7635L384.726 66.974L385.183 66.974L385.183 64.1875L388.238 64.1875L388.238 62.3702L387.535 62.3702L387.535 61.037L388.207 61.037C388.207 61.037 388.368 58.6471 390.923 58.2199C390.954 58.2151 391.216 56.3513 391.168 55.8875C390.89 55.7906 390.71 55.5639 390.71 55.3119C390.702 54.9851 390.992 54.7078 391.384 54.6759L391.415 52.8585L391.506 54.6759C391.906 54.6954 392.215 54.976 392.208 55.3119C392.201 55.57 392.007 55.7989 391.72 55.8875C391.681 56.4168 391.842 58.1522 391.872 58.1595C392.81 58.3973 393.451 58.864 393.886 59.3408L395.257 59.3408L395.257 61.037L395.47 61.037L395.47 61.673L402.314 61.673L402.314 63.5816L404.695 63.5816L404.695 64.1875L407.842 64.1875L407.842 61.5826L407.169 61.5826L407.169 60.3401L407.811 60.3401C407.811 60.3401 407.971 58.1582 410.435 57.7661C410.463 57.7612 410.709 56.1119 410.676 55.6452C410.397 55.5584 410.214 55.3409 410.219 55.1001C410.216 54.805 410.495 54.5558 410.861 54.5244L410.891 52.8585L410.985 54.5244C411.362 54.544 411.66 54.7962 411.659 55.1001C411.659 55.3471 411.459 55.5665 411.168 55.6452C411.134 56.1404 411.322 57.6985 411.35 57.705C412.403 57.9584 413.042 58.4663 413.458 58.9776L413.458 58.9166L416.329 58.9166L416.329 57.6145L416.969 57.6145C416.969 57.6145 417.128 55.2245 419.686 54.7972C419.718 54.7916 420.046 52.7114 419.963 52.3737C419.659 52.2812 419.461 52.0372 419.472 51.7682C419.482 51.4526 419.772 51.193 420.146 51.1621L420.175 49.3143L420.267 51.1316C420.666 51.1513 420.976 51.4322 420.968 51.7682C420.962 52.0262 420.767 52.2548 420.482 52.3434C420.409 52.7252 420.632 54.7291 420.664 54.7365C423.223 55.3844 423.563 57.6145 423.563 57.6145L424.268 57.6145L424.268 58.8866L423.533 58.8866L423.533 59.6138L429.335 59.6138L429.335 67.2472C429.625 67.2823 429.941 67.3311 430.038 67.3985C430.039 67.3942 430.038 68.7918 430.038 68.7918C430.038 68.8112 430.04 76.2297 430.038 82.7867L432.786 82.7867L432.786 63.3999L433.792 63.3999L433.792 62.6121L435.198 62.6121L435.198 57.0085L439.411 57.0085L439.411 62.6121L440.081 62.6121L440.081 63.3999L442.496 63.3999L442.496 71.2753L446.495 71.2753L446.495 71.215L453.304 71.215L453.304 75.5467L456.996 75.5467L457.916 72.9114L459.016 75.5467L459.016 81.423L459.686 81.423L459.686 65.3993C459.686 65.3993 463.414 60.8639 468.143 64.9146C468.142 64.9441 468.143 65.1204 468.143 65.1569L469.639 65.1569L469.639 62.8544L469.215 62.5211L469.215 62.0068L469.67 62.0068L469.67 61.8246L469.855 61.8246L469.824 61.7036L469.67 61.7036L469.487 61.5214L469.487 61.3401L469.977 61.0676L469.977 60.4311L470.189 60.4311C470.537 57.5399 472.272 51.978 477.458 50.1627L477.458 49.7685L477.669 49.7685L477.669 49.4964C477.669 49.4964 477.269 49.5531 477.213 49.284C477.213 49.2136 477.197 48.994 477.458 48.8903L477.609 48.8601L477.609 48.042L477.731 48.042L477.731 47.5878L477.881 47.5878L477.881 47.9816L478.217 47.9816L478.217 47.2549L478.032 47.2549L478.032 46.8307L478.401 46.8307L478.401 43.6802L478.002 43.3473L478.002 43.1044L478.431 43.1044L478.431 42.1356L478.83 42.5293L478.83 43.0138L479.135 43.0138L479.135 41.1963L478.738 41.1963L478.738 40.8935L478.951 40.8935L478.951 39.9238C478.951 39.9238 479.486 39.1062 479.807 39.1062L479.807 38.8032L479.531 38.652L479.531 38.5309L479.838 38.5309L479.838 37.7731L480.05 37.7731C480.05 37.7731 479.86 37.6281 479.838 37.5008L479.838 37.1977C479.838 37.1977 479.926 37.0832 480.018 37.0768C480.125 37.0693 480.141 37.0464 480.141 37.0464L480.141 36.8948C479.24 36.4551 479.954 35.6264 480.141 35.7136L480.172 34.1383L480.322 33.3202L480.446 34.1383L480.476 35.7136C480.665 35.6264 481.383 36.4551 480.476 36.8948L480.476 37.0464C480.476 37.0464 480.492 37.0693 480.598 37.0768C480.694 37.0832 480.782 37.1977 480.782 37.1977L480.782 37.5008C480.76 37.6281 480.568 37.7731 480.568 37.7731L480.782 37.7731L480.782 38.5309L481.09 38.5309L481.09 38.652L480.813 38.8032L480.813 39.1062C481.133 39.1062 481.669 39.9238 481.669 39.9238L481.669 40.8935L481.882 40.8935L481.882 41.1963L481.486 41.1963L481.486 43.0138L481.791 43.0138L481.791 42.5293L482.188 42.1356L482.188 43.1044L482.616 43.1044L482.616 43.3473L482.219 43.6802L482.219 46.8307L482.586 46.8307L482.586 47.2549L482.402 47.2549L482.402 47.9816L482.74 47.9816L482.74 47.5878L482.894 47.5878L482.894 48.042L483.015 48.042L483.015 48.8601L483.166 48.8903C483.424 48.994 483.41 49.2136 483.41 49.284C483.352 49.5531 482.955 49.4964 482.955 49.4964L482.955 49.7685L483.166 49.7685L483.166 50.1627C488.35 51.978 490.089 57.5399 490.432 60.4311L490.644 60.4311L490.644 61.0676L491.133 61.3401L491.133 61.5214L490.95 61.7036L490.826 61.7036L490.765 61.8246L490.95 61.8246L490.95 62.0068L491.409 62.0068L491.409 62.5211L490.981 62.8544L490.981 65.7019L492.082 65.7019L493.118 66.0052L493.789 66.429L493.789 66.6714L493.639 66.732L493.639 67.7014L494.22 67.9134L494.22 68.0649L494.523 68.0649L494.523 68.9129L498.555 69.9732L498.555 60.2496L501.606 60.2496L501.606 53.8585L505.851 53.8585L505.851 60.2496L508.234 60.2496L508.234 64.672L509.059 66.0657L509.059 81.3628L510.458 81.3628L510.458 80.999L511.685 80.999L511.685 62.7638L511.987 62.7638L511.987 60.0375L519.99 60.0375L519.99 64.8539L520.627 64.8539L520.627 67.7617L521.272 67.7617L521.272 62.0671L521.791 62.0671L521.791 57.9167L528.384 57.9167L528.384 62.3398L531.685 62.3398L531.685 65.2478L531.837 65.2478L531.837 64.8235L532.08 64.8235L532.08 64.5205L531.867 64.5205L531.867 64.1875L532.049 64.1875L532.049 63.8542L532.203 63.8542L532.172 63.7332L532.355 63.7332L532.355 63.1878L532.631 62.7941L532.631 62.0671L533.118 61.2492L533.239 61.2492C533.239 61.2492 533.289 60.8016 533.512 60.7646C533.512 60.7458 533.512 60.4616 533.512 60.4616C533.315 60.4351 533.235 60.0644 533.512 59.9467C533.513 59.9473 533.509 59.6447 533.512 59.6438C533.193 59.5439 533.194 59.022 533.635 59.008C534.075 59.0228 534.047 59.5439 533.725 59.6438C533.726 59.6447 533.722 59.9473 533.725 59.9467C534.002 60.0644 533.922 60.435 533.725 60.4616C533.725 60.4616 533.725 60.7458 533.725 60.7646C533.948 60.8016 533.999 61.2492 533.999 61.2492L534.124 61.2492L534.612 62.0671L534.612 62.7941L534.887 63.1878L534.887 63.7332L535.069 63.7332L535.041 63.8542L535.193 63.8542L535.193 64.1875L535.375 64.1875L535.375 64.5205L535.162 64.5205L535.162 64.8235L535.405 64.8235L535.405 65.2781L535.682 65.2781L535.682 65.7019L535.499 65.7019L535.499 67.0044L535.743 67.4285L535.986 67.4285L535.986 67.0044L535.835 67.0044L535.835 66.732L535.986 66.732L535.986 66.3987L536.263 66.3987L536.263 66.732L536.445 66.732L536.445 66.7622L538.736 66.7622L538.736 58.523L547.593 58.523C548.042 37.0329 551.346 13.2649 562.277 0.151454C562.125 -0.000319869 564.568 5.63574e-09 564.568 5.63574e-09C576.152 11.5815 579.481 38.6983 579.832 62.2489M604.047 41.7718L603.374 41.7718L603.251 42.1657L602.46 42.1657L602.309 41.4385L602.309 40.7117L602.46 40.1962L603.251 40.1662L603.435 40.439L603.435 41.5295L604.324 41.5599L604.355 41.9839L604.047 42.0444L604.047 41.7718M614.457 43.8316C615.753 44.6251 614.702 45.8308 614.702 45.8308C614.702 45.8308 613.474 45.7312 613.45 45.7707C612.35 44.6386 613.51 43.8316 613.51 43.8316L614.457 43.8316M603.282 44.1952L603.282 45.3159L604.171 45.3461L604.201 45.7707L603.895 45.8004L603.895 45.5585L603.19 45.5585L603.068 45.952L602.309 45.952L602.155 45.2251L602.155 44.4679L602.278 43.9833L603.068 43.9529L603.282 44.1952M603.496 48.0726L603.496 49.1935L604.415 49.1935L604.415 49.6476L604.109 49.678L604.109 49.4052L603.435 49.4052L603.312 49.7991L602.522 49.8294L602.37 49.1024L602.37 48.3452L602.522 47.83L603.312 47.7998L603.496 48.0726M531.685 67.0958L531.747 67.0044L531.747 65.7019L531.685 65.7019L531.685 67.0958M536.263 67.7617L536.324 67.7617L536.324 67.0044L536.263 67.0044L536.263 67.7617M236.824 85.5432L242.353 85.5432L242.353 70.4578L236.824 70.4578L236.824 85.5432M248.429 85.5432L249.647 85.5432L249.647 70.4578L248.429 70.4578L248.429 85.5432M259.451 85.5432L261.129 85.5432L261.19 78.0611L263.419 78.0611L263.419 74.5167L268.975 74.5167L268.975 85.5432L269.8 85.5432L269.8 70.4578L259.451 70.4578L259.451 85.5432M276.365 74.4564L277.797 74.4564L277.797 85.5432L278.196 85.5432L278.196 70.4578L276.365 70.4578L276.365 74.4564M286.198 77.4552L288.336 77.4552L288.336 85.5432L289.949 85.5432L289.949 70.4578L286.198 70.4578L286.198 77.4552M301.033 71.0942L301.709 71.2753C301.416 71.0261 301.233 70.8768 301.033 70.7001L301.033 71.0942M301.033 73.6991C301.05 73.7562 301.077 73.7917 301.095 73.8506L301.095 85.5432L302.135 85.5432L302.135 72.9422C301.762 72.5741 301.415 72.2282 301.033 71.8514L301.033 73.6991M167.941 76.9403L169.008 76.9403L169.008 72.9717L167.941 76.9403M220.976 74.1534L220.976 85.5432L221.773 85.5432L221.773 73.396C221.515 73.6525 221.235 73.9017 220.976 74.1534M213.558 81.1205L213.558 85.5432L215.297 85.5432L215.297 79.5453C214.712 80.0791 214.128 80.6156 213.558 81.1205M310.466 85.5432L311.844 85.5432L311.844 82.0594C311.394 81.6695 310.927 81.2862 310.466 80.8778L310.466 85.5432M178.018 81.423L178.232 81.3628C178.232 81.2299 178.232 80.976 178.232 80.9691C178.228 80.971 178.093 80.965 178.018 80.969L178.018 81.423M178.232 80.9691C178.232 80.969 178.232 80.969 178.232 80.969C178.232 80.9691 178.232 80.9691 178.232 80.9691M38.7242 85.5432L39.0599 85.5432L39.0599 85.5127L38.7242 85.5127L38.7242 85.5432"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26" draw:id="shape-26" draw:name="g7576" svg:y="414.22978982564pt">
        <draw:path draw:style-name="gr3" xml:id="shape-27" draw:id="shape-27" draw:name="path2836" draw:layer="" svg:width="83.52488455561pt" svg:height="86.78117343302pt" svg:x="36.26410000000pt" svg:y="415.22900000000pt" svg:viewBox="0 0 84 87" svg:d="M38.6549 0.00460051C37.4947 0.0907542 36.5958 1.07375 36.5938 2.25891C36.7022 3.4211 37.6601 4.30865 38.8066 4.30865C39.9526 4.30865 40.911 3.4211 41.0198 2.25891C41.0183 1.63428 40.7636 1.03803 40.3157 0.611158C39.868 0.184319 39.2671 -0.0351761 38.6549 0.00460051ZM46.2345 0.159009C45.0742 0.245161 44.175 1.22818 44.1728 2.4133C44.1728 3.66692 45.1705 4.68313 46.401 4.68313C47.6319 4.68313 48.6297 3.66692 48.6297 2.4133C48.6287 1.78291 48.3695 1.18144 47.9148 0.753585C47.4605 0.325742 46.8511 0.110268 46.2345 0.159009ZM53.2684 1.57957C52.0841 1.6508 51.1632 2.65653 51.1763 3.86473C51.1763 5.11831 52.1739 6.13449 53.4046 6.13449C54.6351 6.13449 55.6328 5.11831 55.6328 3.86473C55.6448 2.63365 54.6887 1.6186 53.4802 1.57957C53.4094 1.5761 53.3389 1.5761 53.2684 1.57957ZM30.1056 1.70307C28.9449 1.7892 28.0459 2.77222 28.0437 3.9574C28.0437 5.211 29.0418 6.22717 30.2724 6.22717C31.5028 6.22717 32.5008 5.211 32.5008 3.9574C32.4996 3.32701 32.2402 2.72549 31.7861 2.29767C31.3316 1.86977 30.7225 1.65435 30.1056 1.70307ZM23.2537 4.42062C22.0933 4.50679 21.1943 5.48976 21.1923 6.67493C21.1923 7.92851 22.1898 8.94473 23.4204 8.94473C24.651 8.94473 25.6488 7.92851 25.6488 6.67493C25.6479 6.04458 25.3891 5.44305 24.9343 5.01519C24.4798 4.58739 23.8706 4.37189 23.2537 4.42062ZM60.1498 4.48237C58.9899 4.5685 58.091 5.55154 58.0887 6.73671C58.0887 7.99029 59.0864 9.0065 60.3169 9.0065C61.5476 9.0065 62.5453 7.99029 62.5453 6.73671C62.5443 6.1063 62.2855 5.50481 61.8309 5.07695C61.3761 4.64908 60.767 4.43365 60.1498 4.48237ZM16.8867 8.58959C15.7144 8.66024 14.7982 9.64764 14.7946 10.8439C14.7946 12.0974 15.7929 13.1137 17.0234 13.1137C18.2542 13.1137 19.2516 12.0974 19.2516 10.8439C19.2502 10.219 18.9957 9.62303 18.5478 9.19613C18.1001 8.76928 17.499 8.54983 16.8867 8.58959ZM66.547 8.68219C65.3868 8.76835 64.4879 9.75134 64.4856 10.9367C64.5949 12.0985 65.5524 12.9864 66.6994 12.9864C67.8448 12.9864 68.8033 12.0985 68.912 10.9367C68.9105 10.3116 68.6558 9.7156 68.2079 9.28874C67.7605 8.86192 67.1597 8.64239 66.547 8.68219ZM11.6421 13.7469C10.4816 13.8328 9.58255 14.8163 9.58039 16.0011C9.58039 17.2547 10.5783 18.2709 11.8085 18.2709C13.0394 18.2709 14.0369 17.2547 14.0369 16.0011C14.0359 15.3704 13.7772 14.7691 13.3225 14.3412C12.8682 13.9135 12.2591 13.698 11.6421 13.7469ZM71.6711 13.8084C70.5107 13.8946 69.6116 14.8777 69.6091 16.063C69.6091 17.3165 70.6071 18.3324 71.8378 18.3324C73.068 18.3324 74.0663 17.3165 74.0663 16.063C74.0654 15.4324 73.8059 14.8309 73.3515 14.4029C72.8976 13.9754 72.2882 13.7598 71.6711 13.8084ZM7.60974 19.8609C7.00783 19.8475 6.42608 20.0828 5.99756 20.5134C5.56896 20.9441 5.33025 21.5332 5.33589 22.1466C5.33589 23.4001 6.33357 24.4164 7.56427 24.4164C8.79492 24.4164 9.79261 23.4001 9.79261 22.1466C9.80394 20.9039 8.82975 19.8836 7.60974 19.8609ZM76.2185 20.2937C75.0465 20.3806 74.1428 21.3818 74.1571 22.5794C74.1571 23.8322 75.1545 24.8484 76.3852 24.8484C77.616 24.8484 78.6135 23.8322 78.6135 22.5794C78.6213 21.9429 78.3659 21.3336 77.911 20.8986C77.4548 20.4637 76.8411 20.2443 76.2185 20.2937ZM4.27479 26.9022C3.0906 26.9737 2.16994 27.9789 2.18288 29.1875C2.18288 30.4408 3.18056 31.4574 4.41123 31.4574C5.64189 31.4574 6.63958 30.4408 6.63958 29.1875C6.64647 28.5575 6.39536 27.953 5.94662 27.5193C5.49787 27.0854 4.89208 26.8621 4.27479 26.9022ZM79.1593 26.9022C77.9872 26.989 77.0842 27.9904 77.0979 29.1875C77.2065 30.3497 78.1649 31.2372 79.3109 31.2372C80.4571 31.2372 81.4154 30.3497 81.5241 29.1875C81.5307 28.5575 81.2798 27.953 80.831 27.5193C80.3825 27.0854 79.7766 26.8621 79.1593 26.9022ZM2.57701 34.3754C1.41651 34.4617 0.517568 35.4444 0.515401 36.6297C0.515401 37.8835 1.51306 38.8998 2.74375 38.8998C3.97443 38.8998 4.97209 37.8835 4.97209 36.6297C4.97117 35.9994 4.71227 35.3979 4.25769 34.9702C3.80316 34.542 3.19407 34.3268 2.57701 34.3754ZM80.9784 34.8078C79.8182 34.894 78.9193 35.877 78.917 37.0623C78.917 38.3158 79.9139 39.3319 81.1448 39.3319C82.3759 39.3319 83.3734 38.3158 83.3734 37.0623C83.3725 36.432 83.1137 35.8302 82.6589 35.4022C82.2046 34.9747 81.5956 34.7589 80.9784 34.8078ZM41.5048 38.5135C40.2018 38.6077 39.194 39.7154 39.2007 41.046C39.2013 41.9993 39.7288 42.8712 40.5652 43.3003L33.7132 81.1913C33.7138 81.1604 33.7138 81.13 33.7132 81.0987C33.7932 80.2421 33.3899 79.4132 32.6718 78.9597C31.9539 78.5063 31.0459 78.5063 30.328 78.9597C29.6102 79.4132 29.2065 80.2421 29.2867 81.0987C29.2761 82.1829 30.0199 83.1225 31.0621 83.3406C32.104 83.5589 33.1519 82.9943 33.5618 81.9949L32.7434 86.5649L36.7449 86.6574C40.1337 55.0875 41.2829 43.9402 41.3229 43.5471C41.3533 43.5476 41.3839 43.5476 41.4138 43.5471C41.4708 44.015 43.1039 57.3056 46.5073 86.7812L50.2367 86.5341L49.6906 83.6004C50.3727 83.8371 51.1248 83.7228 51.7093 83.293C52.2936 82.8639 52.6375 82.1722 52.6317 81.4383C52.6349 80.5528 52.1307 79.7467 51.3418 79.3746C50.5529 79.0028 49.6239 79.1335 48.9629 79.7095L42.2627 43.4858C43.3633 43.2058 44.1375 42.2014 44.1426 41.046C44.1459 40.3462 43.8636 39.676 43.3636 39.196C42.8638 38.7158 42.1908 38.4687 41.5048 38.5135ZM2.06158 41.9417C0.901132 42.0273 0.00216931 43.0108 0 44.1959C-7.10543e-14 45.4487 0.997657 46.4656 2.22834 46.4656C3.45904 46.4656 4.45671 45.4487 4.45671 44.1959C4.45577 43.5654 4.19685 42.9638 3.74231 42.5358C3.28775 42.1081 2.67867 41.8925 2.06158 41.9417ZM81.1301 42.6515C79.9695 42.738 79.0704 43.7209 79.0682 44.9061C79.0682 46.1595 80.0662 47.1759 81.2965 47.1759C82.5277 47.1759 83.5249 46.1595 83.5249 44.9061C83.5239 44.2754 83.2651 43.6741 82.8104 43.2464C82.3562 42.8186 81.747 42.6029 81.1301 42.6515ZM3.33494 49.7237C2.16252 49.7941 1.24625 50.7815 1.24301 51.978C1.24301 53.2313 2.2407 54.2479 3.47137 54.2479C4.70206 54.2479 5.69972 53.2313 5.69972 51.978C5.6982 51.3533 5.44343 50.7567 4.99565 50.3303C4.54791 49.9031 3.94696 49.6836 3.33494 49.7237ZM79.8266 50.2177C78.666 50.3036 77.767 51.2868 77.7647 52.4718C77.7647 53.7256 78.7625 54.7415 79.9931 54.7415C81.2237 54.7415 82.2212 53.7256 82.2212 52.4718C82.2203 51.8413 81.9614 51.2401 81.5068 50.812C81.0529 50.3842 80.4434 50.1687 79.8266 50.2177ZM5.73005 56.9804C4.56957 57.0667 3.67061 58.0494 3.66844 59.235C3.77719 60.397 4.73548 61.2847 5.88161 61.2847C7.02775 61.2847 7.98607 60.397 8.09481 59.235C8.09327 58.6103 7.83851 58.0139 7.39077 57.5873C6.94301 57.1604 6.34203 56.941 5.73005 56.9804ZM77.1584 57.7835C75.9982 57.8697 75.0988 58.853 75.0966 60.0376C75.0966 61.2912 76.0947 62.3077 77.3252 62.3077C78.5559 62.3077 79.5537 61.2912 79.5537 60.0376C79.5525 59.4075 79.2937 58.8058 78.8389 58.378C78.3845 57.9503 77.7757 57.7347 77.1584 57.7835ZM9.76227 64.1141C8.59013 64.2008 7.68685 65.2023 7.70069 66.3995C7.80939 67.5617 8.76773 68.4488 9.91385 68.4488C11.0598 68.4488 12.0181 67.5617 12.1272 66.3995C12.1339 65.7694 11.8831 65.1647 11.4344 64.7313C10.9854 64.2974 10.3796 64.0736 9.76227 64.1141ZM72.9137 64.67C71.7533 64.756 70.8548 65.7391 70.8526 66.9242C70.8526 68.1777 71.8498 69.1941 73.0809 69.1941C74.3113 69.1941 75.309 68.1777 75.309 66.9242C75.3081 66.2937 75.0492 65.6925 74.5946 65.2647C74.1399 64.8362 73.531 64.6212 72.9137 64.67ZM16.0078 70.5067C15.4008 70.4838 14.811 70.7156 14.3757 71.1472C13.9401 71.5786 13.6977 72.1729 13.7036 72.7917C13.7036 74.0451 14.7013 75.0615 15.9319 75.0615C17.1626 75.0615 18.1602 74.0451 18.1602 72.7917C18.1719 71.5608 17.2156 70.5457 16.0078 70.5067ZM67.1841 70.8773C65.9995 70.9483 65.0794 71.9542 65.0921 73.1622C65.0921 74.416 66.0897 75.4324 67.3204 75.4324C68.5508 75.4324 69.5488 74.416 69.5488 73.1622C69.5605 71.9313 68.604 70.9159 67.396 70.8773C67.3254 70.874 67.2545 70.874 67.1841 70.8773ZM22.7384 75.3551C22.1363 75.3409 21.5552 75.576 21.1261 76.0067C20.6974 76.4374 20.4585 77.0272 20.4644 77.6398C20.4644 78.8937 21.4619 79.9097 22.6927 79.9097C23.9234 79.9097 24.9208 78.8937 24.9208 77.6398C24.9324 76.3975 23.9583 75.3776 22.7384 75.3551ZM59.4834 76.0654C58.3227 76.1515 57.4239 77.1344 57.4214 78.3195C57.5304 79.4818 58.4887 80.3694 59.6347 80.3694C60.7809 80.3694 61.7396 79.4818 61.8478 78.3195C61.8464 77.6947 61.5917 77.0984 61.144 76.6717C60.6963 76.2447 60.095 76.0253 59.4834 76.0654ZM41.4445 79.6784C40.2838 79.7647 39.3847 80.7474 39.3826 81.9325C39.3826 83.1861 40.3803 84.2022 41.611 84.2022C42.8416 84.2022 43.8393 83.1861 43.8393 81.9325C43.8381 81.3022 43.5797 80.7006 43.1249 80.2729C42.6705 79.8452 42.0614 79.6296 41.4445 79.6784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28" draw:id="shape-28" draw:name="path2898" draw:layer="" svg:width="64.62717227687pt" svg:height="64.62717227687pt" svg:x="45.35510000000pt" svg:y="424.19600000000pt" svg:viewBox="0 0 65 65" svg:d="M64.6272 32.3133C64.6272 50.1597 50.1597 64.6272 32.3133 64.6272C14.4671 64.6272 0 50.1597 0 32.3133C0 14.4671 14.4671 0 32.3133 0C50.1597 0 64.6272 14.4671 64.6272 32.3133Z" calligra:nodeTypes="ccccc">
          <draw:glue-point draw:id="4" svg:x="0.50000000000pt" svg:y="0.50000000000pt" draw:align="center"/>
          <draw:glue-point draw:id="5" svg:x="0.50000000000pt" svg:y="0.50000000000pt" draw:align="center"/>
        </draw:path>
        <draw:path draw:style-name="gr5" xml:id="shape-29" draw:id="shape-29" draw:name="path2900" draw:layer="" svg:width="74.65579313850pt" svg:height="74.65579313850pt" svg:x="41.09770000000pt" svg:y="419.66000000000pt" svg:viewBox="0 0 75 75" svg:d="M74.6558 37.3276C74.6558 57.9435 57.9435 74.6558 37.3276 74.6558C16.7122 74.6558 0 57.9435 0 37.3276C0 16.7122 16.7122 0 37.3276 0C57.9435 0 74.6558 16.7122 74.6558 37.3276Z" calligra:nodeTypes="ccccc">
          <draw:glue-point draw:id="4" svg:x="0.50000000000pt" svg:y="0.50000000000pt" draw:align="center"/>
          <draw:glue-point draw:id="5" svg:x="0.50000000000pt" svg:y="0.50000000000pt" draw:align="center"/>
        </draw:path>
        <draw:path draw:style-name="gr6" xml:id="shape-30" draw:id="shape-30" draw:name="path2902" draw:layer="" svg:width="74.76978320004pt" svg:height="74.53336259087pt" svg:x="41.32970000000pt" svg:y="419.59500000000pt" svg:viewBox="0 0 75 75" svg:d="M25.0743 6.77733L21.6707 3.90123L21.9354 8.27135L18.645 5.58208L18.9098 9.76548L15.8466 7.22554L16.4894 11.4461L13.1989 9.54129L14.2959 13.2764L10.1357 12.1933L11.951 15.5923L8.05561 14.8079L10.0224 18.2819L5.7108 17.684L8.28251 20.9707L4.19801 20.9707L6.84535 23.2119L2.87428 23.9217L5.59734 26.1255L1.51283 27.3579L4.50056 29.7115L1.02114 31.4668L4.23579 33.0357L0.151283 35.2021L3.32812 35.7994L0 38.6755L3.70634 39.1236L0.378197 42.2614L4.46273 42.4483L0.945503 45.6231L5.03 45.5486L1.81537 48.5362L6.31594 48.6115L3.32812 51.6742L7.41267 51.2259L4.614 55.2599L9.07671 53.8403L6.50498 58.472L10.8167 56.6044L9.22799 62.0205L13.5017 59.555L12.2534 65.0084L16.6783 62.282L15.8843 67.6604L19.7793 64.5978L19.4394 70.2379L23.2967 66.4277L24.0155 71.9186L27.5706 68.0342L28.5918 73.5247L31.6552 69.0799L33.2057 74.2345L35.5125 69.3789L38.0091 74.5334L39.5971 69.4159L42.1311 74.197L43.5683 68.781L46.8206 73.2632L47.5016 67.9222L51.2079 71.9934L51.3591 66.5025L55.2925 70.2379L54.9897 64.4112L59.1119 67.6981L58.2422 62.3566L62.1001 65.27L61.041 59.6297L65.5034 61.7964L63.915 56.3058L68.4917 58.0982L66.0708 53.1683L70.874 54.6621L67.6216 49.8063L72.6515 50.2547L68.9835 46.445L73.4837 46.2203L69.7018 42.8591L74.4673 41.6265L70.1937 38.7506L74.7321 37.5926L70.5714 35.4632L74.7698 34.3055L70.1174 32.6992L74.24 30.1592L69.1724 29.7487L72.9922 26.9471L68.7942 26.9471L72.9163 24.1086L67.6216 24.2577L71.0252 20.6718L66.1086 21.8675L69.4369 18.1694L64.6338 18.6176L66.8275 14.3222L62.2891 16.0778L64.0286 11.1845L60.0575 13.5381L61.1922 8.53284L57.2591 11.4461L57.5237 5.99291L54.177 9.29856L53.5376 3.80325L49.6334 6.81423L48.831 1.90162L45.836 5.65207L45.1939 1.05645L42.4129 5.12386L40.9689 0.475414L39.3106 4.49L37.2246 0L35.834 4.49L33.0528 0.528235L32.6784 4.75409L29.0949 1.21492L28.8811 5.65207L25.5649 2.42987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7" xml:id="shape-31" draw:id="shape-31" draw:layer="" svg:width="612.00000000000pt" svg:height="81.60000000000pt" svg:x="34.00000000000pt" svg:y="22.19169916372pt" presentation:class="title">
        <draw:text-box>
          <text:p text:style-name="P1"/>
        </draw:text-box>
        <draw:glue-point draw:id="4" svg:x="0.50000000000pt" svg:y="0.50000000000pt" draw:align="center"/>
        <draw:glue-point draw:id="5" svg:x="0.50000000000pt" svg:y="0.50000000000pt" draw:align="center"/>
      </draw:frame>
      <draw:frame draw:style-name="gr7" xml:id="shape-32" draw:id="shape-32" draw:layer="" svg:width="544.00000000000pt" svg:height="311.10000000000pt" svg:x="65.53754874558pt" svg:y="125.68326833922pt" presentation:class="outline">
        <draw:text-box>
          <text:p text:style-name="P2"/>
        </draw:text-box>
        <draw:glue-point draw:id="4" svg:x="0.50000000000pt" svg:y="0.50000000000pt" draw:align="center"/>
        <draw:glue-point draw:id="5" svg:x="0.50000000000pt" svg:y="0.50000000000pt" draw:align="center"/>
      </draw:frame>
    </style:master-page>
    <style:master-page style:name="Default5" draw:style-name="dp1" style:display-name="London" style:page-layout-name="pm1">
      <draw:layer-set>
        <draw:layer draw:name=""/>
      </draw:layer-set>
      <draw:path draw:style-name="gr1" xml:id="shape-33" draw:id="shape-33" draw:name="path4607" draw:layer="" svg:width="680.18803933617pt" svg:height="113.75951536057pt" svg:x="0.00000000000pt" svg:y="396.70200000000pt" svg:viewBox="0 0 680 114" svg:d="M579.486 62.4578L582.541 62.4578L582.541 85.8303L584.246 85.8303L584.246 60.239L591.448 60.239L591.448 64.4029C592.736 63.9471 594.389 63.8608 596.241 65.0716L596.241 64.1596L600.663 56.5006L602.861 56.4703L602.861 53.1571L606.645 53.1571L606.645 51.2125L603.382 51.2125L603.382 49.875L604.51 49.875C603.757 48.8417 604.691 48.1123 604.691 48.1123L605.608 48.1123C606.506 48.6937 606.225 49.4821 606.005 49.875L606.645 49.875L606.645 47.383L603.442 47.383L603.442 46.0148L604.479 46.0148C603.964 45.0311 604.846 44.3738 604.846 44.3738L605.791 44.3738C606.584 44.8965 606.496 45.5582 606.311 46.0148L606.645 46.0148L606.615 43.5232L603.382 43.5232L603.382 42.1855L604.356 42.1855C603.903 41.2638 604.691 40.636 604.691 40.636L605.517 40.636C606.22 41.128 606.14 41.758 605.975 42.1855L606.615 42.1855L606.615 39.6629L603.503 39.6629L603.503 38.447L603.259 38.447L603.105 37.7175L603.105 36.958L603.227 36.4716L604.054 36.4414L604.233 36.6844L604.233 37.8091L605.117 37.8394L605.148 38.2649L604.846 38.2951L604.846 38.0522L604.144 38.0522L604.084 38.3256L606.615 38.3256L606.615 35.7729L603.382 35.7729L603.382 34.4048L606.615 34.4048L606.615 34.0708L606.554 34.0708C606.554 34.0708 603.456 33.9599 602.861 33.5538C602.879 32.5939 602.861 32.5818 602.861 32.5818C602.861 32.5818 603.068 32.37 603.626 32.2773C603.681 32.2959 603.657 32.0646 603.657 32.0646L603.136 32.0646L602.891 31.8217L602.891 27.9009L602.559 27.9009C602.559 27.9009 602.356 27.7859 602.285 27.597L602.285 22.521C602.285 22.521 602.564 22.1764 602.922 22.0654C602.902 22.0457 602.922 18.6003 602.922 18.6003C603.318 17.956 605.084 17.7262 606.28 17.5671L606.28 17.2938C606.28 17.2938 605.24 17.242 605.058 17.02C605.038 17.02 604.68 16.6948 604.661 16.564C604.647 16.538 604.661 14.1934 604.661 14.1934C604.801 13.9539 605.852 13.5293 606.828 13.464L608.109 13.464L607.864 10.7896L607.864 10.7589L607.379 5.10603L607.289 5.10603L607.319 4.34622L607.257 3.79915L607.319 3.79915L607.319 3.73836L610.917 3.79915L610.917 3.85991L610.976 3.85991L610.641 7.41591L610.641 7.84139L610.61 7.84139L610.4 10.182L610.4 10.7896L610.339 10.7896L610.095 13.464L611.376 13.464C612.349 13.5293 613.435 13.9233 613.574 14.163C613.574 14.163 613.588 16.538 613.574 16.564C613.555 16.6948 613.194 17.02 613.174 17.02C612.991 17.2419 611.957 17.2938 611.957 17.2938L611.957 17.5671C613.146 17.7262 614.913 17.9561 615.307 18.6003C615.307 18.6003 615.327 22.0457 615.307 22.0654C615.671 22.1764 615.952 22.521 615.952 22.521L615.952 27.597C615.88 27.7859 615.677 27.9009 615.677 27.9009L615.34 27.9009L615.34 31.8217L615.095 32.0343L614.578 32.0343C614.578 32.0343 614.553 32.2959 614.607 32.2773C615.161 32.37 615.34 32.5509 615.34 32.5509C615.34 32.5509 615.352 32.5939 615.37 33.5538C614.777 33.9599 611.651 34.0708 611.651 34.0708L611.559 34.0708L611.559 34.4048L614.85 34.4048L614.85 35.7729L611.559 35.7729L611.559 38.3256L611.987 38.3256C611.849 37.5755 612.319 37.0796 612.319 37.0796L612.992 37.0796C613.429 37.4542 613.504 37.9347 613.452 38.3256L614.943 38.3256L614.943 39.6629L611.559 39.6629L611.559 42.1551L613.236 42.1551C612.538 41.0925 613.361 40.3311 613.361 40.3311L614.121 40.3311C614.901 40.9327 614.643 41.7741 614.457 42.1551L614.821 42.1551L614.821 43.5232L611.559 43.5232L611.589 46.0148L614.912 46.0148L614.912 47.383L611.589 47.383L611.589 49.8447L613.113 49.8447C612.15 48.7532 613.205 47.9905 613.205 47.9905L614.152 47.9905C615.203 48.639 614.737 49.5234 614.518 49.8447L614.85 49.8447L614.85 51.2125L611.589 51.2125L611.589 53.1571L615.34 53.1571L615.34 66.3478L615.739 69.114L617.175 69.2048L617.175 79.5994L618.333 79.5994L618.942 77.1985L619.795 79.3561L619.795 64.6764L622.241 64.6764L622.241 61.6369L623.277 61.6369L623.277 41.3652L634.992 34.0405L634.931 63.3086L638.533 61.2418L638.533 85.2529L639.543 85.2529L639.543 70.9374C639.914 69.7124 640.284 68.7563 640.67 68.0196L640.67 63.6428L643.781 63.6428L643.781 56.2572L645.644 50.8172L647.991 47.0178L650.249 50.6346L652.174 56.5917L652.174 62.9138L656.569 62.9138L656.569 74.5541L657.754 74.5541L657.754 85.8303L658.276 85.8303L658.276 72.1836L662.427 72.1836L662.427 85.8303L662.82 85.8303L662.82 71.5145L665.294 71.5145L665.294 67.6247L670.027 67.6247L670.027 85.8303L672.741 85.8303L672.741 75.1617L674.754 75.1617L674.754 63.3394L680.188 63.3394L679.913 95.161L679.913 113.76L1.04075e-13 113.76L0 63.1569L0.22182 63.1569L0.22182 73.8553L1.44243 73.8553L1.44243 60.6339L6.01969 60.6339L6.01969 58.9928L5.34832 58.9928L5.34832 50.5437L6.62992 50.5437L6.62992 49.1456L7.24024 49.1456L8.97959 46.2887L8.97959 43.6447L11.0241 37.687L11.0241 36.5933L11.0546 37.687L12.9464 43.6447L12.9464 46.2887L14.6859 49.1759L15.2964 49.1759L15.2964 50.5437L16.5777 50.5437L16.5777 58.9928L15.9067 58.9928L15.9067 60.1479L18.5614 60.1479L18.5614 71.8494L20.7887 71.8494L20.7887 71.9403L21.4295 71.9403L21.4295 64.9806L21.5824 64.9806L21.5824 60.0261L27.6854 60.0261L27.6854 47.474C27.6854 45.6681 30.1827 41.3195 33.2999 41.2433C36.5648 41.1637 39.1212 45.7741 39.1894 47.474C39.1941 47.593 39.191 62.2467 39.1894 73.5508L39.9217 73.5508L39.9217 63.2785L41.7524 63.2785L41.7524 62.3667L44.1329 62.3667L44.1329 55.9536L48.3438 55.9536L48.3438 62.3667L51.4258 62.3667L51.4258 85.8303L51.5176 85.8303L51.5176 64.4939L53.4395 61.151L55.3012 64.3727L55.3012 85.8303L55.4234 85.8303L55.4234 70.2387L55.5151 70.2387L55.5151 64.7069L60.9465 64.7069L60.8857 70.2387L61.221 70.2387L61.221 68.6275L66.5611 67.1988L66.5611 85.8303L67.3546 85.8303L67.3546 64.4939L68.6058 64.4939L68.6058 64.3727C68.6058 64.3727 71.1689 61.2687 74.7392 62.5185L74.7392 62.2754L81.9411 62.2754L81.9411 67.2904L83.4971 67.2904L86.701 79.2348L86.701 66.1656L91.1567 57.321L94.8791 57.2602L98.938 65.4972L98.938 75.5572L99.792 77.7152L99.792 85.526L101.074 85.526L101.074 71.2411L103.084 71.2411L104.705 60.5426L106.233 71.1502L107.633 71.2411L107.633 73.4294L107.785 73.4294L107.785 85.2529L109.828 85.2529L109.828 64.737L112.699 64.737L112.699 63.6734L117.674 63.6734L117.674 67.2904L119.291 67.2904L119.291 80.0249L120.573 80.0249L120.573 61.7279L121.368 61.7279L121.368 35.0735L124.633 25.4692L128.749 18.8132L132.75 25.1653L136.136 35.6511L136.136 61.0293L136.476 61.0293L136.476 70.4209C137.234 71.6791 137.722 72.9435 137.722 72.9435L137.722 77.1072C137.873 77.096 138.03 77.0869 138.178 77.0769L138.178 70.2991L140.619 70.2991L140.65 68.2019L140.989 65.588L141.295 66.9863L141.295 33.5538L144.375 33.5538L144.375 36.4716L151.637 36.4716L151.637 33.5237L154.505 33.5237L154.505 70.7851C154.553 70.7808 154.607 70.7847 154.658 70.7851L154.658 61.4548L160.088 61.4548L160.058 66.5907L162.284 67.8983L162.868 66.2267L162.743 68.1716L165.979 70.0252L165.979 77.1985L166.44 77.1985L168.573 70.208L169.821 67.5938L169.608 70.1468L170.524 70.1468L170.524 66.4999L174.708 66.4999C174.765 66.1931 174.816 65.9188 174.858 65.8923C175.235 65.4224 174.872 66.002 174.647 65.3147C174.621 65.1635 174.958 63.0521 175.377 62.8528C175.589 62.7943 178.557 62.2516 180.171 62.2149C180.123 62.233 183.95 62.2149 183.95 62.2149C183.95 62.2149 189.432 62.8172 192.436 64.0994L194.234 61.3028L197.041 61.3637L200.242 65.6188L200.395 69.114C202.088 70.6028 204.367 72.75 205.526 74.7668L206.261 74.5848L206.261 65.1021L213.431 65.1021L213.431 72.7913L215.169 72.3662L215.169 67.321L220.844 67.321L220.844 70.9374L221.641 70.7247L221.641 70.0252L223.011 70.3902L223.502 70.2686L223.502 61.5156L224.322 56.4399L224.078 56.4703L224.108 56.3185L224.353 56.2882L224.628 54.9202L224.781 53.7954L224.873 54.9509L225.115 56.2272L225.36 56.2272L225.36 56.3791L225.147 56.4097L225.391 57.4428L226.187 59.8139L226.705 59.8139L228.963 51.82L231.373 59.8139L231.861 59.8139L232.29 57.4428L232.503 56.5615L232.228 56.5313L232.198 56.3486L232.534 56.3486L232.839 54.6161L232.961 53.6742L233.083 54.647L233.354 56.3486L233.631 56.3486L233.661 56.5615L233.385 56.5313L234.18 61.5156L234.18 64.9806L234.76 64.0075L236.437 66.9255L242.208 66.9255L242.208 66.1048L248.281 66.1048L248.281 66.9255L249.498 66.9255L249.498 63.5822L259.296 63.5822L259.296 66.9255L259.844 66.9255C259.665 65.5816 260.422 65.7708 260.422 65.7708C260.774 65.7697 260.728 66.5608 260.728 66.5608L262.008 66.5608C262.008 66.308 262.104 65.9422 261.948 65.7098C261.616 65.2191 261.618 64.6649 262.194 64.4333C263.328 64.7878 262.466 65.7708 262.466 65.7708L262.466 66.5302L263.719 66.5608C263.667 65.6673 264.259 65.7324 264.237 65.74C264.852 65.6885 264.694 66.6825 264.694 66.6825L264.694 67.1685L269.639 67.1685L269.639 62.9744L276.2 62.9744L276.2 67.1685L278.03 67.1685L278.03 65.1021L286.027 65.1021L286.027 67.1685L289.776 67.1685L289.776 65.3147L290.145 65.3147L290.145 61.4548L290.969 56.3791L290.723 56.4097L290.753 56.2272L291 56.1972L291.243 54.8594L291.426 53.7043L291.517 54.8594L291.761 56.136L292.005 56.1666L292.005 56.3185L291.792 56.3185L292.036 57.3515L292.465 58.9016L293.592 58.9016L295.579 51.7288L297.836 59.7831L298.507 59.7831L298.933 57.3515L299.145 56.5006L298.872 56.4703L298.842 56.2882L299.175 56.2882L299.45 54.5555L299.604 53.5826L299.695 54.5555L300 56.2882L300.276 56.2882L300.307 56.4703L300.032 56.4703L300.822 61.4548L300.853 70.4209L301.955 70.6943L301.955 64.4029L308.759 68.3238L308.759 72.3965L311.658 73.1258L311.658 68.4449L313.275 68.4449L313.275 64.8283L318.248 64.8283L318.248 65.983C319.771 65.0541 322.24 64.3566 325.081 66.804C325.071 67.1835 325.058 68.6165 325.053 69.8736L326.244 61.698L327.525 70.2387L331.521 70.2387L332.01 72.0316L332.01 66.6215L336.102 59.6007L339.789 59.6614L344.248 67.321L344.248 80.663L346.293 80.663L346.871 78.2621L347.818 80.6331L347.818 82.1524L349.007 82.4565L349.007 63.3999L356.208 63.3999L356.208 84.2801L357.885 84.6748L357.885 67.685L357.915 67.685L357.915 65.6188L363.594 65.6188L363.594 67.685L364.175 67.685L364.175 85.8303L364.421 85.8303L364.421 68.3539L368.6 69.4477L368.6 64.6764L375.618 64.6764L375.618 69.6611L375.648 69.6611L375.648 65.5277L377.418 62.4881L377.418 59.0842L376.716 59.0842L376.716 57.7469L377.388 57.7469C377.388 57.7469 377.545 55.3488 380.104 54.9202C380.133 54.9152 380.396 53.045 380.348 52.5797C380.071 52.4823 379.888 52.2552 379.888 52.0026C379.876 51.6834 380.153 51.4088 380.531 51.3642L380.592 49.5405L380.652 51.3642C381.064 51.37 381.391 51.6556 381.383 52.0026C381.378 52.2613 381.184 52.4908 380.896 52.5797C380.857 53.1114 381.02 54.852 381.049 54.8594C383.61 55.5089 383.95 57.7469 383.95 57.7469L384.648 57.7469L384.648 59.0232L383.92 59.0232L383.889 63.9775L384.497 63.9775L384.497 67.1988L384.953 67.1988L384.953 64.4029L388.006 64.4029L388.006 62.5795L387.304 62.5795L387.304 61.2418L387.975 61.2418C387.975 61.2418 388.136 58.8439 390.69 58.4153C390.721 58.4105 390.983 56.5404 390.935 56.0751C390.657 55.9778 390.477 55.7504 390.477 55.4975C390.469 55.1696 390.759 54.8914 391.151 54.8594L391.182 53.0359L391.272 54.8594C391.672 54.879 391.981 55.1605 391.974 55.4975C391.967 55.7565 391.773 55.9862 391.486 56.0751C391.447 56.6061 391.608 58.3474 391.638 58.3547C392.576 58.5933 393.216 59.0616 393.651 59.54L395.021 59.54L395.021 61.2418L395.234 61.2418L395.234 61.88L402.074 61.88L402.074 63.795L404.454 63.795L404.454 64.4029L407.599 64.4029L407.599 61.7893L406.926 61.7893L406.926 60.5426L407.568 60.5426C407.568 60.5426 407.728 58.3534 410.19 57.96C410.218 57.9551 410.464 56.3002 410.431 55.832C410.152 55.7449 409.969 55.5266 409.974 55.285C409.971 54.9889 410.25 54.7389 410.616 54.7074L410.646 53.0359L410.74 54.7074C411.117 54.7271 411.414 54.9801 411.413 55.285C411.413 55.5329 411.214 55.753 410.923 55.832C410.889 56.3288 411.077 57.8921 411.105 57.8987C412.157 58.1529 412.796 58.6625 413.211 59.1755L413.211 59.1143L416.081 59.1143L416.081 57.8079L416.72 57.8079C416.72 57.8079 416.879 55.4098 419.436 54.9811C419.468 54.9755 419.795 52.8883 419.713 52.5495C419.409 52.4567 419.211 52.2118 419.222 51.9419C419.232 51.6253 419.522 51.3648 419.895 51.3338L419.924 49.4798L420.016 51.3032C420.415 51.323 420.725 51.6048 420.717 51.9419C420.711 52.2008 420.516 52.4302 420.231 52.5191C420.158 52.9022 420.381 54.9128 420.413 54.9202C422.971 55.5703 423.31 57.8079 423.31 57.8079L424.015 57.8079L424.015 59.0842L423.28 59.0842L423.28 59.8139L429.079 59.8139L429.079 67.4729C429.369 67.5081 429.685 67.5571 429.781 67.6247C429.782 67.6204 429.781 69.0227 429.781 69.0227C429.781 69.0421 429.783 76.4855 429.781 83.0645L432.528 83.0645L432.528 63.6127L433.533 63.6127L433.533 62.8222L434.938 62.8222L434.938 57.1998L439.149 57.1998L439.149 62.8222L439.819 62.8222L439.819 63.6127L442.232 63.6127L442.232 71.5145L446.229 71.5145L446.229 71.454L453.034 71.454L453.034 75.8002L456.723 75.8002L457.643 73.1561L458.742 75.8002L458.742 81.6963L459.412 81.6963L459.412 65.6188C459.412 65.6188 463.138 61.0682 467.864 65.1325C467.863 65.1621 467.864 65.339 467.864 65.3756L469.359 65.3756L469.359 63.0653L468.935 62.7309L468.935 62.2149L469.39 62.2149L469.39 62.0321L469.575 62.0321L469.544 61.9107L469.39 61.9107L469.207 61.7279L469.207 61.546L469.697 61.2726L469.697 60.6339L469.909 60.6339C470.256 57.733 471.99 52.1524 477.173 50.3311L477.173 49.9355L477.384 49.9355L477.384 49.6625C477.384 49.6625 476.984 49.7194 476.928 49.4494C476.928 49.3788 476.912 49.1584 477.173 49.0544L477.324 49.0241L477.324 48.2032L477.446 48.2032L477.446 47.7475L477.596 47.7475L477.596 48.1426L477.932 48.1426L477.932 47.4135L477.747 47.4135L477.747 46.9879L478.116 46.9879L478.116 43.8268L477.717 43.4928L477.717 43.2491L478.146 43.2491L478.146 42.277L478.544 42.672L478.544 43.1582L478.849 43.1582L478.849 41.3346L478.452 41.3346L478.452 41.0307L478.665 41.0307L478.665 40.0578C478.665 40.0578 479.2 39.2374 479.521 39.2374L479.521 38.9334L479.245 38.7817L479.245 38.6602L479.552 38.6602L479.552 37.8999L479.764 37.8999C479.764 37.8999 479.574 37.7544 479.552 37.6267L479.552 37.3225C479.552 37.3225 479.64 37.2077 479.732 37.2012C479.839 37.1937 479.855 37.1707 479.855 37.1707L479.855 37.0186C478.954 36.5774 479.668 35.746 479.855 35.8335L479.886 34.2529L480.035 33.432L480.159 34.2529L480.189 35.8335C480.378 35.746 481.096 36.5774 480.189 37.0186L480.189 37.1707C480.189 37.1707 480.205 37.1937 480.311 37.2012C480.407 37.2077 480.495 37.3225 480.495 37.3225L480.495 37.6267C480.473 37.7544 480.281 37.8999 480.281 37.8999L480.495 37.8999L480.495 38.6602L480.803 38.6602L480.803 38.7817L480.526 38.9334L480.526 39.2374C480.846 39.2374 481.382 40.0578 481.382 40.0578L481.382 41.0307L481.595 41.0307L481.595 41.3346L481.199 41.3346L481.199 43.1582L481.504 43.1582L481.504 42.672L481.9 42.277L481.9 43.2491L482.328 43.2491L482.328 43.4928L481.931 43.8268L481.931 46.9879L482.298 46.9879L482.298 47.4135L482.114 47.4135L482.114 48.1426L482.452 48.1426L482.452 47.7475L482.606 47.7475L482.606 48.2032L482.727 48.2032L482.727 49.0241L482.878 49.0544C483.136 49.1584 483.122 49.3788 483.122 49.4494C483.064 49.7194 482.667 49.6625 482.667 49.6625L482.667 49.9355L482.878 49.9355L482.878 50.3311C488.059 52.1524 489.797 57.733 490.139 60.6339L490.351 60.6339L490.351 61.2726L490.84 61.546L490.84 61.7279L490.657 61.9107L490.533 61.9107L490.472 62.0321L490.657 62.0321L490.657 62.2149L491.116 62.2149L491.116 62.7309L490.688 63.0653L490.688 65.9224L491.788 65.9224L492.824 66.2267L493.494 66.6519L493.494 66.8952L493.345 66.956L493.345 67.9286L493.925 68.1413L493.925 68.2933L494.228 68.2933L494.228 69.1442L498.258 70.208L498.258 60.4518L501.307 60.4518L501.307 54.0393L505.549 54.0393L505.549 60.4518L507.931 60.4518L507.931 64.889L508.755 66.2874L508.755 81.6359L510.154 81.6359L510.154 81.2708L511.38 81.2708L511.38 62.9744L511.682 62.9744L511.682 60.239L519.68 60.239L519.68 65.0716L520.316 65.0716L520.316 67.9891L520.961 67.9891L520.961 62.2754L521.48 62.2754L521.48 58.1111L528.069 58.1111L528.069 62.549L531.368 62.549L531.368 65.4668L531.52 65.4668L531.52 65.0411L531.763 65.0411L531.763 64.737L531.55 64.737L531.55 64.4029L531.732 64.4029L531.732 64.0685L531.886 64.0685L531.855 63.9471L532.037 63.9471L532.037 63.3999L532.313 63.0048L532.313 62.2754L532.8 61.4548L532.921 61.4548C532.921 61.4548 532.971 61.0057 533.194 60.9685C533.194 60.9497 533.194 60.6645 533.194 60.6645C532.997 60.6379 532.917 60.266 533.194 60.1479C533.195 60.1485 533.191 59.8449 533.194 59.844C532.875 59.7437 532.876 59.2201 533.317 59.206C533.756 59.2209 533.728 59.7437 533.407 59.844C533.408 59.8449 533.404 60.1485 533.407 60.1479C533.683 60.266 533.604 60.6378 533.407 60.6645C533.407 60.6645 533.407 60.9497 533.407 60.9685C533.63 61.0057 533.68 61.4548 533.68 61.4548L533.805 61.4548L534.293 62.2754L534.293 63.0048L534.568 63.3999L534.568 63.9471L534.75 63.9471L534.722 64.0685L534.874 64.0685L534.874 64.4029L535.056 64.4029L535.056 64.737L534.843 64.737L534.843 65.0411L535.086 65.0411L535.086 65.4972L535.362 65.4972L535.362 65.9224L535.18 65.9224L535.18 67.2293L535.423 67.6548L535.666 67.6548L535.666 67.2293L535.515 67.2293L535.515 66.956L535.666 66.956L535.666 66.6215L535.943 66.6215L535.943 66.956L536.125 66.956L536.125 66.9863L538.415 66.9863L538.415 58.7194L547.266 58.7194C547.715 37.1572 551.017 13.3094 561.942 0.151962C561.79 -0.000320943 564.231 5.65467e-09 564.231 5.65467e-09C575.808 11.6204 579.135 38.8282 579.486 62.4578M603.687 41.912L603.014 41.912L602.891 42.3072L602.101 42.3072L601.95 41.5776L601.95 40.8483L602.101 40.3311L602.891 40.301L603.075 40.5747L603.075 41.6689L603.964 41.6994L603.995 42.1248L603.687 42.1855L603.687 41.912M614.09 43.9787C615.386 44.7749 614.335 45.9846 614.335 45.9846C614.335 45.9846 613.108 45.8847 613.084 45.9243C611.985 44.7884 613.144 43.9787 613.144 43.9787L614.09 43.9787M602.922 44.3435L602.922 45.468L603.811 45.4983L603.841 45.9243L603.535 45.9541L603.535 45.7114L602.83 45.7114L602.708 46.1062L601.95 46.1062L601.796 45.3769L601.796 44.6171L601.919 44.1309L602.708 44.1004L602.922 44.3435M603.136 48.2339L603.136 49.3586L604.054 49.3586L604.054 49.8142L603.749 49.8447L603.749 49.571L603.075 49.571L602.952 49.9662L602.163 49.9966L602.011 49.2672L602.011 48.5075L602.163 47.9905L602.952 47.9602L603.136 48.2339M531.368 67.321L531.43 67.2293L531.43 65.9224L531.368 65.9224L531.368 67.321M535.943 67.9891L536.004 67.9891L536.004 67.2293L535.943 67.2293L535.943 67.9891M236.683 85.8303L242.208 85.8303L242.208 70.6943L236.683 70.6943L236.683 85.8303M248.281 85.8303L249.498 85.8303L249.498 70.6943L248.281 70.6943L248.281 85.8303M259.296 85.8303L260.973 85.8303L261.034 78.3231L263.262 78.3231L263.262 74.7668L268.815 74.7668L268.815 85.8303L269.639 85.8303L269.639 70.6943L259.296 70.6943L259.296 85.8303M276.2 74.7063L277.631 74.7063L277.631 85.8303L278.03 85.8303L278.03 70.6943L276.2 70.6943L276.2 74.7063M286.027 77.7152L288.164 77.7152L288.164 85.8303L289.776 85.8303L289.776 70.6943L286.027 70.6943L286.027 77.7152M300.853 71.3328L301.529 71.5145C301.236 71.2645 301.053 71.1147 300.853 70.9374L300.853 71.3328M300.853 73.9464C300.87 74.0037 300.897 74.0394 300.915 74.0985L300.915 85.8303L301.955 85.8303L301.955 73.187C301.582 72.8177 301.235 72.4706 300.853 72.0925L300.853 73.9464M167.841 77.1985L168.907 77.1985L168.907 73.2166L167.841 77.1985M220.844 74.4023L220.844 85.8303L221.641 85.8303L221.641 73.6423C221.383 73.8997 221.103 74.1497 220.844 74.4023M213.431 81.3928L213.431 85.8303L215.169 85.8303L215.169 79.8123C214.584 80.3479 214 80.8862 213.431 81.3928M310.281 85.8303L311.658 85.8303L311.658 82.3348C311.208 81.9436 310.742 81.559 310.281 81.1492L310.281 85.8303M177.912 81.6963L178.126 81.6359C178.126 81.5025 178.126 81.2478 178.126 81.2408C178.122 81.2427 177.987 81.2367 177.912 81.2407L177.912 81.6963M178.126 81.2408C178.126 81.2407 178.126 81.2407 178.126 81.2407C178.126 81.2408 178.126 81.2408 178.126 81.2408M38.7011 85.8303L39.0366 85.8303L39.0366 85.7997L38.7011 85.7997L38.7011 85.830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34" draw:id="shape-34" draw:name="g7576" svg:y="414.22979321528pt">
        <draw:path draw:style-name="gr3" xml:id="shape-35" draw:id="shape-35" draw:name="path2836" draw:layer="" svg:width="83.05247178594pt" svg:height="86.56292376912pt" svg:x="36.26410000000pt" svg:y="415.22900000000pt" svg:viewBox="0 0 83 87" svg:d="M38.4363 0.00458894C37.2826 0.0905259 36.3888 1.07105 36.3868 2.25323C36.4946 3.4125 37.4471 4.29781 38.5871 4.29781C39.7266 4.29781 40.6796 3.4125 40.7878 2.25323C40.7863 1.63017 40.533 1.03542 40.0877 0.609621C39.6425 0.183855 39.045 -0.0350876 38.4363 0.00458894ZM45.973 0.158609C44.8193 0.244544 43.9251 1.22509 43.923 2.40723C43.923 3.6577 44.915 4.67135 46.1385 4.67135C47.3625 4.67135 48.3546 3.6577 48.3546 2.40723C48.3536 1.77843 48.0959 1.17847 47.6438 0.75169C47.1921 0.324923 46.5861 0.109991 45.973 0.158609ZM52.9671 1.5756C51.7895 1.64665 50.8738 2.64985 50.8868 3.85501C50.8868 5.10544 51.8788 6.11906 53.1025 6.11906C54.3261 6.11906 55.3181 5.10544 55.3181 3.85501C55.3301 2.62703 54.3794 1.61453 53.1777 1.5756C53.1073 1.57214 53.0372 1.57214 52.9671 1.5756ZM29.9353 1.69879C28.7812 1.7847 27.8873 2.76525 27.8851 3.94745C27.8851 5.19789 28.8775 6.21151 30.1012 6.21151C31.3246 6.21151 32.317 5.19789 32.317 3.94745C32.3158 3.31864 32.0578 2.71863 31.6063 2.29189C31.1544 1.86507 30.5487 1.65019 29.9353 1.69879ZM23.1222 4.4095C21.9683 4.49545 21.0744 5.47595 21.0724 6.65814C21.0724 7.90857 22.0643 8.92223 23.2879 8.92223C24.5116 8.92223 25.5037 7.90857 25.5037 6.65814C25.5028 6.02938 25.2455 5.42936 24.7933 5.00258C24.3413 4.57585 23.7356 4.36089 23.1222 4.4095ZM59.8096 4.4711C58.6562 4.55701 57.7624 5.53758 57.7601 6.71977C57.7601 7.97019 58.7522 8.98385 59.9757 8.98385C61.1995 8.98385 62.1915 7.97019 62.1915 6.71977C62.1905 6.09094 61.9332 5.49096 61.4812 5.06418C61.0289 4.63739 60.4233 4.4225 59.8096 4.4711ZM16.7912 8.56799C15.6255 8.63846 14.7145 9.62337 14.7109 10.8166C14.7109 12.067 15.7036 13.0807 16.9271 13.0807C18.151 13.0807 19.1427 12.067 19.1427 10.8166C19.1413 10.1933 18.8883 9.59883 18.4429 9.173C17.9977 8.74722 17.4 8.52833 16.7912 8.56799ZM66.1706 8.66035C65.017 8.7463 64.1231 9.72681 64.1209 10.9092C64.2295 12.0681 65.1816 12.9537 66.3221 12.9537C67.4611 12.9537 68.4141 12.0681 68.5222 10.9092C68.5207 10.2857 68.2675 9.69116 67.8221 9.26538C67.3772 8.83963 66.7798 8.62065 66.1706 8.66035ZM11.5763 13.7123C10.4223 13.798 9.52835 14.779 9.5262 15.9609C9.5262 17.2113 10.5185 18.2249 11.7417 18.2249C12.9656 18.2249 13.9575 17.2113 13.9575 15.9609C13.9565 15.3317 13.6993 14.732 13.2471 14.3051C12.7954 13.8785 12.1898 13.6635 11.5763 13.7123ZM71.2657 13.7737C70.1119 13.8597 69.2179 14.8403 69.2154 16.0226C69.2154 17.2729 70.2077 18.2863 71.4315 18.2863C72.6547 18.2863 73.6474 17.2729 73.6474 16.0226C73.6465 15.3936 73.3884 14.7936 72.9366 14.3667C72.4853 13.9402 71.8793 13.7252 71.2657 13.7737ZM7.5667 19.8109C6.96819 19.7976 6.38973 20.0323 5.96364 20.4618C5.53746 20.8914 5.3001 21.479 5.30571 22.0909C5.30571 23.3412 6.29775 24.355 7.52149 24.355C8.74517 24.355 9.73722 23.3412 9.73722 22.0909C9.74849 20.8513 8.77981 19.8336 7.5667 19.8109ZM75.7874 20.2427C74.622 20.3293 73.7234 21.328 73.7377 22.5226C73.7377 23.7723 74.7294 24.7859 75.9532 24.7859C77.177 24.7859 78.1689 23.7723 78.1689 22.5226C78.1766 21.8877 77.9227 21.2799 77.4703 20.846C77.0167 20.4122 76.4065 20.1934 75.7874 20.2427ZM4.25061 26.8345C3.07312 26.9059 2.15767 27.9085 2.17053 29.1141C2.17053 30.3642 3.16257 31.3783 4.38628 31.3783C5.60998 31.3783 6.60203 30.3642 6.60203 29.1141C6.60888 28.4857 6.35919 27.8827 5.91299 27.4501C5.46677 27.0173 4.86441 26.7945 4.25061 26.8345ZM78.7116 26.8345C77.5461 26.9211 76.6482 27.92 76.6618 29.1141C76.7698 30.2734 77.7228 31.1586 78.8623 31.1586C80.002 31.1586 80.9549 30.2734 81.063 29.1141C81.0696 28.4857 80.8201 27.8827 80.3738 27.4501C79.9278 27.0173 79.3254 26.7945 78.7116 26.8345ZM2.56243 34.2889C1.4085 34.375 0.514641 35.3552 0.512486 36.5376C0.512486 37.7882 1.5045 38.802 2.72823 38.802C3.95195 38.802 4.94397 37.7882 4.94397 36.5376C4.94305 35.9089 4.68562 35.3089 4.23361 34.8822C3.78165 34.4551 3.176 34.2405 2.56243 34.2889ZM80.5204 34.7202C79.3667 34.8062 78.4729 35.7868 78.4706 36.9691C78.4706 38.2194 79.4619 39.233 80.6858 39.233C81.91 39.233 82.9018 38.2194 82.9018 36.9691C82.9009 36.3404 82.6436 35.7401 82.1914 35.3132C81.7396 34.8867 81.1341 34.6715 80.5204 34.7202ZM41.27 38.4166C39.9744 38.5106 38.9723 39.6155 38.979 40.9428C38.9796 41.8937 39.5041 42.7634 40.3358 43.1914L33.5225 80.9871C33.5231 80.9563 33.5231 80.9259 33.5225 80.8947C33.6021 80.0403 33.201 79.2135 32.487 78.7611C31.7732 78.3088 30.8703 78.3088 30.1565 78.7611C29.4427 79.2135 29.0413 80.0403 29.1211 80.8947C29.1105 81.9762 29.8501 82.9134 30.8864 83.131C31.9224 83.3487 32.9644 82.7855 33.372 81.7887L32.5582 86.3472L36.5371 86.4394C39.9067 54.9489 41.0494 43.8297 41.0892 43.4376C41.1194 43.4381 41.1498 43.4381 41.1796 43.4376C41.2362 43.9043 42.8601 57.1615 46.2442 86.5629L49.9526 86.3164L49.4095 83.3901C50.0878 83.6262 50.8356 83.5122 51.4168 83.0835C51.9978 82.6555 52.3398 81.9655 52.334 81.2335C52.3372 80.3502 51.8358 79.5461 51.0514 79.175C50.267 78.8041 49.3432 78.9345 48.686 79.509L42.0237 43.3764C43.118 43.0971 43.8879 42.0953 43.8929 40.9428C43.8962 40.2447 43.6155 39.5762 43.1183 39.0974C42.6214 38.6184 41.9522 38.3719 41.27 38.4166ZM2.04992 41.8362C0.896035 41.9216 0.00215704 42.9026 0 44.0847C-7.10543e-14 45.3344 0.992014 46.3487 2.21574 46.3487C3.43948 46.3487 4.4315 45.3344 4.4315 44.0847C4.43057 43.4558 4.17311 42.8557 3.72114 42.4288C3.26915 42.0022 2.66352 41.7871 2.04992 41.8362ZM80.6712 42.5442C79.5172 42.6305 78.6232 43.6109 78.621 44.7932C78.621 46.0434 79.6133 47.0572 80.8367 47.0572C82.0609 47.0572 83.0525 46.0434 83.0525 44.7932C83.0515 44.164 82.7941 43.5642 82.342 43.1376C81.8904 42.7109 81.2846 42.4957 80.6712 42.5442ZM3.31608 49.5986C2.15029 49.6689 1.2392 50.6538 1.23598 51.8473C1.23598 53.0974 2.22803 54.1115 3.45174 54.1115C4.67546 54.1115 5.66748 53.0974 5.66748 51.8473C5.66597 51.2241 5.41264 50.629 4.96739 50.2037C4.52219 49.7776 3.92464 49.5586 3.31608 49.5986ZM79.3751 50.0914C78.2211 50.1771 77.3271 51.1578 77.3249 52.3398C77.3249 53.5905 78.317 54.6038 79.5406 54.6038C80.7643 54.6038 81.7561 53.5905 81.7561 52.3398C81.7553 51.7109 81.4978 51.1112 81.0458 50.6842C80.5945 50.2575 79.9884 50.0425 79.3751 50.0914ZM5.69764 56.8371C4.54372 56.9232 3.64985 57.9034 3.64769 59.086C3.75583 60.2451 4.7087 61.1306 5.84834 61.1306C6.988 61.1306 7.9409 60.2451 8.04902 59.086C8.04749 58.4629 7.79417 57.868 7.34897 57.4425C6.90374 57.0166 6.30616 56.7978 5.69764 56.8371ZM76.722 57.6382C75.5683 57.7241 74.674 58.705 74.6718 59.8866C74.6718 61.137 75.6643 62.151 76.8878 62.151C78.1116 62.151 79.1037 61.137 79.1037 59.8866C79.1025 59.2581 78.8452 58.6579 78.393 58.2312C77.9411 57.8045 77.3358 57.5895 76.722 57.6382ZM9.70705 63.9528C8.54154 64.0393 7.64337 65.0383 7.65713 66.2325C7.76522 67.3918 8.71814 68.2766 9.85778 68.2766C10.9972 68.2766 11.9501 67.3918 12.0586 66.2325C12.0653 65.604 11.8159 65.0008 11.3697 64.5685C10.9233 64.1357 10.3209 63.9124 9.70705 63.9528ZM72.5013 64.5073C71.3475 64.5931 70.454 65.5737 70.4518 66.7559C70.4518 68.0062 71.4434 69.0201 72.6675 69.0201C73.891 69.0201 74.883 68.0062 74.883 66.7559C74.8821 66.127 74.6247 65.5273 74.1727 65.1005C73.7206 64.6731 73.1151 64.4587 72.5013 64.5073ZM15.9173 70.3294C15.3137 70.3065 14.7272 70.5377 14.2944 70.9682C13.8613 71.3986 13.6202 71.9914 13.6261 72.6086C13.6261 73.8589 14.6181 74.8727 15.8418 74.8727C17.0655 74.8727 18.0575 73.8589 18.0575 72.6086C18.0691 71.3808 17.1182 70.3683 15.9173 70.3294ZM66.8041 70.699C65.6262 70.7698 64.7113 71.7732 64.7239 72.9782C64.7239 74.2288 65.7159 75.2427 66.9396 75.2427C68.1631 75.2427 69.1554 74.2288 69.1554 72.9782C69.1671 71.7504 68.216 70.7375 67.0148 70.699C66.9446 70.6957 66.8741 70.6957 66.8041 70.699ZM22.6098 75.1656C22.0111 75.1514 21.4333 75.3859 21.0066 75.8155C20.5803 76.2451 20.3428 76.8335 20.3487 77.4445C20.3487 78.6953 21.3405 79.7087 22.5643 79.7087C23.7881 79.7087 24.7798 78.6953 24.7798 77.4445C24.7914 76.2053 23.8228 75.188 22.6098 75.1656ZM59.147 75.8741C57.9928 75.96 57.0991 76.9404 57.0966 78.1225C57.205 79.2819 58.1579 80.1673 59.2974 80.1673C60.4371 80.1673 61.3904 79.2819 61.498 78.1225C61.4966 77.4993 61.2433 76.9045 60.7982 76.4789C60.353 76.0529 59.7551 75.8341 59.147 75.8741ZM41.2101 79.478C40.0559 79.5641 39.1619 80.5443 39.1598 81.7264C39.1598 82.9769 40.1519 83.9904 41.3756 83.9904C42.5993 83.9904 43.5913 82.9769 43.5913 81.7264C43.5901 81.0977 43.3332 80.4976 42.881 80.071C42.4291 79.6444 41.8235 79.4293 41.2101 79.478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36" draw:id="shape-36" draw:name="path2898" draw:layer="" svg:width="64.25651058726pt" svg:height="64.25651058726pt" svg:x="45.35510000000pt" svg:y="424.19600000000pt" svg:viewBox="0 0 64 64" svg:d="M64.2565 32.128C64.2565 49.872 49.872 64.2565 32.128 64.2565C14.3841 64.2565 0 49.872 0 32.128C0 14.3841 14.3841 0 32.128 0C49.872 0 64.2565 14.3841 64.2565 32.128Z" calligra:nodeTypes="ccccc">
          <draw:glue-point draw:id="4" svg:x="0.50000000000pt" svg:y="0.50000000000pt" draw:align="center"/>
          <draw:glue-point draw:id="5" svg:x="0.50000000000pt" svg:y="0.50000000000pt" draw:align="center"/>
        </draw:path>
        <draw:path draw:style-name="gr5" xml:id="shape-37" draw:id="shape-37" draw:name="path2900" draw:layer="" svg:width="74.31317281852pt" svg:height="74.31317281852pt" svg:x="41.09770000000pt" svg:y="419.66000000000pt" svg:viewBox="0 0 74 74" svg:d="M74.3132 37.1563C74.3132 57.6776 57.6776 74.3132 37.1563 74.3132C16.6355 74.3132 0 57.6776 0 37.1563C0 16.6355 16.6355 0 37.1563 0C57.6776 0 74.3132 16.6355 74.3132 37.1563Z" calligra:nodeTypes="ccccc">
          <draw:glue-point draw:id="4" svg:x="0.50000000000pt" svg:y="0.50000000000pt" draw:align="center"/>
          <draw:glue-point draw:id="5" svg:x="0.50000000000pt" svg:y="0.50000000000pt" draw:align="center"/>
        </draw:path>
        <draw:path draw:style-name="gr6" xml:id="shape-38" draw:id="shape-38" draw:name="path2902" draw:layer="" svg:width="74.54028981214pt" svg:height="74.06966569774pt" svg:x="41.32970000000pt" svg:y="419.59500000000pt" svg:viewBox="0 0 75 74" svg:d="M24.9973 6.73516L21.6042 3.87696L21.8681 8.21989L18.5878 5.54735L18.8518 9.70472L15.798 7.18058L16.4388 11.3749L13.1584 9.48193L14.252 13.1938L10.1046 12.1174L11.9143 15.4953L8.03088 14.7158L9.99164 18.1682L5.69327 17.574L8.25709 20.8402L4.18512 20.8402L6.82434 23.0675L2.86546 23.7729L5.58016 25.963L1.50819 27.1877L4.48675 29.5266L1.01801 31.271L4.22279 32.8302L0.150819 34.9831L3.3179 35.5767L0 38.4349L3.69496 38.8802L0.377036 41.9985L4.44903 42.1842L0.942601 45.3392L5.01456 45.2652L1.8098 48.2342L6.29655 48.309L3.3179 51.3527L7.38992 50.9072L4.59984 54.9161L9.04885 53.5053L6.48501 58.1082L10.7835 56.2522L9.19966 61.6346L13.4603 59.1845L12.2158 64.6039L16.6271 61.8945L15.8355 67.2394L19.7186 64.1959L19.3797 69.8009L23.2252 66.0144L23.9418 71.4711L27.486 67.6109L28.504 73.0672L31.558 68.6501L33.1038 73.7726L35.4035 68.9472L37.8924 74.0697L39.4756 68.984L42.0018 73.7354L43.4346 68.3531L46.6769 72.8074L47.3558 67.4996L51.0507 71.5455L51.2015 66.0887L55.1228 69.8009L54.8209 64.0104L58.9305 67.2769L58.0634 61.9686L61.9095 64.8639L60.8536 59.2587L65.3023 61.4119L63.7188 55.9555L68.2815 57.7367L65.868 52.8375L70.6564 54.322L67.414 49.4964L72.4285 49.942L68.7718 46.156L73.2581 45.9327L69.4878 42.5924L74.2387 41.3675L69.9782 38.5095L74.5027 37.3587L70.3548 35.2426L74.5403 34.0921L69.9022 32.4958L74.0121 29.9716L68.9601 29.5636L72.7681 26.7794L68.583 26.7794L72.6925 23.9586L67.414 24.1068L70.8072 20.5432L65.9057 21.7314L69.2238 18.0564L64.4354 18.5018L66.6224 14.2331L62.0979 15.9778L63.8321 11.1149L59.8732 13.4539L61.0044 8.47975L57.0833 11.3749L57.3471 5.95562L54.0107 9.24071L53.3733 3.77959L49.481 6.77183L48.6811 1.88979L45.6953 5.6169L45.0552 1.04988L42.2827 5.09198L40.8431 0.472456L39.1899 4.46206L37.1103 0L35.724 4.46206L32.9513 0.524948L32.5781 4.72451L29.0056 1.20736L28.7924 5.6169L25.4864 2.41475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7" xml:id="shape-39" draw:id="shape-39" draw:layer="" svg:width="612.00000000000pt" svg:height="81.60000000000pt" svg:x="34.00000000000pt" svg:y="22.19169916372pt" presentation:class="title">
        <draw:text-box>
          <text:p text:style-name="P1"/>
        </draw:text-box>
        <draw:glue-point draw:id="4" svg:x="0.50000000000pt" svg:y="0.50000000000pt" draw:align="center"/>
        <draw:glue-point draw:id="5" svg:x="0.50000000000pt" svg:y="0.50000000000pt" draw:align="center"/>
      </draw:frame>
      <draw:frame draw:style-name="gr7" xml:id="shape-40" draw:id="shape-40" draw:layer="" svg:width="544.00000000000pt" svg:height="311.10000000000pt" svg:x="65.53754874558pt" svg:y="125.68326833922pt" presentation:class="outline">
        <draw:text-box>
          <text:p text:style-name="P2"/>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3</meta:generator>
    <dc:title>Skyline Monotone</dc:title>
    <meta:keyword>town city skyline monotone grey</meta:keyword>
    <meta:initial-creator>Unknown</meta:initial-creator>
    <meta:editing-cycles>18</meta:editing-cycles>
    <dc:date>2013-06-07T11:17:43</dc:date>
    <meta:creation-date>2010-08-12T22:22:19</meta:creation-date>
    <dc:creator>Ki Yung Ahn</dc:creator>
  </office:meta>
</office:document-meta>
</file>